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2" svg:font-family="Arial" style:font-adornments="Κανονικά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63in"/>
    </style:style>
    <style:style style:name="co2" style:family="table-column">
      <style:table-column-properties fo:break-before="auto" style:column-width="4.3898in"/>
    </style:style>
    <style:style style:name="co3" style:family="table-column">
      <style:table-column-properties fo:break-before="auto" style:column-width="3.6228in"/>
    </style:style>
    <style:style style:name="co4" style:family="table-column">
      <style:table-column-properties fo:break-before="auto" style:column-width="2.2047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665in"/>
    </style:style>
    <style:style style:name="co8" style:family="table-column">
      <style:table-column-properties fo:break-before="auto" style:column-width="5.1693in"/>
    </style:style>
    <style:style style:name="co9" style:family="table-column">
      <style:table-column-properties fo:break-before="auto" style:column-width="3.3862in"/>
    </style:style>
    <style:style style:name="co10" style:family="table-column">
      <style:table-column-properties fo:break-before="auto" style:column-width="5.1409in"/>
    </style:style>
    <style:style style:name="co11" style:family="table-column">
      <style:table-column-properties fo:break-before="auto" style:column-width="2.7126in"/>
    </style:style>
    <style:style style:name="co12" style:family="table-column">
      <style:table-column-properties fo:break-before="auto" style:column-width="3.1098in"/>
    </style:style>
    <style:style style:name="co13" style:family="table-column">
      <style:table-column-properties fo:break-before="auto" style:column-width="3.122in"/>
    </style:style>
    <style:style style:name="co14" style:family="table-column">
      <style:table-column-properties fo:break-before="auto" style:column-width="4.4701in"/>
    </style:style>
    <style:style style:name="co15" style:family="table-column">
      <style:table-column-properties fo:break-before="auto" style:column-width="4.2425in"/>
    </style:style>
    <style:style style:name="co16" style:family="table-column">
      <style:table-column-properties fo:break-before="auto" style:column-width="5.8827in"/>
    </style:style>
    <style:style style:name="co17" style:family="table-column">
      <style:table-column-properties fo:break-before="auto" style:column-width="3.252in"/>
    </style:style>
    <style:style style:name="co18" style:family="table-column">
      <style:table-column-properties fo:break-before="auto" style:column-width="3.8736in"/>
    </style:style>
    <style:style style:name="co19" style:family="table-column">
      <style:table-column-properties fo:break-before="auto" style:column-width="3.1173in"/>
    </style:style>
    <style:style style:name="co20" style:family="table-column">
      <style:table-column-properties fo:break-before="auto" style:column-width="3.2098in"/>
    </style:style>
    <style:style style:name="co21" style:family="table-column">
      <style:table-column-properties fo:break-before="auto" style:column-width="1.9161in"/>
    </style:style>
    <style:style style:name="co22" style:family="table-column">
      <style:table-column-properties fo:break-before="auto" style:column-width="3.5291in"/>
    </style:style>
    <style:style style:name="co23" style:family="table-column">
      <style:table-column-properties fo:break-before="auto" style:column-width="2.9161in"/>
    </style:style>
    <style:style style:name="co24" style:family="table-column">
      <style:table-column-properties fo:break-before="auto" style:column-width="2.7646in"/>
    </style:style>
    <style:style style:name="co25" style:family="table-column">
      <style:table-column-properties fo:break-before="auto" style:column-width="2.1256in"/>
    </style:style>
    <style:style style:name="co26" style:family="table-column">
      <style:table-column-properties fo:break-before="auto" style:column-width="2.4283in"/>
    </style:style>
    <style:style style:name="co27" style:family="table-column">
      <style:table-column-properties fo:break-before="auto" style:column-width="1.4398in"/>
    </style:style>
    <style:style style:name="co28" style:family="table-column">
      <style:table-column-properties fo:break-before="auto" style:column-width="1.2516in"/>
    </style:style>
    <style:style style:name="co29" style:family="table-column">
      <style:table-column-properties fo:break-before="auto" style:column-width="1.8272in"/>
    </style:style>
    <style:style style:name="co30" style:family="table-column">
      <style:table-column-properties fo:break-before="auto" style:column-width="2.2602in"/>
    </style:style>
    <style:style style:name="co31" style:family="table-column">
      <style:table-column-properties fo:break-before="auto" style:column-width="3.0335in"/>
    </style:style>
    <style:style style:name="co32" style:family="table-column">
      <style:table-column-properties fo:break-before="auto" style:column-width="3.4201in"/>
    </style:style>
    <style:style style:name="co33" style:family="table-column">
      <style:table-column-properties fo:break-before="auto" style:column-width="3.1764in"/>
    </style:style>
    <style:style style:name="co34" style:family="table-column">
      <style:table-column-properties fo:break-before="auto" style:column-width="2.05in"/>
    </style:style>
    <style:style style:name="co35" style:family="table-column">
      <style:table-column-properties fo:break-before="auto" style:column-width="3.2937in"/>
    </style:style>
    <style:style style:name="co36" style:family="table-column">
      <style:table-column-properties fo:break-before="auto" style:column-width="3.2016in"/>
    </style:style>
    <style:style style:name="co37" style:family="table-column">
      <style:table-column-properties fo:break-before="auto" style:column-width="1.6681in"/>
    </style:style>
    <style:style style:name="co38" style:family="table-column">
      <style:table-column-properties fo:break-before="auto" style:column-width="1.5791in"/>
    </style:style>
    <style:style style:name="co39" style:family="table-column">
      <style:table-column-properties fo:break-before="auto" style:column-width="2.0063in"/>
    </style:style>
    <style:style style:name="co40" style:family="table-column">
      <style:table-column-properties fo:break-before="auto" style:column-width="3.1846in"/>
    </style:style>
    <style:style style:name="co41" style:family="table-column">
      <style:table-column-properties fo:break-before="auto" style:column-width="3.8402in"/>
    </style:style>
    <style:style style:name="co42" style:family="table-column">
      <style:table-column-properties fo:break-before="auto" style:column-width="2.3193in"/>
    </style:style>
    <style:style style:name="co43" style:family="table-column">
      <style:table-column-properties fo:break-before="auto" style:column-width="2.2016in"/>
    </style:style>
    <style:style style:name="co44" style:family="table-column">
      <style:table-column-properties fo:break-before="auto" style:column-width="3.9236in"/>
    </style:style>
    <style:style style:name="co45" style:family="table-column">
      <style:table-column-properties fo:break-before="auto" style:column-width="3.5866in"/>
    </style:style>
    <style:style style:name="co46" style:family="table-column">
      <style:table-column-properties fo:break-before="auto" style:column-width="3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4618in" fo:break-before="auto" style:use-optimal-row-height="false"/>
    </style:style>
    <style:style style:name="ro3" style:family="table-row">
      <style:table-row-properties style:row-height="0.2465in" fo:break-before="auto" style:use-optimal-row-height="false"/>
    </style:style>
    <style:style style:name="ro4" style:family="table-row">
      <style:table-row-properties style:row-height="0.6346in" fo:break-before="auto" style:use-optimal-row-height="false"/>
    </style:style>
    <style:style style:name="ro5" style:family="table-row">
      <style:table-row-properties style:row-height="0.6299in" fo:break-before="auto" style:use-optimal-row-height="false"/>
    </style:style>
    <style:style style:name="ro6" style:family="table-row">
      <style:table-row-properties style:row-height="0.4457in" fo:break-before="auto" style:use-optimal-row-height="false"/>
    </style:style>
    <style:style style:name="ro7" style:family="table-row">
      <style:table-row-properties style:row-height="0.478in" fo:break-before="auto" style:use-optimal-row-height="false"/>
    </style:style>
    <style:style style:name="ro8" style:family="table-row">
      <style:table-row-properties style:row-height="1.4272in" fo:break-before="auto" style:use-optimal-row-height="false"/>
    </style:style>
    <style:style style:name="ro9" style:family="table-row">
      <style:table-row-properties style:row-height="0.239in" fo:break-before="auto" style:use-optimal-row-height="false"/>
    </style:style>
    <style:style style:name="ro10" style:family="table-row">
      <style:table-row-properties style:row-height="0.7335in" fo:break-before="auto" style:use-optimal-row-height="false"/>
    </style:style>
    <style:style style:name="ro11" style:family="table-row">
      <style:table-row-properties style:row-height="1.052in" fo:break-before="auto" style:use-optimal-row-height="false"/>
    </style:style>
    <style:style style:name="ro12" style:family="table-row">
      <style:table-row-properties style:row-height="1.0126in" fo:break-before="auto" style:use-optimal-row-height="false"/>
    </style:style>
    <style:style style:name="ro13" style:family="table-row">
      <style:table-row-properties style:row-height="1.3984in" fo:break-before="auto" style:use-optimal-row-height="false"/>
    </style:style>
    <style:style style:name="ro14" style:family="table-row">
      <style:table-row-properties style:row-height="1.2953in" fo:break-before="auto" style:use-optimal-row-height="false"/>
    </style:style>
    <style:style style:name="ro15" style:family="table-row">
      <style:table-row-properties style:row-height="1.1398in" fo:break-before="auto" style:use-optimal-row-height="false"/>
    </style:style>
    <style:style style:name="ro16" style:family="table-row">
      <style:table-row-properties style:row-height="0.2547in" fo:break-before="auto" style:use-optimal-row-height="false"/>
    </style:style>
    <style:style style:name="ro17" style:family="table-row">
      <style:table-row-properties style:row-height="0.5417in" fo:break-before="auto" style:use-optimal-row-height="false"/>
    </style:style>
    <style:style style:name="ro18" style:family="table-row">
      <style:table-row-properties style:row-height="0.3744in" fo:break-before="auto" style:use-optimal-row-height="false"/>
    </style:style>
    <style:style style:name="ro19" style:family="table-row">
      <style:table-row-properties style:row-height="0.2071in" fo:break-before="auto" style:use-optimal-row-height="false"/>
    </style:style>
    <style:style style:name="ro20" style:family="table-row">
      <style:table-row-properties style:row-height="0.5575in" fo:break-before="auto" style:use-optimal-row-height="false"/>
    </style:style>
    <style:style style:name="ro21" style:family="table-row">
      <style:table-row-properties style:row-height="0.3665in" fo:break-before="auto" style:use-optimal-row-height="false"/>
    </style:style>
    <style:style style:name="ro22" style:family="table-row">
      <style:table-row-properties style:row-height="0.4299in" fo:break-before="auto" style:use-optimal-row-height="false"/>
    </style:style>
    <style:style style:name="ro23" style:family="table-row">
      <style:table-row-properties style:row-height="0.3583in" fo:break-before="auto" style:use-optimal-row-height="false"/>
    </style:style>
    <style:style style:name="ro24" style:family="table-row">
      <style:table-row-properties style:row-height="0.3902in" fo:break-before="auto" style:use-optimal-row-height="false"/>
    </style:style>
    <style:style style:name="ro25" style:family="table-row">
      <style:table-row-properties style:row-height="0.2083in" fo:break-before="auto" style:use-optimal-row-height="false"/>
    </style:style>
    <style:style style:name="ro26" style:family="table-row">
      <style:table-row-properties style:row-height="0.2445in" fo:break-before="auto" style:use-optimal-row-height="false"/>
    </style:style>
    <style:style style:name="ro27" style:family="table-row">
      <style:table-row-properties style:row-height="0.1772in" fo:break-before="auto" style:use-optimal-row-height="false"/>
    </style:style>
    <style:style style:name="ro28" style:family="table-row">
      <style:table-row-properties style:row-height="0.1783in" fo:break-before="auto" style:use-optimal-row-height="true"/>
    </style:style>
    <style:style style:name="ro29" style:family="table-row">
      <style:table-row-properties style:row-height="0.3453in" fo:break-before="auto" style:use-optimal-row-height="true"/>
    </style:style>
    <style:style style:name="ro30" style:family="table-row">
      <style:table-row-properties style:row-height="0.1811in" fo:break-before="auto" style:use-optimal-row-height="true"/>
    </style:style>
    <style:style style:name="ro31" style:family="table-row">
      <style:table-row-properties style:row-height="0.328in" fo:break-before="auto" style:use-optimal-row-height="true"/>
    </style:style>
    <style:style style:name="ro32" style:family="table-row">
      <style:table-row-properties style:row-height="0.6819in" fo:break-before="auto" style:use-optimal-row-height="true"/>
    </style:style>
    <style:style style:name="ro33" style:family="table-row">
      <style:table-row-properties style:row-height="0.5181in" fo:break-before="auto" style:use-optimal-row-height="true"/>
    </style:style>
    <style:style style:name="ro34" style:family="table-row">
      <style:table-row-properties style:row-height="0.1984in" fo:break-before="auto" style:use-optimal-row-height="true"/>
    </style:style>
    <style:style style:name="ro35" style:family="table-row">
      <style:table-row-properties style:row-height="0.3563in" fo:break-before="auto" style:use-optimal-row-height="true"/>
    </style:style>
    <style:style style:name="ro36" style:family="table-row">
      <style:table-row-properties style:row-height="0.6862in" fo:break-before="auto" style:use-optimal-row-height="true"/>
    </style:style>
    <style:style style:name="ro37" style:family="table-row">
      <style:table-row-properties style:row-height="0.1862in" fo:break-before="auto" style:use-optimal-row-height="true"/>
    </style:style>
    <style:style style:name="ro38" style:family="table-row">
      <style:table-row-properties style:row-height="0.352in" fo:break-before="auto" style:use-optimal-row-height="true"/>
    </style:style>
    <style:style style:name="ro39" style:family="table-row">
      <style:table-row-properties style:row-height="0.566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2">
      <style:table-properties table:display="true" style:writing-mode="lr-tb"/>
    </style:style>
    <style:style style:name="ta5" style:family="table" style:master-page-name="PageStyle_5f_Practise_20_Endings">
      <style:table-properties table:display="true" style:writing-mode="lr-tb"/>
    </style:style>
    <style:style style:name="ta6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9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11" style:family="table" style:master-page-name="PageStyle_5f_grammar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3" style:family="table" style:master-page-name="PageStyle_5f_DW">
      <style:table-properties table:display="true" style:writing-mode="lr-tb"/>
    </style:style>
    <style:style style:name="ta14" style:family="table" style:master-page-name="PageStyle_5f_Simon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138in solid #b2b2b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138in solid #b2b2b2" style:direction="ltr" style:rotation-angle="0" style:rotation-align="none" style:shrink-to-fit="false" style:vertical-align="automatic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138in solid #b2b2b2" style:direction="ltr" style:rotation-angle="0" style:rotation-align="none" style:shrink-to-fit="tru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138in solid #b2b2b2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33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09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20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7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44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Excel_20_Built-in_20_Normal">
      <style:table-cell-properties fo:background-color="#0000ff"/>
    </style:style>
    <style:style style:name="ce149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Excel_20_Built-in_20_Normal">
      <style:table-cell-properties fo:background-color="#ffff99"/>
    </style:style>
    <style:style style:name="ce151" style:family="table-cell" style:parent-style-name="Excel_20_Built-in_20_Normal">
      <style:table-cell-properties fo:background-color="#0066cc"/>
    </style:style>
    <style:style style:name="ce1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55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wrap-option="wrap"/>
    </style:style>
    <style:style style:name="ce162" style:family="table-cell" style:parent-style-name="Default">
      <style:table-cell-properties fo:wrap-option="wrap"/>
      <style:text-properties style:font-name="Arial"/>
    </style:style>
    <style:style style:name="ce163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1"/>
    </style:style>
    <style:style style:name="ce165" style:family="table-cell" style:parent-style-name="Default">
      <style:table-cell-properties fo:wrap-option="wrap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ackground-color="#0066cc"/>
    </style:style>
    <style:style style:name="ce177" style:family="table-cell" style:parent-style-name="Default">
      <style:table-cell-properties fo:background-color="#66cc00"/>
    </style:style>
    <style:style style:name="ce1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background-color="#ff66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 style:data-style-name="N12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background-color="#ff66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ackground-color="#669933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5" style:family="tex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2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14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3" table:print="false">
        <table:table-column table:style-name="co11" table:default-cell-style-name="ce108"/>
        <table:table-column table:style-name="co12" table:default-cell-style-name="ce108"/>
        <table:table-column table:style-name="co13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1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1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1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1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1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1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1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1">
          <table:table-cell table:style-name="ce112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1">
          <table:table-cell table:style-name="ce113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1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1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1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1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1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1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1">
          <table:table-cell table:style-name="ce114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1">
          <table:table-cell table:style-name="ce114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1">
          <table:table-cell table:style-name="ce113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1">
          <table:table-cell table:style-name="ce115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1">
          <table:table-cell table:style-name="ce116"/>
          <table:table-cell table:style-name="ce143"/>
          <table:table-cell table:style-name="ce92" table:number-columns-repeated="1022"/>
        </table:table-row>
        <table:table-row table:style-name="ro1">
          <table:table-cell table:style-name="ce115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1">
          <table:table-cell table:style-name="ce114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1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1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1">
          <table:table-cell table:style-name="ce117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1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15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Mord-Verdacht</text:p>
          </table:table-cell>
          <table:table-cell table:style-name="ce114" office:value-type="string">
            <text:p>Murder suspect</text:p>
          </table:table-cell>
          <table:table-cell table:number-columns-repeated="1022"/>
        </table:table-row>
        <table:table-row table:style-name="ro1">
          <table:table-cell office:value-type="string">
            <text:p>Staats-Anwalt</text:p>
          </table:table-cell>
          <table:table-cell table:style-name="ce114" office:value-type="string">
            <text:p>State Attorney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1">
          <table:table-cell table:style-name="ce117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1">
          <table:table-cell table:style-name="ce115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1">
          <table:table-cell table:style-name="ce119" table:number-columns-repeated="2"/>
          <table:table-cell table:style-name="ce101" table:number-columns-repeated="1022"/>
        </table:table-row>
        <table:table-row table:style-name="ro1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1">
          <table:table-cell table:style-name="ce120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1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1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1">
          <table:table-cell table:style-name="ce117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1">
          <table:table-cell table:style-name="ce114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1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Ich bin au<text:span text:style-name="T1">ß</text:span><text:span text:style-name="T1">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1">
          <table:table-cell table:style-name="ce121" office:value-type="string">
            <text:p>unheimlich</text:p>
          </table:table-cell>
          <table:table-cell table:style-name="ce128" office:value-type="string">
            <text:p>tromaxtikos</text:p>
          </table:table-cell>
          <table:table-cell table:style-name="ce147" table:number-columns-repeated="4"/>
          <table:table-cell table:number-columns-repeated="1018"/>
        </table:table-row>
        <table:table-row table:style-name="ro25">
          <table:table-cell table:style-name="ce122" office:value-type="string">
            <text:p>geschossen</text:p>
          </table:table-cell>
          <table:table-cell table:style-name="ce144" office:value-type="string">
            <text:p>shot</text:p>
          </table:table-cell>
          <table:table-cell table:style-name="ce144" table:number-columns-repeated="4"/>
          <table:table-cell table:number-columns-repeated="1018"/>
        </table:table-row>
        <table:table-row table:style-name="ro25">
          <table:table-cell table:style-name="ce123" office:value-type="string">
            <text:p>erkennen </text:p>
          </table:table-cell>
          <table:table-cell table:style-name="ce128" office:value-type="string">
            <text:p>recognize</text:p>
          </table:table-cell>
          <table:table-cell table:style-name="ce144" table:number-columns-repeated="4"/>
          <table:table-cell table:number-columns-repeated="1018"/>
        </table:table-row>
        <table:table-row table:style-name="ro1">
          <table:table-cell table:style-name="ce107" office:value-type="string">
            <text:p>gelten nicht mehr </text:p>
          </table:table-cell>
          <table:table-cell table:style-name="ce128" office:value-type="string">
            <text:p>do not apply any more</text:p>
          </table:table-cell>
          <table:table-cell table:style-name="ce144" table:number-columns-repeated="4"/>
          <table:table-cell table:number-columns-repeated="1018"/>
        </table:table-row>
        <table:table-row table:style-name="ro1">
          <table:table-cell table:style-name="ce117" office:value-type="string">
            <text:p>erlauben</text:p>
          </table:table-cell>
          <table:table-cell table:style-name="ce114" office:value-type="string">
            <text:p>To allow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Vorwürfe </text:p>
          </table:table-cell>
          <table:table-cell table:style-name="ce128" office:value-type="string">
            <text:p>accussations</text:p>
          </table:table-cell>
          <table:table-cell table:style-name="ce147" table:number-columns-repeated="4"/>
          <table:table-cell table:number-columns-repeated="1018"/>
        </table:table-row>
        <table:table-row table:style-name="ro25">
          <table:table-cell table:style-name="ce125" office:value-type="string">
            <text:p>Beweise</text:p>
          </table:table-cell>
          <table:table-cell table:style-name="ce144" office:value-type="string">
            <text:p>proofs</text:p>
          </table:table-cell>
          <table:table-cell table:style-name="ce144" table:number-columns-repeated="4"/>
          <table:table-cell table:number-columns-repeated="1018"/>
        </table:table-row>
        <table:table-row table:style-name="ro25">
          <table:table-cell table:style-name="ce126"/>
          <table:table-cell table:style-name="ce145" table:number-columns-repeated="5"/>
          <table:table-cell table:style-name="ce96" table:number-columns-repeated="1018"/>
        </table:table-row>
        <table:table-row table:style-name="ro25">
          <table:table-cell table:style-name="ce127" office:value-type="string">
            <text:p>beschließt </text:p>
          </table:table-cell>
          <table:table-cell table:style-name="ce128" office:value-type="string">
            <text:p>decides</text:p>
          </table:table-cell>
          <table:table-cell table:style-name="ce144" table:number-columns-repeated="4"/>
          <table:table-cell table:number-columns-repeated="1018"/>
        </table:table-row>
        <table:table-row table:style-name="ro1">
          <table:table-cell table:style-name="ce128" office:value-type="string">
            <text:p>getrunken</text:p>
          </table:table-cell>
          <table:table-cell table:style-name="ce128" office:value-type="string">
            <text:p>drunk</text:p>
          </table:table-cell>
          <table:table-cell table:style-name="ce144" table:number-columns-repeated="4"/>
          <table:table-cell table:number-columns-repeated="1018"/>
        </table:table-row>
        <table:table-row table:style-name="ro1">
          <table:table-cell table:style-name="ce120" office:value-type="string">
            <text:p>I was very interested in it</text:p>
          </table:table-cell>
          <table:table-cell table:style-name="ce114" office:value-type="string">
            <text:p>Ich war daran sehr interessiert</text:p>
          </table:table-cell>
          <table:table-cell table:number-columns-repeated="1022"/>
        </table:table-row>
        <table:table-row table:style-name="ro1">
          <table:table-cell table:style-name="ce129" office:value-type="string">
            <text:p>bereits</text:p>
          </table:table-cell>
          <table:table-cell table:style-name="ce128" office:value-type="string">
            <text:p>already</text:p>
          </table:table-cell>
          <table:table-cell table:style-name="ce147" table:number-columns-repeated="4"/>
          <table:table-cell table:number-columns-repeated="1018"/>
        </table:table-row>
        <table:table-row table:style-name="ro25">
          <table:table-cell table:style-name="ce122" office:value-type="string">
            <text:p>beraten</text:p>
          </table:table-cell>
          <table:table-cell table:style-name="ce144" office:value-type="string">
            <text:p>to advice</text:p>
          </table:table-cell>
          <table:table-cell table:style-name="ce144" table:number-columns-repeated="4"/>
          <table:table-cell table:number-columns-repeated="1018"/>
        </table:table-row>
        <table:table-row table:style-name="ro1">
          <table:table-cell table:style-name="ce130" office:value-type="string">
            <text:p>Many people have <text:span text:style-name="T4">adviced</text:span><text:span text:style-name="T1"> them</text:span></text:p>
          </table:table-cell>
          <table:table-cell table:style-name="ce128" office:value-type="string">
            <text:p>Viele Leute haben sie beraten</text:p>
          </table:table-cell>
          <table:table-cell table:style-name="ce144" table:number-columns-repeated="4"/>
          <table:table-cell table:number-columns-repeated="1018"/>
        </table:table-row>
        <table:table-row table:style-name="ro1">
          <table:table-cell table:style-name="ce107" office:value-type="string">
            <text:p>verschwunden </text:p>
          </table:table-cell>
          <table:table-cell table:style-name="ce128" office:value-type="string">
            <text:p>gone, disappeared</text:p>
          </table:table-cell>
          <table:table-cell table:style-name="ce144" table:number-columns-repeated="4"/>
          <table:table-cell table:number-columns-repeated="1018"/>
        </table:table-row>
        <table:table-row table:style-name="ro1">
          <table:table-cell table:style-name="ce127" office:value-type="string">
            <text:p>erfüllt </text:p>
          </table:table-cell>
          <table:table-cell table:style-name="ce114" office:value-type="string">
            <text:p>fulfilled, granted</text:p>
          </table:table-cell>
          <table:table-cell table:number-columns-repeated="1022"/>
        </table:table-row>
        <table:table-row table:style-name="ro1">
          <table:table-cell table:style-name="ce121" office:value-type="string">
            <text:p>Auswahl</text:p>
          </table:table-cell>
          <table:table-cell table:style-name="ce128" office:value-type="string">
            <text:p>choice, selection</text:p>
          </table:table-cell>
          <table:table-cell table:style-name="ce147" table:number-columns-repeated="4"/>
          <table:table-cell table:number-columns-repeated="1018"/>
        </table:table-row>
        <table:table-row table:style-name="ro25">
          <table:table-cell table:style-name="ce122" office:value-type="string">
            <text:p>Ma<text:span text:style-name="T1">ße</text:span></text:p>
          </table:table-cell>
          <table:table-cell table:style-name="ce144" office:value-type="string">
            <text:p>measuraments</text:p>
          </table:table-cell>
          <table:table-cell table:style-name="ce144" table:number-columns-repeated="4"/>
          <table:table-cell table:number-columns-repeated="1018"/>
        </table:table-row>
        <table:table-row table:style-name="ro1">
          <table:table-cell table:style-name="ce128" office:value-type="string">
            <text:p>Auf seine Weise</text:p>
          </table:table-cell>
          <table:table-cell table:style-name="ce128" office:value-type="string">
            <text:p>In his own way</text:p>
          </table:table-cell>
          <table:table-cell table:style-name="ce144" table:number-columns-repeated="4"/>
          <table:table-cell table:number-columns-repeated="1018"/>
        </table:table-row>
        <table:table-row table:style-name="ro1">
          <table:table-cell table:style-name="ce121" office:value-type="string">
            <text:p>Verhalten</text:p>
          </table:table-cell>
          <table:table-cell table:style-name="ce128" office:value-type="string">
            <text:p>behavior</text:p>
          </table:table-cell>
          <table:table-cell table:style-name="ce144" table:number-columns-repeated="4"/>
          <table:table-cell table:number-columns-repeated="1018"/>
        </table:table-row>
        <table:table-row table:style-name="ro1">
          <table:table-cell table:style-name="ce107" office:value-type="string">
            <text:p>geeinigt</text:p>
          </table:table-cell>
          <table:table-cell table:style-name="ce114" office:value-type="string">
            <text:p>agreed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beenden </text:p>
          </table:table-cell>
          <table:table-cell table:style-name="ce128" office:value-type="string">
            <text:p>break up </text:p>
          </table:table-cell>
          <table:table-cell table:style-name="ce147" table:number-columns-repeated="4"/>
          <table:table-cell table:number-columns-repeated="1018"/>
        </table:table-row>
        <table:table-row table:style-name="ro25">
          <table:table-cell table:style-name="ce122" office:value-type="string">
            <text:p>der Wissenschaftler</text:p>
          </table:table-cell>
          <table:table-cell table:style-name="ce144" office:value-type="string">
            <text:p>the scientist</text:p>
          </table:table-cell>
          <table:table-cell table:style-name="ce144" table:number-columns-repeated="4"/>
          <table:table-cell table:number-columns-repeated="1018"/>
        </table:table-row>
        <table:table-row table:style-name="ro25">
          <table:table-cell table:style-name="ce121" office:value-type="string">
            <text:p>Erfindung</text:p>
          </table:table-cell>
          <table:table-cell table:style-name="ce128" office:value-type="string">
            <text:p>invention</text:p>
          </table:table-cell>
          <table:table-cell table:style-name="ce144" table:number-columns-repeated="2"/>
          <table:table-cell table:style-name="ce122"/>
          <table:table-cell table:style-name="ce144"/>
          <table:table-cell table:number-columns-repeated="1018"/>
        </table:table-row>
        <table:table-row table:style-name="ro25">
          <table:table-cell table:style-name="ce131" office:value-type="string">
            <text:p>bestätigen</text:p>
          </table:table-cell>
          <table:table-cell table:style-name="ce128" office:value-type="string">
            <text:p>confirm</text:p>
          </table:table-cell>
          <table:table-cell table:style-name="ce144" table:number-columns-repeated="2"/>
          <table:table-cell table:style-name="ce122"/>
          <table:table-cell table:style-name="ce144"/>
          <table:table-cell table:number-columns-repeated="1018"/>
        </table:table-row>
        <table:table-row table:style-name="ro1">
          <table:table-cell table:style-name="ce132" office:value-type="string">
            <text:p>der Nachweis</text:p>
          </table:table-cell>
          <table:table-cell table:style-name="ce114" office:value-type="string">
            <text:p>the evidence</text:p>
          </table:table-cell>
          <table:table-cell table:number-columns-repeated="1022"/>
        </table:table-row>
        <table:table-row table:style-name="ro1">
          <table:table-cell table:style-name="ce129" office:value-type="string">
            <text:p>Erfindung</text:p>
          </table:table-cell>
          <table:table-cell table:style-name="ce129" office:value-type="string">
            <text:p>invention</text:p>
          </table:table-cell>
          <table:table-cell table:style-name="ce147" table:number-columns-repeated="4"/>
          <table:table-cell table:number-columns-repeated="1018"/>
        </table:table-row>
        <table:table-row table:style-name="ro25">
          <table:table-cell table:style-name="ce122" office:value-type="string">
            <text:p>misst</text:p>
          </table:table-cell>
          <table:table-cell table:style-name="ce144" office:value-type="string">
            <text:p>measures</text:p>
          </table:table-cell>
          <table:table-cell table:style-name="ce144" table:number-columns-repeated="4"/>
          <table:table-cell table:number-columns-repeated="1018"/>
        </table:table-row>
        <table:table-row table:style-name="ro25">
          <table:table-cell table:style-name="ce128" office:value-type="string">
            <text:p>steht im Internet</text:p>
          </table:table-cell>
          <table:table-cell table:style-name="ce128" office:value-type="string">
            <text:p>is on the Internet</text:p>
          </table:table-cell>
          <table:table-cell table:style-name="ce144" table:number-columns-repeated="2"/>
          <table:table-cell table:style-name="ce122"/>
          <table:table-cell table:style-name="ce144"/>
          <table:table-cell table:number-columns-repeated="1018"/>
        </table:table-row>
        <table:table-row table:style-name="ro25">
          <table:table-cell table:style-name="ce128" office:value-type="string">
            <text:p>Strahlung</text:p>
          </table:table-cell>
          <table:table-cell table:style-name="ce128" office:value-type="string">
            <text:p>radiation</text:p>
          </table:table-cell>
          <table:table-cell table:style-name="ce144" table:number-columns-repeated="2"/>
          <table:table-cell table:style-name="ce152" table:number-columns-spanned="2" table:number-rows-spanned="1"/>
          <table:covered-table-cell table:style-name="ce152"/>
          <table:table-cell table:number-columns-repeated="1018"/>
        </table:table-row>
        <table:table-row table:style-name="ro1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1">
          <table:table-cell table:style-name="ce113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1">
          <table:table-cell table:style-name="ce119" table:number-columns-repeated="2"/>
          <table:table-cell table:style-name="ce101" table:number-columns-repeated="1022"/>
        </table:table-row>
        <table:table-row table:style-name="ro1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1">
          <table:table-cell table:style-name="ce133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1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1">
          <table:table-cell table:style-name="ce134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1">
          <table:table-cell table:style-name="ce134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1">
          <table:table-cell table:style-name="ce127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1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1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1">
          <table:table-cell table:style-name="ce134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1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1">
          <table:table-cell table:style-name="ce133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1">
          <table:table-cell table:style-name="ce127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1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1">
          <table:table-cell table:style-name="ce119" table:number-columns-repeated="2"/>
          <table:table-cell table:style-name="ce101" table:number-columns-repeated="1022"/>
        </table:table-row>
        <table:table-row table:style-name="ro1">
          <table:table-cell table:style-name="ce112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1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1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1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1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1">
          <table:table-cell table:style-name="ce127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1">
          <table:table-cell table:style-name="ce134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1">
          <table:table-cell table:style-name="ce127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1">
          <table:table-cell table:style-name="ce134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1">
          <table:table-cell table:style-name="ce134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1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1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1">
          <table:table-cell table:style-name="ce133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1">
          <table:table-cell table:style-name="ce113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1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1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1">
          <table:table-cell table:style-name="ce113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1">
          <table:table-cell table:style-name="ce136" table:number-columns-repeated="2"/>
          <table:table-cell table:style-name="ce148" table:number-columns-repeated="1022"/>
        </table:table-row>
        <table:table-row table:style-name="ro1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1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1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1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1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1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1">
          <table:table-cell table:style-name="ce134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1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1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1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1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1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1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1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1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1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1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1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1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1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1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1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1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1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1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1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1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1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1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1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26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1">
          <table:table-cell table:style-name="ce133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1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1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1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1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1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1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1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1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1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1">
          <table:table-cell table:style-name="ce138" table:number-columns-repeated="2"/>
          <table:table-cell table:style-name="ce149" table:number-columns-repeated="1022"/>
        </table:table-row>
        <table:table-row table:style-name="ro1">
          <table:table-cell table:style-name="ce110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1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1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1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1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1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1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1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1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1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1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1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1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1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1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1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1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The fire would burn for a long time</text:p>
          </table:table-cell>
          <table:table-cell table:style-name="ce109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1">
          <table:table-cell table:style-name="ce112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1">
          <table:table-cell table:style-name="ce111" table:number-columns-repeated="2"/>
          <table:table-cell table:style-name="ce150" table:number-columns-repeated="1022"/>
        </table:table-row>
        <table:table-row table:style-name="ro1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reden</text:span>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1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1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1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1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1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1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1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1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1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1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1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1">
          <table:table-cell table:style-name="ce137"/>
          <table:table-cell table:number-columns-repeated="1023"/>
        </table:table-row>
        <table:table-row table:style-name="ro1">
          <table:table-cell table:style-name="ce137"/>
          <table:table-cell table:style-name="ce111"/>
          <table:table-cell table:style-name="ce150" table:number-columns-repeated="1022"/>
        </table:table-row>
        <table:table-row table:style-name="ro1">
          <table:table-cell table:style-name="ce107"/>
          <table:table-cell table:number-columns-repeated="1023"/>
        </table:table-row>
        <table:table-row table:style-name="ro1">
          <table:table-cell table:style-name="ce123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1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1">
          <table:table-cell table:style-name="ce134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1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1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1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1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1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37"/>
          <table:table-cell table:style-name="ce111"/>
          <table:table-cell table:style-name="ce150" table:number-columns-repeated="1022"/>
        </table:table-row>
        <table:table-row table:style-name="ro1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1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1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1">
          <table:table-cell table:style-name="ce112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1">
          <table:table-cell table:style-name="ce112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1">
          <table:table-cell table:style-name="ce112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Nur zu</text:p>
          </table:table-cell>
          <table:table-cell table:style-name="ce109" office:value-type="string">
            <text:p>go ahead</text:p>
          </table:table-cell>
          <table:table-cell table:style-name="ce95" table:number-columns-repeated="1022"/>
        </table:table-row>
        <table:table-row table:style-name="ro1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1">
          <table:table-cell table:style-name="ce133" office:value-type="string">
            <text:p>erwerben</text:p>
          </table:table-cell>
          <table:table-cell table:style-name="ce109" office:value-type="string">
            <text:p>to buy</text:p>
          </table:table-cell>
          <table:table-cell table:style-name="ce95" table:number-columns-repeated="1022"/>
        </table:table-row>
        <table:table-row table:style-name="ro1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">
          <table:table-cell table:style-name="ce134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1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1">
          <table:table-cell table:style-name="ce137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1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1">
          <table:table-cell table:style-name="ce139"/>
          <table:table-cell table:style-name="ce146"/>
          <table:table-cell table:style-name="ce151" table:number-columns-repeated="1022"/>
        </table:table-row>
        <table:table-row table:style-name="ro1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1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1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1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1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1">
          <table:table-cell table:style-name="ce134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1">
          <table:table-cell table:style-name="ce137" table:number-columns-repeated="2"/>
          <table:table-cell table:style-name="ce150" table:number-columns-repeated="1022"/>
        </table:table-row>
        <table:table-row table:style-name="ro1">
          <table:table-cell table:style-name="ce137" office:value-type="string">
            <text:p>Tragisches Ereignis </text:p>
          </table:table-cell>
          <table:table-cell office:value-type="string">
            <text:p>tragic event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einrückten  </text:p>
          </table:table-cell>
          <table:table-cell office:value-type="string">
            <text:p>marched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1">
          <table:table-cell table:style-name="ce112" office:value-type="string">
            <text:p>Austausch</text:p>
          </table:table-cell>
          <table:table-cell office:value-type="string">
            <text:p>exchange</text:p>
          </table:table-cell>
          <table:table-cell table:number-columns-repeated="1022"/>
        </table:table-row>
        <table:table-row table:style-name="ro1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im Vertrag von Minsk </text:p>
          </table:table-cell>
          <table:table-cell office:value-type="string">
            <text:p>in the treaty of Minsk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versteckt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table:number-columns-repeated="1022"/>
        </table:table-row>
        <table:table-row table:style-name="ro1">
          <table:table-cell table:style-name="ce134" office:value-type="string">
            <text:p>aussuch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einlösen </text:p>
          </table:table-cell>
          <table:table-cell office:value-type="string">
            <text:p>redeem/εξαργυρώνω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Korb </text:p>
          </table:table-cell>
          <table:table-cell office:value-type="string">
            <text:p>καλάθι/basket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schwach </text:p>
          </table:table-cell>
          <table:table-cell office:value-type="string">
            <text:p>weak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1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anziehen</text:p>
          </table:table-cell>
          <table:table-cell office:value-type="string">
            <text:p>put on (clothes)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immer 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satt </text:p>
          </table:table-cell>
          <table:table-cell office:value-type="string">
            <text:p>full, fed up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Jäger  </text:p>
          </table:table-cell>
          <table:table-cell office:value-type="string">
            <text:p>Hunter/κυνυγός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abgerissen werden </text:p>
          </table:table-cell>
          <table:table-cell office:value-type="string">
            <text:p>to be demolished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Baustellen </text:p>
          </table:table-cell>
          <table:table-cell office:value-type="string">
            <text:p>constraction sites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Leistungen  </text:p>
          </table:table-cell>
          <table:table-cell office:value-type="string">
            <text:p>Services/power/performance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Gespannt  </text:p>
          </table:table-cell>
          <table:table-cell office:value-type="string">
            <text:p>Curious</text:p>
          </table:table-cell>
          <table:table-cell table:number-columns-repeated="1022"/>
        </table:table-row>
        <table:table-row table:style-name="ro1">
          <table:table-cell table:style-name="ce140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an den Tisch setzen wird 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reine  </text:p>
          </table:table-cell>
          <table:table-cell office:value-type="string">
            <text:p>pure/mere</text:p>
          </table:table-cell>
          <table:table-cell table:number-columns-repeated="1022"/>
        </table:table-row>
        <table:table-row table:style-name="ro1">
          <table:table-cell table:style-name="ce112" office:value-type="string">
            <text:p>Kriegt</text:p>
          </table:table-cell>
          <table:table-cell office:value-type="string">
            <text:p>gets/lamvanei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1">
          <table:table-cell table:style-name="ce137"/>
          <table:table-cell table:style-name="ce111"/>
          <table:table-cell table:style-name="ce150" table:number-columns-repeated="1022"/>
        </table:table-row>
        <table:table-row table:style-name="ro1">
          <table:table-cell table:style-name="ce135" office:value-type="string">
            <text:p>zugesagt </text:p>
          </table:table-cell>
          <table:table-cell table:number-columns-repeated="2" office:value-type="string">
            <text:p>promised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1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begeistert  </text:p>
          </table:table-cell>
          <table:table-cell office:value-type="string">
            <text:p>excited</text:p>
          </table:table-cell>
          <table:table-cell office:value-type="string">
            <text:p>en8ousiasmenos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Daten werden ausgetauscht </text:p>
          </table:table-cell>
          <table:table-cell office:value-type="string">
            <text:p>data is exchanged</text:p>
          </table:table-cell>
          <table:table-cell office:value-type="string">
            <text:p>data are exchanged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verbreitetes  </text:p>
          </table:table-cell>
          <table:table-cell office:value-type="string">
            <text:p>common</text:p>
          </table:table-cell>
          <table:table-cell office:value-type="string">
            <text:p>verbreitetes common verbreitetes common</text:p>
          </table:table-cell>
          <table:table-cell table:number-columns-repeated="1021"/>
        </table:table-row>
        <table:table-row table:style-name="ro1">
          <table:table-cell table:style-name="ce137" office:value-type="string">
            <text:p>überfüllten  </text:p>
          </table:table-cell>
          <table:table-cell office:value-type="string">
            <text:p>crowded</text:p>
          </table:table-cell>
          <table:table-cell office:value-type="string">
            <text:p>uberfullten crowded uberfullten</text:p>
          </table:table-cell>
          <table:table-cell table:number-columns-repeated="1021"/>
        </table:table-row>
        <table:table-row table:style-name="ro1">
          <table:table-cell table:style-name="ce123" office:value-type="string">
            <text:p>überzeugt </text:p>
          </table:table-cell>
          <table:table-cell office:value-type="string">
            <text:p>convinced</text:p>
          </table:table-cell>
          <table:table-cell office:value-type="string">
            <text:p>überzeugt convinced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wegzugehen </text:p>
          </table:table-cell>
          <table:table-cell office:value-type="string">
            <text:p>leave</text:p>
          </table:table-cell>
          <table:table-cell office:value-type="string">
            <text:p>to leave</text:p>
          </table:table-cell>
          <table:table-cell table:number-columns-repeated="1021"/>
        </table:table-row>
        <table:table-row table:style-name="ro1">
          <table:table-cell table:style-name="ce135" office:value-type="string">
            <text:p>Übereinstimmung </text:p>
          </table:table-cell>
          <table:table-cell office:value-type="string">
            <text:p>agreement, consensus</text:p>
          </table:table-cell>
          <table:table-cell office:value-type="string">
            <text:p>übereinstimmung agreement </text:p>
          </table:table-cell>
          <table:table-cell table:number-columns-repeated="1021"/>
        </table:table-row>
        <table:table-row table:style-name="ro1">
          <table:table-cell table:style-name="ce135" office:value-type="string">
            <text:p>ausschlaggebend </text:p>
          </table:table-cell>
          <table:table-cell office:value-type="string">
            <text:p>crucial,decisive</text:p>
          </table:table-cell>
          <table:table-cell office:value-type="string">
            <text:p>ausschlaggebend crucial</text:p>
          </table:table-cell>
          <table:table-cell table:number-columns-repeated="1021"/>
        </table:table-row>
        <table:table-row table:style-name="ro1">
          <table:table-cell table:style-name="ce124" office:value-type="string">
            <text:p>entsprechenden  </text:p>
          </table:table-cell>
          <table:table-cell office:value-type="string">
            <text:p>corresponding</text:p>
          </table:table-cell>
          <table:table-cell office:value-type="string">
            <text:p>corresponding, antistoixa</text:p>
          </table:table-cell>
          <table:table-cell table:number-columns-repeated="1021"/>
        </table:table-row>
        <table:table-row table:style-name="ro1">
          <table:table-cell table:style-name="ce112" office:value-type="string">
            <text:p>Folgen</text:p>
          </table:table-cell>
          <table:table-cell office:value-type="string">
            <text:p>consequences</text:p>
          </table:table-cell>
          <table:table-cell office:value-type="string">
            <text:p>synepeis, episodia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office:value-type="string">
            <text:p>to rehabiliated</text:p>
          </table:table-cell>
          <table:table-cell table:number-columns-repeated="1021"/>
        </table:table-row>
        <table:table-row table:style-name="ro1">
          <table:table-cell table:style-name="ce111" office:value-type="string">
            <text:p>data is exchanged</text:p>
          </table:table-cell>
          <table:table-cell office:value-type="string">
            <text:p>Daten werden ausgetauscht</text:p>
          </table:table-cell>
          <table:table-cell office:value-type="string">
            <text:p>Daten werden <text:s/>ausgetauscht Daten werden ausgetauscht</text:p>
          </table:table-cell>
          <table:table-cell table:number-columns-repeated="1021"/>
        </table:table-row>
        <table:table-row table:style-name="ro1">
          <table:table-cell table:style-name="ce124" office:value-type="string">
            <text:p>Eindruck </text:p>
          </table:table-cell>
          <table:table-cell table:number-columns-repeated="2" office:value-type="string">
            <text:p>impression</text:p>
          </table:table-cell>
          <table:table-cell table:number-columns-repeated="1021"/>
        </table:table-row>
        <table:table-row table:style-name="ro1">
          <table:table-cell table:style-name="ce110" office:value-type="string">
            <text:p>anspruchslos</text:p>
          </table:table-cell>
          <table:table-cell office:value-type="string">
            <text:p>ταπεινός/undemanding</text:p>
          </table:table-cell>
          <table:table-cell office:value-type="string">
            <text:p>tapeinos</text:p>
          </table:table-cell>
          <table:table-cell table:number-columns-repeated="1021"/>
        </table:table-row>
        <table:table-row table:style-name="ro1">
          <table:table-cell table:style-name="ce141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Strom </text:p>
          </table:table-cell>
          <table:table-cell office:value-type="string">
            <text:p>ρεύμα</text:p>
          </table:table-cell>
          <table:table-cell office:value-type="string">
            <text:p>reuma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erschlagen </text:p>
          </table:table-cell>
          <table:table-cell office:value-type="string">
            <text:p>σκοτώνω</text:p>
          </table:table-cell>
          <table:table-cell office:value-type="string">
            <text:p>erschlagen skotwnw</text:p>
          </table:table-cell>
          <table:table-cell table:number-columns-repeated="1021"/>
        </table:table-row>
        <table:table-row table:style-name="ro1">
          <table:table-cell table:style-name="ce123" office:value-type="string">
            <text:p>Erweiterung  </text:p>
          </table:table-cell>
          <table:table-cell office:value-type="string">
            <text:p>επέκταση</text:p>
          </table:table-cell>
          <table:table-cell office:value-type="string">
            <text:p>Erweiterung epektash</text:p>
          </table:table-cell>
          <table:table-cell table:number-columns-repeated="1021"/>
        </table:table-row>
        <table:table-row table:style-name="ro1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1">
          <table:table-cell table:style-name="ce118" office:value-type="string">
            <text:p>einrichten</text:p>
          </table:table-cell>
          <table:table-cell office:value-type="string">
            <text:p>equip,arrange</text:p>
          </table:table-cell>
          <table:table-cell office:value-type="string">
            <text:p>einrichten equip arrange </text:p>
          </table:table-cell>
          <table:table-cell table:number-columns-repeated="1021"/>
        </table:table-row>
        <table:table-row table:style-name="ro1">
          <table:table-cell table:style-name="ce123" office:value-type="string">
            <text:p>achten auf</text:p>
          </table:table-cell>
          <table:table-cell office:value-type="string">
            <text:p>watch out for</text:p>
          </table:table-cell>
          <table:table-cell office:value-type="string">
            <text:p>acthen auf</text:p>
          </table:table-cell>
          <table:table-cell table:number-columns-repeated="1021"/>
        </table:table-row>
        <table:table-row table:style-name="ro1">
          <table:table-cell table:style-name="ce109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1">
          <table:table-cell table:style-name="ce109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Herrscher </text:p>
          </table:table-cell>
          <table:table-cell office:value-type="string">
            <text:p>ruller</text:p>
          </table:table-cell>
          <table:table-cell office:value-type="string">
            <text:p>ruler</text:p>
          </table:table-cell>
          <table:table-cell table:number-columns-repeated="1021"/>
        </table:table-row>
        <table:table-row table:style-name="ro1">
          <table:table-cell table:style-name="ce110" office:value-type="string">
            <text:p>unbesetzt</text:p>
          </table:table-cell>
          <table:table-cell table:number-columns-repeated="2" office:value-type="string">
            <text:p>unoccupied</text:p>
          </table:table-cell>
          <table:table-cell table:number-columns-repeated="1021"/>
        </table:table-row>
        <table:table-row table:style-name="ro1">
          <table:table-cell table:style-name="ce109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office:value-type="string">
            <text:p>more and more few youngs have orexh gia auto</text:p>
          </table:table-cell>
          <table:table-cell table:number-columns-repeated="1021"/>
        </table:table-row>
        <table:table-row table:style-name="ro1">
          <table:table-cell table:style-name="ce141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Bereitschaft </text:p>
          </table:table-cell>
          <table:table-cell office:value-type="string">
            <text:p>standby</text:p>
          </table:table-cell>
          <table:table-cell office:value-type="string">
            <text:p>Bereitschaft standbz Bereitschaft standby</text:p>
          </table:table-cell>
          <table:table-cell table:number-columns-repeated="1021"/>
        </table:table-row>
        <table:table-row table:style-name="ro1">
          <table:table-cell table:style-name="ce135" office:value-type="string">
            <text:p>Bewerber </text:p>
          </table:table-cell>
          <table:table-cell office:value-type="string">
            <text:p>applicants, candidate</text:p>
          </table:table-cell>
          <table:table-cell office:value-type="string">
            <text:p>Bewerber applicants candidate Bewerber</text:p>
          </table:table-cell>
          <table:table-cell table:number-columns-repeated="1021"/>
        </table:table-row>
        <table:table-row table:style-name="ro1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1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Jetzt ist heraus·gekommen</text:p>
          </table:table-cell>
          <table:table-cell office:value-type="string">
            <text:p>Now came out</text:p>
          </table:table-cell>
          <table:table-cell office:value-type="string">
            <text:p>twra ekdideti</text:p>
          </table:table-cell>
          <table:table-cell table:number-columns-repeated="1021"/>
        </table:table-row>
        <table:table-row table:style-name="ro1">
          <table:table-cell table:style-name="ce118" office:value-type="string">
            <text:p>Vernehmung</text:p>
          </table:table-cell>
          <table:table-cell office:value-type="string">
            <text:p>interrogation</text:p>
          </table:table-cell>
          <table:table-cell office:value-type="string">
            <text:p>Vernehmung interrogation Vernehmung interrogation</text:p>
          </table:table-cell>
          <table:table-cell table:number-columns-repeated="1021"/>
        </table:table-row>
        <table:table-row table:style-name="ro1">
          <table:table-cell table:style-name="ce124" office:value-type="string">
            <text:p>Veranstaltungen </text:p>
          </table:table-cell>
          <table:table-cell table:number-columns-repeated="2" office:value-type="string">
            <text:p>events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verurteilt </text:p>
          </table:table-cell>
          <table:table-cell office:value-type="string">
            <text:p>convinced</text:p>
          </table:table-cell>
          <table:table-cell office:value-type="string">
            <text:p>verurteild convinced verurteild convinced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1">
          <table:table-cell table:style-name="ce137"/>
          <table:table-cell table:style-name="ce111"/>
          <table:table-cell table:style-name="ce150" table:number-columns-repeated="1022"/>
        </table:table-row>
        <table:table-row table:style-name="ro1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7">
          <table:table-cell table:style-name="ce142" office:value-type="string" table:number-columns-spanned="2" table:number-rows-spanned="1">
            <text:p><text:span text:style-name="T5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142"/>
          <table:table-cell table:number-columns-repeated="1022"/>
        </table:table-row>
        <table:table-row table:style-name="ro1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office:value-type="string">
            <text:p>provainw se praxh vias</text:p>
          </table:table-cell>
          <table:table-cell table:number-columns-repeated="1021"/>
        </table:table-row>
        <table:table-row table:style-name="ro1">
          <table:table-cell table:style-name="ce124" office:value-type="string">
            <text:p>häufiger </text:p>
          </table:table-cell>
          <table:table-cell office:value-type="string">
            <text:p>frequently</text:p>
          </table:table-cell>
          <table:table-cell office:value-type="string">
            <text:p>syxnos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1">
          <table:table-cell table:style-name="ce124" office:value-type="string">
            <text:p>Verdächtigen </text:p>
          </table:table-cell>
          <table:table-cell office:value-type="string">
            <text:p>Suspect</text:p>
          </table:table-cell>
          <table:table-cell office:value-type="string">
            <text:p>ypoptos</text:p>
          </table:table-cell>
          <table:table-cell table:number-columns-repeated="1021"/>
        </table:table-row>
        <table:table-row table:style-name="ro1">
          <table:table-cell table:style-name="ce137" office:value-type="string">
            <text:p>festgestellt </text:p>
          </table:table-cell>
          <table:table-cell office:value-type="string">
            <text:p>found,detected</text:p>
          </table:table-cell>
          <table:table-cell office:value-type="string">
            <text:p>festgestellt found detected festgestellt</text:p>
          </table:table-cell>
          <table:table-cell table:number-columns-repeated="1021"/>
        </table:table-row>
        <table:table-row table:style-name="ro1">
          <table:table-cell table:style-name="ce135" office:value-type="string">
            <text:p>begeht </text:p>
          </table:table-cell>
          <table:table-cell office:value-type="string">
            <text:p>commits</text:p>
          </table:table-cell>
          <table:table-cell office:value-type="string">
            <text:p>begeht commits commits begeht</text:p>
          </table:table-cell>
          <table:table-cell table:number-columns-repeated="1021"/>
        </table:table-row>
        <table:table-row table:style-name="ro1">
          <table:table-cell table:style-name="ce123" office:value-type="string">
            <text:p>Sitzung </text:p>
          </table:table-cell>
          <table:table-cell table:number-columns-repeated="2" office:value-type="string">
            <text:p>meeting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Umgang </text:p>
          </table:table-cell>
          <table:table-cell office:value-type="string">
            <text:p>χειρισμό</text:p>
          </table:table-cell>
          <table:table-cell office:value-type="string">
            <text:p>Umgang xeirismos Umgang</text:p>
          </table:table-cell>
          <table:table-cell table:number-columns-repeated="1021"/>
        </table:table-row>
        <table:table-row table:style-name="ro1">
          <table:table-cell table:style-name="ce124" office:value-type="string">
            <text:p>gelingen </text:p>
          </table:table-cell>
          <table:table-cell office:value-type="string">
            <text:p>πετύχει</text:p>
          </table:table-cell>
          <table:table-cell office:value-type="string">
            <text:p>to succeed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Luckily</text:p>
          </table:table-cell>
          <table:table-cell office:value-type="string">
            <text:p>Zum Gluck</text:p>
          </table:table-cell>
          <table:table-cell office:value-type="string">
            <text:p>Zum Gluck Zum Gluck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He introduced me to his sister</text:p>
          </table:table-cell>
          <table:table-cell office:value-type="string">
            <text:p>Er stellte mich seiner Schwester vor</text:p>
          </table:table-cell>
          <table:table-cell office:value-type="string">
            <text:p>Er stellte mich seiner Schwester vor</text:p>
          </table:table-cell>
          <table:table-cell table:number-columns-repeated="1021"/>
        </table:table-row>
        <table:table-row table:style-name="ro1">
          <table:table-cell table:style-name="ce134" office:value-type="string">
            <text:p>Inzwischen </text:p>
          </table:table-cell>
          <table:table-cell office:value-type="string">
            <text:p>meanwhile</text:p>
          </table:table-cell>
          <table:table-cell office:value-type="string">
            <text:p>between</text:p>
          </table:table-cell>
          <table:table-cell table:number-columns-repeated="1021"/>
        </table:table-row>
        <table:table-row table:style-name="ro1">
          <table:table-cell table:style-name="ce124" office:value-type="string">
            <text:p>Sonst </text:p>
          </table:table-cell>
          <table:table-cell table:number-columns-repeated="2" office:value-type="string">
            <text:p>otherwise</text:p>
          </table:table-cell>
          <table:table-cell table:number-columns-repeated="1021"/>
        </table:table-row>
        <table:table-row table:style-name="ro1">
          <table:table-cell table:style-name="ce124" office:value-type="string">
            <text:p>betroffen sein </text:p>
          </table:table-cell>
          <table:table-cell table:number-columns-repeated="2" office:value-type="string">
            <text:p>be affected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Herausforderung </text:p>
          </table:table-cell>
          <table:table-cell office:value-type="string">
            <text:p>πρόκληση</text:p>
          </table:table-cell>
          <table:table-cell office:value-type="string">
            <text:p>Herausforderung proklshs</text:p>
          </table:table-cell>
          <table:table-cell table:number-columns-repeated="1021"/>
        </table:table-row>
        <table:table-row table:style-name="ro1">
          <table:table-cell table:style-name="ce135" office:value-type="string">
            <text:p>brenzlig werden </text:p>
          </table:table-cell>
          <table:table-cell office:value-type="string">
            <text:p>dangerous</text:p>
          </table:table-cell>
          <table:table-cell office:value-type="string">
            <text:p>brenzlig werden dangerous</text:p>
          </table:table-cell>
          <table:table-cell table:number-columns-repeated="1021"/>
        </table:table-row>
        <table:table-row table:style-name="ro1">
          <table:table-cell table:style-name="ce111" office:value-type="string">
            <text:p>es ergab sich einfach so</text:p>
          </table:table-cell>
          <table:table-cell office:value-type="string">
            <text:p>he surendered himself</text:p>
          </table:table-cell>
          <table:table-cell office:value-type="string">
            <text:p>he surendered himself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1">
          <table:table-cell table:style-name="ce112" office:value-type="string">
            <text:p>beschlossen</text:p>
          </table:table-cell>
          <table:table-cell office:value-type="string">
            <text:p>decided</text:p>
          </table:table-cell>
          <table:table-cell office:value-type="string">
            <text:p>be decided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Auto-Rennen </text:p>
          </table:table-cell>
          <table:table-cell office:value-type="string">
            <text:p>motor race</text:p>
          </table:table-cell>
          <table:table-cell office:value-type="string">
            <text:p>auto agwnas</text:p>
          </table:table-cell>
          <table:table-cell table:number-columns-repeated="1021"/>
        </table:table-row>
        <table:table-row table:style-name="ro1">
          <table:table-cell table:style-name="ce123" office:value-type="string">
            <text:p>Sie klettern </text:p>
          </table:table-cell>
          <table:table-cell office:value-type="string">
            <text:p>climbe</text:p>
          </table:table-cell>
          <table:table-cell office:value-type="string">
            <text:p>they climb</text:p>
          </table:table-cell>
          <table:table-cell table:number-columns-repeated="1021"/>
        </table:table-row>
        <table:table-row table:style-name="ro1">
          <table:table-cell table:style-name="ce134" office:value-type="string">
            <text:p>bewerten </text:p>
          </table:table-cell>
          <table:table-cell office:value-type="string">
            <text:p>rate</text:p>
          </table:table-cell>
          <table:table-cell office:value-type="string">
            <text:p>to rate</text:p>
          </table:table-cell>
          <table:table-cell table:number-columns-repeated="1021"/>
        </table:table-row>
        <table:table-row table:style-name="ro1">
          <table:table-cell office:value-type="string">
            <text:p>treten</text:p>
          </table:table-cell>
          <table:table-cell office:value-type="string">
            <text:p>perform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bewerten </text:p>
          </table:table-cell>
          <table:table-cell office:value-type="string">
            <text:p>evaluating</text:p>
          </table:table-cell>
          <table:table-cell office:value-type="string">
            <text:p>to evaluate</text:p>
          </table:table-cell>
          <table:table-cell table:number-columns-repeated="1021"/>
        </table:table-row>
        <table:table-row table:style-name="ro1">
          <table:table-cell table:style-name="ce135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office:value-type="string">
            <text:p>fur Aufregung gesorgt prokalese taraxh</text:p>
          </table:table-cell>
          <table:table-cell table:number-columns-repeated="1021"/>
        </table:table-row>
        <table:table-row table:style-name="ro1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eingeschränkten Schutz </text:p>
          </table:table-cell>
          <table:table-cell office:value-type="string">
            <text:p>limited protection</text:p>
          </table:table-cell>
          <table:table-cell office:value-type="string">
            <text:p>eingeschrankten schutz</text:p>
          </table:table-cell>
          <table:table-cell table:number-columns-repeated="1021"/>
        </table:table-row>
        <table:table-row table:style-name="ro1">
          <table:table-cell table:style-name="ce124" office:value-type="string">
            <text:p>Ausnahmen </text:p>
          </table:table-cell>
          <table:table-cell office:value-type="string">
            <text:p>exceptions</text:p>
          </table:table-cell>
          <table:table-cell office:value-type="string">
            <text:p>exairesh</text:p>
          </table:table-cell>
          <table:table-cell table:number-columns-repeated="1021"/>
        </table:table-row>
        <table:table-row table:style-name="ro1">
          <table:table-cell table:style-name="ce124" office:value-type="string">
            <text:p>der Pflege </text:p>
          </table:table-cell>
          <table:table-cell table:number-columns-repeated="2" office:value-type="string">
            <text:p>the care</text:p>
          </table:table-cell>
          <table:table-cell table:number-columns-repeated="1021"/>
        </table:table-row>
        <table:table-row table:style-name="ro1">
          <table:table-cell table:style-name="ce137" office:value-type="string">
            <text:p>beschäftigen </text:p>
          </table:table-cell>
          <table:table-cell office:value-type="string">
            <text:p>to employ</text:p>
          </table:table-cell>
          <table:table-cell office:value-type="string">
            <text:p>beschaftigen to employ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Heimen </text:p>
          </table:table-cell>
          <table:table-cell office:value-type="string">
            <text:p>house</text:p>
          </table:table-cell>
          <table:table-cell office:value-type="string">
            <text:p>patrida spiti</text:p>
          </table:table-cell>
          <table:table-cell table:number-columns-repeated="1021"/>
        </table:table-row>
        <table:table-row table:style-name="ro1">
          <table:table-cell table:style-name="ce127" office:value-type="string">
            <text:p>entsteht </text:p>
          </table:table-cell>
          <table:table-cell office:value-type="string">
            <text:p>Si created, produced</text:p>
          </table:table-cell>
          <table:table-cell office:value-type="string">
            <text:p>entsteht produced </text:p>
          </table:table-cell>
          <table:table-cell table:number-columns-repeated="1021"/>
        </table:table-row>
        <table:table-row table:style-name="ro1">
          <table:table-cell table:style-name="ce112" office:value-type="string">
            <text:p>schafft</text:p>
          </table:table-cell>
          <table:table-cell office:value-type="string">
            <text:p>creates</text:p>
          </table:table-cell>
          <table:table-cell office:value-type="string">
            <text:p>creates, succeeds</text:p>
          </table:table-cell>
          <table:table-cell table:number-columns-repeated="1021"/>
        </table:table-row>
        <table:table-row table:style-name="ro1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1">
          <table:table-cell table:style-name="ce123" office:value-type="string">
            <text:p>wirkst </text:p>
          </table:table-cell>
          <table:table-cell office:value-type="string">
            <text:p>appear</text:p>
          </table:table-cell>
          <table:table-cell office:value-type="string">
            <text:p>wirkst appear </text:p>
          </table:table-cell>
          <table:table-cell table:number-columns-repeated="1021"/>
        </table:table-row>
        <table:table-row table:style-name="ro1">
          <table:table-cell table:style-name="ce135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table:number-columns-repeated="1022"/>
        </table:table-row>
        <table:table-row table:style-name="ro1">
          <table:table-cell table:style-name="ce135" office:value-type="string">
            <text:p>vertreiben </text:p>
          </table:table-cell>
          <table:table-cell office:value-type="string">
            <text:p>εξολοθρεύω, banish</text:p>
          </table:table-cell>
          <table:table-cell office:value-type="string">
            <text:p>vertreiben exolo8reuw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Fasten-Zeit. </text:p>
          </table:table-cell>
          <table:table-cell office:value-type="string">
            <text:p>νηστεία</text:p>
          </table:table-cell>
          <table:table-cell office:value-type="string">
            <text:p>periodos nhsteias</text:p>
          </table:table-cell>
          <table:table-cell table:number-columns-repeated="1021"/>
        </table:table-row>
        <table:table-row table:style-name="ro1">
          <table:table-cell table:style-name="ce123" office:value-type="string">
            <text:p>verkleidet </text:p>
          </table:table-cell>
          <table:table-cell office:value-type="string">
            <text:p>dresses</text:p>
          </table:table-cell>
          <table:table-cell office:value-type="string">
            <text:p>to dress up, metamfiezomai</text:p>
          </table:table-cell>
          <table:table-cell table:number-columns-repeated="1021"/>
        </table:table-row>
        <table:table-row table:style-name="ro1">
          <table:table-cell table:style-name="ce124" office:value-type="string">
            <text:p>überzeugt </text:p>
          </table:table-cell>
          <table:table-cell table:number-columns-repeated="2" office:value-type="string">
            <text:p>convinced</text:p>
          </table:table-cell>
          <table:table-cell table:number-columns-repeated="1021"/>
        </table:table-row>
        <table:table-row table:style-name="ro1">
          <table:table-cell table:style-name="ce124" office:value-type="string">
            <text:p>allerdings </text:p>
          </table:table-cell>
          <table:table-cell table:number-columns-repeated="2" office:value-type="string">
            <text:p>however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1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1">
          <table:table-cell table:style-name="ce137" office:value-type="string">
            <text:p>beschädigt wurden </text:p>
          </table:table-cell>
          <table:table-cell office:value-type="string">
            <text:p>is damaged</text:p>
          </table:table-cell>
          <table:table-cell office:value-type="string">
            <text:p>beschadigt wurden is damaged</text:p>
          </table:table-cell>
          <table:table-cell table:number-columns-repeated="1021"/>
        </table:table-row>
        <table:table-row table:style-name="ro1">
          <table:table-cell table:style-name="ce137" office:value-type="string">
            <text:p>Urwald </text:p>
          </table:table-cell>
          <table:table-cell office:value-type="string">
            <text:p>jungle</text:p>
          </table:table-cell>
          <table:table-cell office:value-type="string">
            <text:p>Urwald jungle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1">
          <table:table-cell table:style-name="ce134" office:value-type="string">
            <text:p>einsamste </text:p>
          </table:table-cell>
          <table:table-cell office:value-type="string">
            <text:p>loniest</text:p>
          </table:table-cell>
          <table:table-cell office:value-type="string">
            <text:p>einsamste loniest loniest einsamste</text:p>
          </table:table-cell>
          <table:table-cell table:number-columns-repeated="1021"/>
        </table:table-row>
        <table:table-row table:style-name="ro1">
          <table:table-cell table:style-name="ce137" office:value-type="string">
            <text:p>erlebt </text:p>
          </table:table-cell>
          <table:table-cell office:value-type="string">
            <text:p>experienced</text:p>
          </table:table-cell>
          <table:table-cell office:value-type="string">
            <text:p>erlebt experienced</text:p>
          </table:table-cell>
          <table:table-cell table:number-columns-repeated="1021"/>
        </table:table-row>
        <table:table-row table:style-name="ro1">
          <table:table-cell table:style-name="ce134" office:value-type="string">
            <text:p>ahnen </text:p>
          </table:table-cell>
          <table:table-cell office:value-type="string">
            <text:p>Suspect</text:p>
          </table:table-cell>
          <table:table-cell office:value-type="string">
            <text:p>ahnen suspect ahnen suspect</text:p>
          </table:table-cell>
          <table:table-cell table:number-columns-repeated="1021"/>
        </table:table-row>
        <table:table-row table:style-name="ro1">
          <table:table-cell table:style-name="ce133" office:value-type="string">
            <text:p>trotzdem</text:p>
          </table:table-cell>
          <table:table-cell office:value-type="string">
            <text:p>anyway</text:p>
          </table:table-cell>
          <table:table-cell office:value-type="string">
            <text:p>trotzdem anyway</text:p>
          </table:table-cell>
          <table:table-cell table:number-columns-repeated="1021"/>
        </table:table-row>
        <table:table-row table:style-name="ro1">
          <table:table-cell table:style-name="ce123" office:value-type="string">
            <text:p>Ist das Ihr Ernst? </text:p>
          </table:table-cell>
          <table:table-cell table:number-columns-repeated="2" office:value-type="string">
            <text:p>are you serious?</text:p>
          </table:table-cell>
          <table:table-cell table:number-columns-repeated="1021"/>
        </table:table-row>
        <table:table-row table:style-name="ro1">
          <table:table-cell table:style-name="ce135" office:value-type="string">
            <text:p>ungeschickt </text:p>
          </table:table-cell>
          <table:table-cell office:value-type="string">
            <text:p>aprosextos, clumsy</text:p>
          </table:table-cell>
          <table:table-cell office:value-type="string">
            <text:p>ungeschickt aprosehtos clumsy ungeschickt</text:p>
          </table:table-cell>
          <table:table-cell table:number-columns-repeated="1021"/>
        </table:table-row>
        <table:table-row table:style-name="ro1">
          <table:table-cell table:style-name="ce123" office:value-type="string">
            <text:p>geschehen </text:p>
          </table:table-cell>
          <table:table-cell office:value-type="string">
            <text:p>happened</text:p>
          </table:table-cell>
          <table:table-cell office:value-type="string">
            <text:p>geschehen happened</text:p>
          </table:table-cell>
          <table:table-cell table:number-columns-repeated="1021"/>
        </table:table-row>
        <table:table-row table:style-name="ro1">
          <table:table-cell table:style-name="ce110" office:value-type="string">
            <text:p>und zwar</text:p>
          </table:table-cell>
          <table:table-cell office:value-type="string">
            <text:p>in fact</text:p>
          </table:table-cell>
          <table:table-cell office:value-type="string">
            <text:p>zwar in fact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10" office:value-type="string">
            <text:p>Fortschritte </text:p>
          </table:table-cell>
          <table:table-cell office:value-type="string">
            <text:p>progress</text:p>
          </table:table-cell>
          <table:table-cell office:value-type="string">
            <text:p>Fortschritte progress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erzielt</text:p>
          </table:table-cell>
          <table:table-cell office:value-type="string">
            <text:p>achieved</text:p>
          </table:table-cell>
          <table:table-cell office:value-type="string">
            <text:p>erzielt achived erzielt achived</text:p>
          </table:table-cell>
          <table:table-cell table:number-columns-repeated="1021"/>
        </table:table-row>
        <table:table-row table:style-name="ro1">
          <table:table-cell table:style-name="ce124" office:value-type="string">
            <text:p>ursprünglich </text:p>
          </table:table-cell>
          <table:table-cell table:number-columns-repeated="2" office:value-type="string">
            <text:p>originally</text:p>
          </table:table-cell>
          <table:table-cell table:number-columns-repeated="1021"/>
        </table:table-row>
        <table:table-row table:style-name="ro1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1">
          <table:table-cell table:style-name="ce112" office:value-type="string">
            <text:p>spüren </text:p>
          </table:table-cell>
          <table:table-cell table:number-columns-repeated="2" office:value-type="string">
            <text:p>to feel</text:p>
          </table:table-cell>
          <table:table-cell table:number-columns-repeated="1021"/>
        </table:table-row>
        <table:table-row table:style-name="ro1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1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1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wirksam </text:p>
          </table:table-cell>
          <table:table-cell office:value-type="string">
            <text:p>effective</text:p>
          </table:table-cell>
          <table:table-cell office:value-type="string">
            <text:p>wirksam effective wirksam</text:p>
          </table:table-cell>
          <table:table-cell table:number-columns-repeated="1021"/>
        </table:table-row>
        <table:table-row table:style-name="ro1">
          <table:table-cell table:style-name="ce118" office:value-type="string">
            <text:p>Verfahren </text:p>
          </table:table-cell>
          <table:table-cell office:value-type="string">
            <text:p>methods</text:p>
          </table:table-cell>
          <table:table-cell office:value-type="string">
            <text:p>Verfahren methods Verfahren</text:p>
          </table:table-cell>
          <table:table-cell table:number-columns-repeated="1021"/>
        </table:table-row>
        <table:table-row table:style-name="ro1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1">
          <table:table-cell table:style-name="ce112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office:value-type="string">
            <text:p>i do not support, den eimai ths apopshs</text:p>
          </table:table-cell>
          <table:table-cell table:number-columns-repeated="1021"/>
        </table:table-row>
        <table:table-row table:style-name="ro1">
          <table:table-cell table:style-name="ce133" office:value-type="string">
            <text:p>anwendet</text:p>
          </table:table-cell>
          <table:table-cell office:value-type="string">
            <text:p>applys</text:p>
          </table:table-cell>
          <table:table-cell office:value-type="string">
            <text:p>anwendet applys anwendet applys</text:p>
          </table:table-cell>
          <table:table-cell table:number-columns-repeated="1021"/>
        </table:table-row>
        <table:table-row table:style-name="ro1" table:number-rows-repeated="104786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12" table:style-name="ta4" table:print="false">
        <office:forms form:automatic-focus="false" form:apply-design-mode="false"/>
        <table:table-column table:style-name="co14" table:default-cell-style-name="ce154"/>
        <table:table-column table:style-name="co15" table:default-cell-style-name="ce154"/>
        <table:table-column table:style-name="co16" table:default-cell-style-name="ce154"/>
        <table:table-column table:style-name="co17" table:default-cell-style-name="Default"/>
        <table:table-row table:style-name="ro28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office:value-type="string">
            <text:p>suspect</text:p>
          </table:table-cell>
          <table:table-cell/>
        </table:table-row>
        <table:table-row table:style-name="ro28">
          <table:table-cell table:style-name="ce153" office:value-type="string">
            <text:p>begreifen </text:p>
          </table:table-cell>
          <table:table-cell table:number-columns-repeated="2" office:value-type="string">
            <text:p>understand</text:p>
          </table:table-cell>
          <table:table-cell/>
        </table:table-row>
        <table:table-row table:style-name="ro28">
          <table:table-cell table:style-name="ce153" office:value-type="string">
            <text:p>Leidensgenossen </text:p>
          </table:table-cell>
          <table:table-cell table:number-columns-repeated="2" office:value-type="string">
            <text:p>fellow suffers</text:p>
          </table:table-cell>
          <table:table-cell/>
        </table:table-row>
        <table:table-row table:style-name="ro28">
          <table:table-cell table:style-name="ce153" office:value-type="string">
            <text:p>leidet </text:p>
          </table:table-cell>
          <table:table-cell office:value-type="string">
            <text:p>suffers</text:p>
          </table:table-cell>
          <table:table-cell office:value-type="string">
            <text:p>he suffers</text:p>
          </table:table-cell>
          <table:table-cell/>
        </table:table-row>
        <table:table-row table:style-name="ro28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office:value-type="string">
            <text:p>about to bankrupt</text:p>
          </table:table-cell>
          <table:table-cell/>
        </table:table-row>
        <table:table-row table:style-name="ro29">
          <table:table-cell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office:value-type="string">
            <text:p>Das sind meine Schwestern deren Kinder im Garten spielen</text:p>
          </table:table-cell>
          <table:table-cell/>
        </table:table-row>
        <table:table-row table:style-name="ro29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 office:value-type="string">
            <text:p>Das ist der Mann dessen Frau Lehrerin ist</text:p>
          </table:table-cell>
          <table:table-cell/>
        </table:table-row>
        <table:table-row table:style-name="ro28">
          <table:table-cell office:value-type="string">
            <text:p>It is a horse whose name I don't know</text:p>
          </table:table-cell>
          <table:table-cell office:value-type="string">
            <text:p>Es ist ein Pferd, dessen Namen ich nicht kenne</text:p>
          </table:table-cell>
          <table:table-cell office:value-type="string">
            <text:p>Es ist ein Pferd, dessen Name Ich nich weiss</text:p>
          </table:table-cell>
          <table:table-cell/>
        </table:table-row>
        <table:table-row table:style-name="ro29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office:value-type="string">
            <text:p>Das sind Kinder, deren Eltern reich sind</text:p>
          </table:table-cell>
          <table:table-cell/>
        </table:table-row>
        <table:table-row table:style-name="ro28">
          <table:table-cell table:style-name="ce153" office:value-type="string">
            <text:p>Verdächtigen </text:p>
          </table:table-cell>
          <table:table-cell table:number-columns-repeated="2" office:value-type="string">
            <text:p>suspect</text:p>
          </table:table-cell>
          <table:table-cell/>
        </table:table-row>
        <table:table-row table:style-name="ro30">
          <table:table-cell table:style-name="ce155" office:value-type="string">
            <text:p>erhebt </text:p>
          </table:table-cell>
          <table:table-cell office:value-type="string">
            <text:p>rises</text:p>
          </table:table-cell>
          <table:table-cell office:value-type="string">
            <text:p>erhebt rises erhebt rises erhebt rises</text:p>
          </table:table-cell>
          <table:table-cell/>
        </table:table-row>
        <table:table-row table:style-name="ro28">
          <table:table-cell table:style-name="ce156" office:value-type="string">
            <text:p>begegnen </text:p>
          </table:table-cell>
          <table:table-cell office:value-type="string">
            <text:p>counter</text:p>
          </table:table-cell>
          <table:table-cell office:value-type="string">
            <text:p>begegnen counter begegnen counter</text:p>
          </table:table-cell>
          <table:table-cell/>
        </table:table-row>
        <table:table-row table:style-name="ro28">
          <table:table-cell table:style-name="ce156" office:value-type="string">
            <text:p>entronnen </text:p>
          </table:table-cell>
          <table:table-cell office:value-type="string">
            <text:p>escaped</text:p>
          </table:table-cell>
          <table:table-cell office:value-type="string">
            <text:p>entronnen escapted</text:p>
          </table:table-cell>
          <table:table-cell/>
        </table:table-row>
        <table:table-row table:style-name="ro30">
          <table:table-cell table:style-name="ce155" office:value-type="string">
            <text:p>ausgewertet </text:p>
          </table:table-cell>
          <table:table-cell office:value-type="string">
            <text:p>evaluated</text:p>
          </table:table-cell>
          <table:table-cell office:value-type="string">
            <text:p>ausgewertet evaluated</text:p>
          </table:table-cell>
          <table:table-cell/>
        </table:table-row>
        <table:table-row table:style-name="ro28">
          <table:table-cell table:style-name="ce156" office:value-type="string">
            <text:p>ausgelöst </text:p>
          </table:table-cell>
          <table:table-cell office:value-type="string">
            <text:p>triggered</text:p>
          </table:table-cell>
          <table:table-cell office:value-type="string">
            <text:p>ausgelost triggered</text:p>
          </table:table-cell>
          <table:table-cell/>
        </table:table-row>
        <table:table-row table:style-name="ro28">
          <table:table-cell table:style-name="ce153" office:value-type="string">
            <text:p>die ebenfalls </text:p>
          </table:table-cell>
          <table:table-cell office:value-type="string">
            <text:p>which also..</text:p>
          </table:table-cell>
          <table:table-cell office:value-type="string">
            <text:p>the same , likewise</text:p>
          </table:table-cell>
          <table:table-cell/>
        </table:table-row>
        <table:table-row table:style-name="ro30">
          <table:table-cell table:style-name="ce155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office:value-type="string">
            <text:p>Ich mag keine Feuerzeuge</text:p>
          </table:table-cell>
          <table:table-cell/>
        </table:table-row>
        <table:table-row table:style-name="ro28">
          <table:table-cell table:style-name="ce153" office:value-type="string">
            <text:p>Der Empfänger </text:p>
          </table:table-cell>
          <table:table-cell office:value-type="string">
            <text:p>the receiver</text:p>
          </table:table-cell>
          <table:table-cell office:value-type="string">
            <text:p>der Empfanger the receiver the receiver der Empfanger</text:p>
          </table:table-cell>
          <table:table-cell/>
        </table:table-row>
        <table:table-row table:style-name="ro28">
          <table:table-cell table:style-name="ce153" office:value-type="string">
            <text:p>specialty </text:p>
          </table:table-cell>
          <table:table-cell office:value-type="string">
            <text:p>Spezialität</text:p>
          </table:table-cell>
          <table:table-cell table:number-columns-repeated="2"/>
        </table:table-row>
        <table:table-row table:style-name="ro28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office:value-type="string">
            <text:p>Lawyers</text:p>
          </table:table-cell>
          <table:table-cell/>
        </table:table-row>
        <table:table-row table:style-name="ro28">
          <table:table-cell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office:value-type="string">
            <text:p>erweitern erweitern erweitern</text:p>
          </table:table-cell>
          <table:table-cell/>
        </table:table-row>
        <table:table-row table:style-name="ro30">
          <table:table-cell table:style-name="ce155" office:value-type="string">
            <text:p>erscheinen</text:p>
          </table:table-cell>
          <table:table-cell office:value-type="string">
            <text:p>turn up, appear</text:p>
          </table:table-cell>
          <table:table-cell office:value-type="string">
            <text:p>erscheinen turn up appear erscheinen</text:p>
          </table:table-cell>
          <table:table-cell/>
        </table:table-row>
        <table:table-row table:style-name="ro28">
          <table:table-cell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office:value-type="string">
            <text:p>Irgendwie er wird immer zu Uns </text:p>
          </table:table-cell>
          <table:table-cell/>
        </table:table-row>
        <table:table-row table:style-name="ro28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office:value-type="string">
            <text:p>purchase</text:p>
          </table:table-cell>
          <table:table-cell/>
        </table:table-row>
        <table:table-row table:style-name="ro28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office:value-type="string">
            <text:p>Ich werde </text:p>
          </table:table-cell>
          <table:table-cell/>
        </table:table-row>
        <table:table-row table:style-name="ro28">
          <table:table-cell office:value-type="string">
            <text:p>ausweite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table:number-columns-repeated="2"/>
        </table:table-row>
        <table:table-row table:style-name="ro28">
          <table:table-cell office:value-type="string">
            <text:p>anzulocken</text:p>
          </table:table-cell>
          <table:table-cell office:value-type="string">
            <text:p>to attrack</text:p>
          </table:table-cell>
          <table:table-cell table:number-columns-repeated="2"/>
        </table:table-row>
        <table:table-row table:style-name="ro28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table:number-columns-repeated="2"/>
        </table:table-row>
        <table:table-row table:style-name="ro28">
          <table:table-cell office:value-type="string">
            <text:p>inbegriffen</text:p>
          </table:table-cell>
          <table:table-cell table:number-columns-repeated="2" office:value-type="string">
            <text:p>included</text:p>
          </table:table-cell>
          <table:table-cell/>
        </table:table-row>
        <table:table-row table:style-name="ro28">
          <table:table-cell office:value-type="string">
            <text:p>greifen</text:p>
          </table:table-cell>
          <table:table-cell office:value-type="string">
            <text:p>to grab</text:p>
          </table:table-cell>
          <table:table-cell table:number-columns-repeated="2"/>
        </table:table-row>
        <table:table-row table:style-name="ro28">
          <table:table-cell office:value-type="string">
            <text:p>allerdings </text:p>
          </table:table-cell>
          <table:table-cell office:value-type="string">
            <text:p>indeed</text:p>
          </table:table-cell>
          <table:table-cell table:style-name="ce166" office:value-type="string">
            <text:p>however</text:p>
          </table:table-cell>
          <table:table-cell/>
        </table:table-row>
        <table:table-row table:style-name="ro28">
          <table:table-cell office:value-type="string">
            <text:p>beworben</text:p>
          </table:table-cell>
          <table:table-cell office:value-type="string">
            <text:p>advertise</text:p>
          </table:table-cell>
          <table:table-cell table:number-columns-repeated="2"/>
        </table:table-row>
        <table:table-row table:style-name="ro28">
          <table:table-cell office:value-type="string">
            <text:p>und die Aussicht auf einen EU-Pass. </text:p>
          </table:table-cell>
          <table:table-cell office:value-type="string">
            <text:p>and the prospect of an EU passport</text:p>
          </table:table-cell>
          <table:table-cell table:number-columns-repeated="2"/>
        </table:table-row>
        <table:table-row table:style-name="ro28">
          <table:table-cell office:value-type="string">
            <text:p>Verlängerung </text:p>
          </table:table-cell>
          <table:table-cell office:value-type="string">
            <text:p>renewal</text:p>
          </table:table-cell>
          <table:table-cell table:number-columns-repeated="2"/>
        </table:table-row>
        <table:table-row table:style-name="ro28">
          <table:table-cell office:value-type="string">
            <text:p>zunehmend </text:p>
          </table:table-cell>
          <table:table-cell office:value-type="string">
            <text:p>increasingly</text:p>
          </table:table-cell>
          <table:table-cell table:number-columns-repeated="2"/>
        </table:table-row>
        <table:table-row table:style-name="ro28">
          <table:table-cell office:value-type="string">
            <text:p>befristete </text:p>
          </table:table-cell>
          <table:table-cell office:value-type="string">
            <text:p>temporary</text:p>
          </table:table-cell>
          <table:table-cell table:number-columns-repeated="2"/>
        </table:table-row>
        <table:table-row table:style-name="ro28">
          <table:table-cell office:value-type="string">
            <text:p>Antrag 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28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office:value-type="string">
            <text:p>xwris aixerseis</text:p>
          </table:table-cell>
          <table:table-cell/>
        </table:table-row>
        <table:table-row table:style-name="ro28">
          <table:table-cell office:value-type="string">
            <text:p>Please introduce me to her.</text:p>
          </table:table-cell>
          <table:table-cell office:value-type="string">
            <text:p>Bitte stelle mich ihr vor</text:p>
          </table:table-cell>
          <table:table-cell office:value-type="string">
            <text:p>Bitte, stell sie mir vor</text:p>
          </table:table-cell>
          <table:table-cell/>
        </table:table-row>
        <table:table-row table:style-name="ro28">
          <table:table-cell office:value-type="string">
            <text:p>Allerdings , tatsächlich </text:p>
          </table:table-cell>
          <table:table-cell table:number-columns-repeated="2" office:value-type="string">
            <text:p>indeed</text:p>
          </table:table-cell>
          <table:table-cell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</text:p>
          </table:table-cell>
          <table:table-cell office:value-type="string">
            <text:p>wo ist du gewesen?</text:p>
          </table:table-cell>
          <table:table-cell/>
        </table:table-row>
        <table:table-row table:style-name="ro28">
          <table:table-cell office:value-type="string">
            <text:p>I have been growing up in a bakery</text:p>
          </table:table-cell>
          <table:table-cell office:value-type="string">
            <text:p>Ich bin in einer B<text:span text:style-name="T7">äckerei geworden</text:span></text:p>
          </table:table-cell>
          <table:table-cell office:value-type="string">
            <text:p>Ich bin in einem Backerey gechseln</text:p>
          </table:table-cell>
          <table:table-cell/>
        </table:table-row>
        <table:table-row table:style-name="ro28">
          <table:table-cell office:value-type="string">
            <text:p>I have actually liked him</text:p>
          </table:table-cell>
          <table:table-cell office:value-type="string">
            <text:p>Mir hat er tats<text:span text:style-name="T7">ächlich gefallen</text:span></text:p>
          </table:table-cell>
          <table:table-cell office:value-type="string">
            <text:p>Ich habe ihm wirklich geliebt/gemagt</text:p>
          </table:table-cell>
          <table:table-cell/>
        </table:table-row>
        <table:table-row table:style-name="ro28">
          <table:table-cell office:value-type="string">
            <text:p>His hair became yellow</text:p>
          </table:table-cell>
          <table:table-cell office:value-type="string">
            <text:p>Seine Haare sind gelb geworden</text:p>
          </table:table-cell>
          <table:table-cell office:value-type="string">
            <text:p>Seine Haare ist gelb gewesen</text:p>
          </table:table-cell>
          <table:table-cell/>
        </table:table-row>
        <table:table-row table:style-name="ro28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table:number-columns-repeated="2"/>
        </table:table-row>
        <table:table-row table:style-name="ro28">
          <table:table-cell office:value-type="string">
            <text:p>Zweck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28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office:value-type="string">
            <text:p>unitity</text:p>
          </table:table-cell>
          <table:table-cell/>
        </table:table-row>
        <table:table-row table:style-name="ro28">
          <table:table-cell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table:number-columns-repeated="2"/>
        </table:table-row>
        <table:table-row table:style-name="ro29">
          <table:table-cell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office:value-type="string">
            <text:p>Tiere und Umwelt sind wichtig zu ihr</text:p>
          </table:table-cell>
          <table:table-cell/>
        </table:table-row>
        <table:table-row table:style-name="ro28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office:value-type="string">
            <text:p>Sehen wir mal was noch haben</text:p>
          </table:table-cell>
          <table:table-cell/>
        </table:table-row>
        <table:table-row table:style-name="ro28">
          <table:table-cell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office:value-type="string">
            <text:p>Ich trinke beide Tea und Wein</text:p>
          </table:table-cell>
          <table:table-cell/>
        </table:table-row>
        <table:table-row table:style-name="ro28">
          <table:table-cell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office:value-type="string">
            <text:p>Er sieht nicht wie einen Arzt aus</text:p>
          </table:table-cell>
          <table:table-cell/>
        </table:table-row>
        <table:table-row table:style-name="ro28">
          <table:table-cell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office:value-type="string">
            <text:p>Er arbeitet auch als Autor</text:p>
          </table:table-cell>
          <table:table-cell/>
        </table:table-row>
        <table:table-row table:style-name="ro29">
          <table:table-cell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table:number-columns-repeated="2"/>
        </table:table-row>
        <table:table-row table:style-name="ro28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2"/>
        </table:table-row>
        <table:table-row table:style-name="ro28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table:number-columns-repeated="2"/>
        </table:table-row>
        <table:table-row table:style-name="ro28">
          <table:table-cell office:value-type="string">
            <text:p>Umschlag </text:p>
          </table:table-cell>
          <table:table-cell office:value-type="string">
            <text:p>envelope</text:p>
          </table:table-cell>
          <table:table-cell table:number-columns-repeated="2"/>
        </table:table-row>
        <table:table-row table:style-name="ro28">
          <table:table-cell office:value-type="string">
            <text:p>Eingriffe</text:p>
          </table:table-cell>
          <table:table-cell office:value-type="string">
            <text:p>intervantions</text:p>
          </table:table-cell>
          <table:table-cell office:value-type="string">
            <text:p>attack</text:p>
          </table:table-cell>
          <table:table-cell/>
        </table:table-row>
        <table:table-row table:style-name="ro28">
          <table:table-cell office:value-type="string">
            <text:p>ausführliches </text:p>
          </table:table-cell>
          <table:table-cell office:value-type="string">
            <text:p>detailed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empfinden </text:p>
          </table:table-cell>
          <table:table-cell office:value-type="string">
            <text:p>feel</text:p>
          </table:table-cell>
          <table:table-cell office:value-type="string">
            <text:p>synistw</text:p>
          </table:table-cell>
          <table:table-cell/>
        </table:table-row>
        <table:table-row table:style-name="ro28">
          <table:table-cell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 office:value-type="string">
            <text:p>bankrupt</text:p>
          </table:table-cell>
          <table:table-cell/>
        </table:table-row>
        <table:table-row table:style-name="ro28">
          <table:table-cell table:style-name="ce153" office:value-type="string">
            <text:p>zunehmende </text:p>
          </table:table-cell>
          <table:table-cell table:style-name="ce163" office:value-type="string" table:number-columns-spanned="2" table:number-rows-spanned="1">
            <text:p>increasing</text:p>
          </table:table-cell>
          <table:covered-table-cell table:style-name="ce168"/>
          <table:table-cell/>
        </table:table-row>
        <table:table-row table:style-name="ro28">
          <table:table-cell office:value-type="string">
            <text:p>Energiebedarf</text:p>
          </table:table-cell>
          <table:table-cell office:value-type="string">
            <text:p>energy needs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versorgen </text:p>
          </table:table-cell>
          <table:table-cell office:value-type="string">
            <text:p>feed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Erwartungen</text:p>
          </table:table-cell>
          <table:table-cell office:value-type="string">
            <text:p>expectations</text:p>
          </table:table-cell>
          <table:table-cell table:number-columns-repeated="2"/>
        </table:table-row>
        <table:table-row table:style-name="ro28">
          <table:table-cell office:value-type="string">
            <text:p>Diebstahl</text:p>
          </table:table-cell>
          <table:table-cell office:value-type="string">
            <text:p>theft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setzt auf </text:p>
          </table:table-cell>
          <table:table-cell office:value-type="string">
            <text:p>relies on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Üblicherweise 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Lieferung </text:p>
          </table:table-cell>
          <table:table-cell office:value-type="string">
            <text:p>delivery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Angelegenheit </text:p>
          </table:table-cell>
          <table:table-cell office:value-type="string">
            <text:p>matter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Rüstungsausgaben </text:p>
          </table:table-cell>
          <table:table-cell office:value-type="string">
            <text:p>defence spending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ungewiss </text:p>
          </table:table-cell>
          <table:table-cell office:value-type="string">
            <text:p>uncertain</text:p>
          </table:table-cell>
          <table:table-cell table:number-columns-repeated="2"/>
        </table:table-row>
        <table:table-row table:style-name="ro28">
          <table:table-cell office:value-type="string">
            <text:p>das Schicksalsland </text:p>
          </table:table-cell>
          <table:table-cell office:value-type="string">
            <text:p>Destination country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geschildert </text:p>
          </table:table-cell>
          <table:table-cell office:value-type="string">
            <text:p>portrayed</text:p>
          </table:table-cell>
          <table:table-cell table:number-columns-repeated="2"/>
        </table:table-row>
        <table:table-row table:style-name="ro28">
          <table:table-cell office:value-type="string">
            <text:p>überdenken</text:p>
          </table:table-cell>
          <table:table-cell office:value-type="string">
            <text:p>rethink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Erlaubnis </text:p>
          </table:table-cell>
          <table:table-cell office:value-type="string">
            <text:p>permission</text:p>
          </table:table-cell>
          <table:table-cell table:number-columns-repeated="2"/>
        </table:table-row>
        <table:table-row table:style-name="ro28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entsetzt </text:p>
          </table:table-cell>
          <table:table-cell office:value-type="string">
            <text:p>horrified</text:p>
          </table:table-cell>
          <table:table-cell table:number-columns-repeated="2"/>
        </table:table-row>
        <table:table-row table:style-name="ro28">
          <table:table-cell office:value-type="string">
            <text:p>Sturz</text:p>
          </table:table-cell>
          <table:table-cell office:value-type="string">
            <text:p>fall</text:p>
          </table:table-cell>
          <table:table-cell table:number-columns-repeated="2"/>
        </table:table-row>
        <table:table-row table:style-name="ro28">
          <table:table-cell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2"/>
        </table:table-row>
        <table:table-row table:style-name="ro28">
          <table:table-cell office:value-type="string">
            <text:p>Members are favored</text:p>
          </table:table-cell>
          <table:table-cell office:value-type="string">
            <text:p>Mitglieder werden bevorzugt</text:p>
          </table:table-cell>
          <table:table-cell table:number-columns-repeated="2"/>
        </table:table-row>
        <table:table-row table:style-name="ro31">
          <table:table-cell office:value-type="string">
            <text:p>Both have already been published before</text:p>
          </table:table-cell>
          <table:table-cell office:value-type="string">
            <text:p>Beide wurden bereits zuvor veroeroffentlicht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28">
          <table:table-cell office:value-type="string">
            <text:p>berücksichtigt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28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2"/>
        </table:table-row>
        <table:table-row table:style-name="ro28">
          <table:table-cell office:value-type="string">
            <text:p>veroffentlicht</text:p>
          </table:table-cell>
          <table:table-cell office:value-type="string">
            <text:p>released</text:p>
          </table:table-cell>
          <table:table-cell table:number-columns-repeated="2"/>
        </table:table-row>
        <table:table-row table:style-name="ro28">
          <table:table-cell office:value-type="string">
            <text:p>The results</text:p>
          </table:table-cell>
          <table:table-cell office:value-type="string">
            <text:p>die Ergebnisse</text:p>
          </table:table-cell>
          <table:table-cell table:number-columns-repeated="2"/>
        </table:table-row>
        <table:table-row table:style-name="ro28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2"/>
        </table:table-row>
        <table:table-row table:style-name="ro28">
          <table:table-cell office:value-type="string">
            <text:p>ausgezeichnet</text:p>
          </table:table-cell>
          <table:table-cell office:value-type="string">
            <text:p>outstanding exceptional</text:p>
          </table:table-cell>
          <table:table-cell table:number-columns-repeated="2"/>
        </table:table-row>
        <table:table-row table:style-name="ro29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oechten Sie mehr Geld verdienen?</text:p>
            <text:p>Wuerden Sie gerne mehr Geld verdienen?</text:p>
          </table:table-cell>
          <table:table-cell table:number-columns-repeated="2"/>
        </table:table-row>
        <table:table-row table:style-name="ro28">
          <table:table-cell office:value-type="string">
            <text:p>I would save the money</text:p>
          </table:table-cell>
          <table:table-cell office:value-type="string">
            <text:p>Ich wuerde das Geld sparen</text:p>
          </table:table-cell>
          <table:table-cell table:number-columns-repeated="2"/>
        </table:table-row>
        <table:table-row table:style-name="ro28">
          <table:table-cell office:value-type="string">
            <text:p>mail </text:p>
          </table:table-cell>
          <table:table-cell office:value-type="string">
            <text:p>Post</text:p>
          </table:table-cell>
          <table:table-cell table:number-columns-repeated="2"/>
        </table:table-row>
        <table:table-row table:style-name="ro28">
          <table:table-cell office:value-type="string">
            <text:p>I would turn around in front of the theater.</text:p>
          </table:table-cell>
          <table:table-cell office:value-type="string">
            <text:p>I would turn around in front of the theater</text:p>
          </table:table-cell>
          <table:table-cell table:number-columns-repeated="2"/>
        </table:table-row>
        <table:table-row table:style-name="ro28">
          <table:table-cell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2"/>
        </table:table-row>
        <table:table-row table:style-name="ro28">
          <table:table-cell office:value-type="string">
            <text:p>Verpflichtungen</text:p>
          </table:table-cell>
          <table:table-cell office:value-type="string">
            <text:p>commitments</text:p>
          </table:table-cell>
          <table:table-cell table:number-columns-repeated="2"/>
        </table:table-row>
        <table:table-row table:style-name="ro28">
          <table:table-cell office:value-type="string">
            <text:p>Einstellung </text:p>
          </table:table-cell>
          <table:table-cell office:value-type="string">
            <text:p>calibration</text:p>
          </table:table-cell>
          <table:table-cell table:number-columns-repeated="2"/>
        </table:table-row>
        <table:table-row table:style-name="ro28">
          <table:table-cell office:value-type="string">
            <text:p>Compared to the sun, the earth is small.</text:p>
          </table:table-cell>
          <table:table-cell office:value-type="string">
            <text:p>Im Vergleich zur Sonne ist die Erde klein.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Übergewicht </text:p>
          </table:table-cell>
          <table:table-cell office:value-type="string">
            <text:p>overweight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entstehenden </text:p>
          </table:table-cell>
          <table:table-cell office:value-type="string">
            <text:p>incured</text:p>
          </table:table-cell>
          <table:table-cell table:number-columns-repeated="2"/>
        </table:table-row>
        <table:table-row table:style-name="ro28">
          <table:table-cell office:value-type="string">
            <text:p>ermahnt </text:p>
          </table:table-cell>
          <table:table-cell office:value-type="string">
            <text:p>proeidopoihse</text:p>
          </table:table-cell>
          <table:table-cell table:number-columns-repeated="2"/>
        </table:table-row>
        <table:table-row table:style-name="ro29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Erkenntnis </text:p>
          </table:table-cell>
          <table:table-cell office:value-type="string">
            <text:p>Knowledge</text:p>
          </table:table-cell>
          <table:table-cell table:number-columns-repeated="2"/>
        </table:table-row>
        <table:table-row table:style-name="ro30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2"/>
        </table:table-row>
        <table:table-row table:style-name="ro28">
          <table:table-cell office:value-type="string">
            <text:p>Ereignissen </text:p>
          </table:table-cell>
          <table:table-cell office:value-type="string">
            <text:p>incidents</text:p>
          </table:table-cell>
          <table:table-cell table:number-columns-repeated="2"/>
        </table:table-row>
        <table:table-row table:style-name="ro28">
          <table:table-cell office:value-type="string">
            <text:p>Einstellungen </text:p>
          </table:table-cell>
          <table:table-cell office:value-type="string">
            <text:p>settings</text:p>
          </table:table-cell>
          <table:table-cell table:number-columns-repeated="2"/>
        </table:table-row>
        <table:table-row table:style-name="ro29">
          <table:table-cell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table:number-columns-repeated="2"/>
        </table:table-row>
        <table:table-row table:style-name="ro28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2"/>
        </table:table-row>
        <table:table-row table:style-name="ro28">
          <table:table-cell office:value-type="string">
            <text:p>She will get in touch</text:p>
          </table:table-cell>
          <table:table-cell office:value-type="string">
            <text:p>Sie wird sich melden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überholt </text:p>
          </table:table-cell>
          <table:table-cell office:value-type="string">
            <text:p>prosperna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2"/>
        </table:table-row>
        <table:table-row table:style-name="ro28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2"/>
        </table:table-row>
        <table:table-row table:style-name="ro28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2"/>
        </table:table-row>
        <table:table-row table:style-name="ro28">
          <table:table-cell office:value-type="string">
            <text:p>Das Verhältnis</text:p>
          </table:table-cell>
          <table:table-cell office:value-type="string">
            <text:p>the relationship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28">
          <table:table-cell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table:number-columns-repeated="2"/>
        </table:table-row>
        <table:table-row table:style-name="ro28">
          <table:table-cell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table:number-columns-repeated="2"/>
        </table:table-row>
        <table:table-row table:style-name="ro28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2"/>
        </table:table-row>
        <table:table-row table:style-name="ro28">
          <table:table-cell office:value-type="string">
            <text:p>He is washing himself</text:p>
          </table:table-cell>
          <table:table-cell office:value-type="string">
            <text:p>Er waescht sich</text:p>
          </table:table-cell>
          <table:table-cell table:number-columns-repeated="2"/>
        </table:table-row>
        <table:table-row table:style-name="ro28">
          <table:table-cell office:value-type="string">
            <text:p>We will sign in </text:p>
          </table:table-cell>
          <table:table-cell office:value-type="string">
            <text:p>Wir werden uns eintragen</text:p>
          </table:table-cell>
          <table:table-cell table:number-columns-repeated="2"/>
        </table:table-row>
        <table:table-row table:style-name="ro28">
          <table:table-cell office:value-type="string">
            <text:p>Staumauer</text:p>
          </table:table-cell>
          <table:table-cell office:value-type="string">
            <text:p>fragma, dam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erholen </text:p>
          </table:table-cell>
          <table:table-cell office:value-type="string">
            <text:p>recover</text:p>
          </table:table-cell>
          <table:table-cell table:number-columns-repeated="2"/>
        </table:table-row>
        <table:table-row table:style-name="ro28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2"/>
        </table:table-row>
        <table:table-row table:style-name="ro28">
          <table:table-cell office:value-type="string">
            <text:p>abgelaufen </text:p>
          </table:table-cell>
          <table:table-cell office:value-type="string">
            <text:p>expired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entzündet </text:p>
          </table:table-cell>
          <table:table-cell office:value-type="string">
            <text:p>ignited, inflamed</text:p>
          </table:table-cell>
          <table:table-cell table:number-columns-repeated="2"/>
        </table:table-row>
        <table:table-row table:style-name="ro28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2"/>
        </table:table-row>
        <table:table-row table:style-name="ro28">
          <table:table-cell office:value-type="string">
            <text:p>Ansprüche</text:p>
          </table:table-cell>
          <table:table-cell office:value-type="string">
            <text:p>expectations</text:p>
          </table:table-cell>
          <table:table-cell table:number-columns-repeated="2"/>
        </table:table-row>
        <table:table-row table:style-name="ro28">
          <table:table-cell office:value-type="string">
            <text:p>Vereinbarung</text:p>
          </table:table-cell>
          <table:table-cell office:value-type="string">
            <text:p>agreement, appointment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Anspruch </text:p>
          </table:table-cell>
          <table:table-cell office:value-type="string">
            <text:p>claim</text:p>
          </table:table-cell>
          <table:table-cell table:number-columns-repeated="2"/>
        </table:table-row>
        <table:table-row table:style-name="ro29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2"/>
        </table:table-row>
        <table:table-row table:style-name="ro28">
          <table:table-cell office:value-type="string">
            <text:p>Mahlzeit </text:p>
          </table:table-cell>
          <table:table-cell office:value-type="string">
            <text:p>meal</text:p>
          </table:table-cell>
          <table:table-cell table:number-columns-repeated="2"/>
        </table:table-row>
        <table:table-row table:style-name="ro28">
          <table:table-cell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table:number-columns-repeated="2"/>
        </table:table-row>
        <table:table-row table:style-name="ro28">
          <table:table-cell office:value-type="string">
            <text:p>Die Decke</text:p>
          </table:table-cell>
          <table:table-cell office:value-type="string">
            <text:p>the blanket</text:p>
          </table:table-cell>
          <table:table-cell table:number-columns-repeated="2"/>
        </table:table-row>
        <table:table-row table:style-name="ro28">
          <table:table-cell office:value-type="string">
            <text:p>das macht nicht aus</text:p>
          </table:table-cell>
          <table:table-cell office:value-type="string">
            <text:p>that does not matter</text:p>
          </table:table-cell>
          <table:table-cell table:number-columns-repeated="2"/>
        </table:table-row>
        <table:table-row table:style-name="ro28">
          <table:table-cell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table:number-columns-repeated="2"/>
        </table:table-row>
        <table:table-row table:style-name="ro28">
          <table:table-cell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table:number-columns-repeated="2"/>
        </table:table-row>
        <table:table-row table:style-name="ro28">
          <table:table-cell office:value-type="string">
            <text:p>I am making myself pasta</text:p>
          </table:table-cell>
          <table:table-cell office:value-type="string">
            <text:p>Ich mache mir Nudeln</text:p>
          </table:table-cell>
          <table:table-cell table:number-columns-repeated="2"/>
        </table:table-row>
        <table:table-row table:style-name="ro28">
          <table:table-cell office:value-type="string">
            <text:p>Day after day</text:p>
          </table:table-cell>
          <table:table-cell office:value-type="string">
            <text:p>Tag um Tag</text:p>
          </table:table-cell>
          <table:table-cell table:number-columns-repeated="2"/>
        </table:table-row>
        <table:table-row table:style-name="ro28">
          <table:table-cell office:value-type="string">
            <text:p>Bezirk</text:p>
          </table:table-cell>
          <table:table-cell office:value-type="string">
            <text:p>district</text:p>
          </table:table-cell>
          <table:table-cell table:number-columns-repeated="2"/>
        </table:table-row>
        <table:table-row table:style-name="ro28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table:number-columns-repeated="2"/>
        </table:table-row>
        <table:table-row table:style-name="ro30">
          <table:table-cell office:value-type="string">
            <text:p>My vacation home has a small yard.</text:p>
          </table:table-cell>
          <table:table-cell office:value-type="string">
            <text:p>Mein Ferienhaus hat <text:span text:style-name="T6">einen kleinen Hof</text:span></text:p>
          </table:table-cell>
          <table:table-cell table:number-columns-repeated="2"/>
        </table:table-row>
        <table:table-row table:style-name="ro28">
          <table:table-cell office:value-type="string">
            <text:p>At the bottom</text:p>
          </table:table-cell>
          <table:table-cell office:value-type="string">
            <text:p>Auf dem Grund</text:p>
          </table:table-cell>
          <table:table-cell table:number-columns-repeated="2"/>
        </table:table-row>
        <table:table-row table:style-name="ro28">
          <table:table-cell office:value-type="string">
            <text:p>die Umgebung</text:p>
          </table:table-cell>
          <table:table-cell office:value-type="string">
            <text:p>the environment</text:p>
          </table:table-cell>
          <table:table-cell table:number-columns-repeated="2"/>
        </table:table-row>
        <table:table-row table:style-name="ro29">
          <table:table-cell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table:number-columns-repeated="2"/>
        </table:table-row>
        <table:table-row table:style-name="ro28">
          <table:table-cell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table:number-columns-repeated="2"/>
        </table:table-row>
        <table:table-row table:style-name="ro28">
          <table:table-cell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table:number-columns-repeated="2"/>
        </table:table-row>
        <table:table-row table:style-name="ro28">
          <table:table-cell office:value-type="string">
            <text:p>The dog wants to go outside</text:p>
          </table:table-cell>
          <table:table-cell office:value-type="string">
            <text:p>Der Hund will raus</text:p>
          </table:table-cell>
          <table:table-cell table:number-columns-repeated="2"/>
        </table:table-row>
        <table:table-row table:style-name="ro28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number-columns-repeated="2"/>
        </table:table-row>
        <table:table-row table:style-name="ro28">
          <table:table-cell office:value-type="string">
            <text:p>Turn right</text:p>
          </table:table-cell>
          <table:table-cell office:value-type="string">
            <text:p>Biegt nach rechts ab</text:p>
          </table:table-cell>
          <table:table-cell table:number-columns-repeated="2"/>
        </table:table-row>
        <table:table-row table:style-name="ro28">
          <table:table-cell office:value-type="string">
            <text:p>Until when are you gone?</text:p>
          </table:table-cell>
          <table:table-cell office:value-type="string">
            <text:p>Bis wann bist du weg?</text:p>
          </table:table-cell>
          <table:table-cell table:number-columns-repeated="2"/>
        </table:table-row>
        <table:table-row table:style-name="ro28">
          <table:table-cell office:value-type="string">
            <text:p>She is going out</text:p>
          </table:table-cell>
          <table:table-cell office:value-type="string">
            <text:p>She geht raus/hinaus</text:p>
          </table:table-cell>
          <table:table-cell table:number-columns-repeated="2"/>
        </table:table-row>
        <table:table-row table:style-name="ro29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table:number-columns-repeated="2"/>
        </table:table-row>
        <table:table-row table:style-name="ro28">
          <table:table-cell office:value-type="string">
            <text:p>In or out?</text:p>
          </table:table-cell>
          <table:table-cell office:value-type="string">
            <text:p>Rein oder raus?</text:p>
          </table:table-cell>
          <table:table-cell table:number-columns-repeated="2"/>
        </table:table-row>
        <table:table-row table:style-name="ro28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2"/>
        </table:table-row>
        <table:table-row table:style-name="ro28">
          <table:table-cell office:value-type="string">
            <text:p>He runs around the house</text:p>
          </table:table-cell>
          <table:table-cell office:value-type="string">
            <text:p>Er rennt im Haus herum</text:p>
          </table:table-cell>
          <table:table-cell table:number-columns-repeated="2"/>
        </table:table-row>
        <table:table-row table:style-name="ro28">
          <table:table-cell office:value-type="string">
            <text:p>ergänzen</text:p>
          </table:table-cell>
          <table:table-cell office:value-type="string">
            <text:p>complete</text:p>
          </table:table-cell>
          <table:table-cell table:number-columns-repeated="2"/>
        </table:table-row>
        <table:table-row table:style-name="ro28">
          <table:table-cell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2"/>
        </table:table-row>
        <table:table-row table:style-name="ro28">
          <table:table-cell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table:number-columns-repeated="2"/>
        </table:table-row>
        <table:table-row table:style-name="ro28">
          <table:table-cell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table:number-columns-repeated="2"/>
        </table:table-row>
        <table:table-row table:style-name="ro29">
          <table:table-cell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2"/>
        </table:table-row>
        <table:table-row table:style-name="ro28">
          <table:table-cell office:value-type="string">
            <text:p>research</text:p>
          </table:table-cell>
          <table:table-cell office:value-type="string">
            <text:p>Forschung</text:p>
          </table:table-cell>
          <table:table-cell table:number-columns-repeated="2"/>
        </table:table-row>
        <table:table-row table:style-name="ro29">
          <table:table-cell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2"/>
        </table:table-row>
        <table:table-row table:style-name="ro28">
          <table:table-cell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number-columns-repeated="2"/>
        </table:table-row>
        <table:table-row table:style-name="ro28">
          <table:table-cell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0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wichtig</text:span></text:p>
          </table:table-cell>
          <table:table-cell table:number-columns-repeated="2"/>
        </table:table-row>
        <table:table-row table:style-name="ro28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2"/>
        </table:table-row>
        <table:table-row table:style-name="ro28">
          <table:table-cell office:value-type="string">
            <text:p>bemühen sich</text:p>
          </table:table-cell>
          <table:table-cell office:value-type="string">
            <text:p>make an effort</text:p>
          </table:table-cell>
          <table:table-cell table:number-columns-repeated="2"/>
        </table:table-row>
        <table:table-row table:style-name="ro29">
          <table:table-cell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table:number-columns-repeated="2"/>
        </table:table-row>
        <table:table-row table:style-name="ro29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2"/>
        </table:table-row>
        <table:table-row table:style-name="ro28">
          <table:table-cell office:value-type="string">
            <text:p>beizulegen</text:p>
          </table:table-cell>
          <table:table-cell office:value-type="string">
            <text:p>to settle</text:p>
          </table:table-cell>
          <table:table-cell table:number-columns-repeated="2"/>
        </table:table-row>
        <table:table-row table:style-name="ro28">
          <table:table-cell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2"/>
        </table:table-row>
        <table:table-row table:style-name="ro29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2"/>
        </table:table-row>
        <table:table-row table:style-name="ro29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2"/>
        </table:table-row>
        <table:table-row table:style-name="ro28">
          <table:table-cell office:value-type="string">
            <text:p>geahnt</text:p>
          </table:table-cell>
          <table:table-cell office:value-type="string">
            <text:p>suspected</text:p>
          </table:table-cell>
          <table:table-cell table:number-columns-repeated="2"/>
        </table:table-row>
        <table:table-row table:style-name="ro28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2"/>
        </table:table-row>
        <table:table-row table:style-name="ro28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2"/>
        </table:table-row>
        <table:table-row table:style-name="ro28">
          <table:table-cell office:value-type="string">
            <text:p>entwertet</text:p>
          </table:table-cell>
          <table:table-cell office:value-type="string">
            <text:p>canceled</text:p>
          </table:table-cell>
          <table:table-cell table:number-columns-repeated="2"/>
        </table:table-row>
        <table:table-row table:style-name="ro28">
          <table:table-cell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table:number-columns-repeated="2"/>
        </table:table-row>
        <table:table-row table:style-name="ro28">
          <table:table-cell office:value-type="string">
            <text:p>Wortsinne</text:p>
          </table:table-cell>
          <table:table-cell office:value-type="string">
            <text:p>litteraly</text:p>
          </table:table-cell>
          <table:table-cell table:number-columns-repeated="2"/>
        </table:table-row>
        <table:table-row table:style-name="ro28">
          <table:table-cell office:value-type="string">
            <text:p>Wahrnehmung </text:p>
          </table:table-cell>
          <table:table-cell office:value-type="string">
            <text:p>perception</text:p>
          </table:table-cell>
          <table:table-cell table:number-columns-repeated="2"/>
        </table:table-row>
        <table:table-row table:style-name="ro32">
          <table:table-cell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2"/>
        </table:table-row>
        <table:table-row table:style-name="ro28">
          <table:table-cell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2"/>
        </table:table-row>
        <table:table-row table:style-name="ro29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2"/>
        </table:table-row>
        <table:table-row table:style-name="ro28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2"/>
        </table:table-row>
        <table:table-row table:style-name="ro28">
          <table:table-cell office:value-type="string">
            <text:p>anstehende </text:p>
          </table:table-cell>
          <table:table-cell office:value-type="string">
            <text:p>upcomming</text:p>
          </table:table-cell>
          <table:table-cell table:number-columns-repeated="2"/>
        </table:table-row>
        <table:table-row table:style-name="ro28">
          <table:table-cell office:value-type="string">
            <text:p>eigenständig zu bleiben.</text:p>
          </table:table-cell>
          <table:table-cell office:value-type="string">
            <text:p>to stay independent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nachzuahmen </text:p>
          </table:table-cell>
          <table:table-cell office:value-type="string">
            <text:p>immitate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Unbedarftheit </text:p>
          </table:table-cell>
          <table:table-cell office:value-type="string">
            <text:p>naivety (afeleia)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diese gewisse Unbedarftheit </text:p>
          </table:table-cell>
          <table:table-cell table:number-columns-repeated="3"/>
        </table:table-row>
        <table:table-row table:style-name="ro28">
          <table:table-cell table:style-name="ce153" office:value-type="string">
            <text:p>Die Überheblichkeit </text:p>
          </table:table-cell>
          <table:table-cell office:value-type="string">
            <text:p>arrogance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verklären </text:p>
          </table:table-cell>
          <table:table-cell office:value-type="string">
            <text:p>transform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Schlagzeile </text:p>
          </table:table-cell>
          <table:table-cell office:value-type="string">
            <text:p>headline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Betriebe </text:p>
          </table:table-cell>
          <table:table-cell office:value-type="string">
            <text:p>companies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Währung </text:p>
          </table:table-cell>
          <table:table-cell office:value-type="string">
            <text:p>currency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Gedächtnis </text:p>
          </table:table-cell>
          <table:table-cell office:value-type="string">
            <text:p>memory</text:p>
          </table:table-cell>
          <table:table-cell table:number-columns-repeated="2"/>
        </table:table-row>
        <table:table-row table:style-name="ro29">
          <table:table-cell table:style-name="ce153" office:value-type="string">
            <text:p>Mir <text:span text:style-name="T6">fällt</text:span><text:span text:style-name="T7"> ein Bild von einem 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Bedürftigkeit </text:p>
          </table:table-cell>
          <table:table-cell office:value-type="string">
            <text:p>endeia, anexeia</text:p>
          </table:table-cell>
          <table:table-cell table:number-columns-repeated="2"/>
        </table:table-row>
        <table:table-row table:style-name="ro28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festhält </text:p>
          </table:table-cell>
          <table:table-cell office:value-type="string">
            <text:p>adheres</text:p>
          </table:table-cell>
          <table:table-cell table:number-columns-repeated="2"/>
        </table:table-row>
        <table:table-row table:style-name="ro28">
          <table:table-cell office:value-type="string">
            <text:p>vorsehen</text:p>
          </table:table-cell>
          <table:table-cell office:value-type="string">
            <text:p>provide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2"/>
        </table:table-row>
        <table:table-row table:style-name="ro28">
          <table:table-cell office:value-type="string">
            <text:p>durchfielen</text:p>
          </table:table-cell>
          <table:table-cell office:value-type="string">
            <text:p>failed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Durchfallquoten </text:p>
          </table:table-cell>
          <table:table-cell office:value-type="string">
            <text:p>pososta apotyxias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2"/>
        </table:table-row>
        <table:table-row table:style-name="ro28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2"/>
        </table:table-row>
        <table:table-row table:style-name="ro28">
          <table:table-cell office:value-type="string">
            <text:p>Verleger</text:p>
          </table:table-cell>
          <table:table-cell office:value-type="string">
            <text:p>publisher</text:p>
          </table:table-cell>
          <table:table-cell table:number-columns-repeated="2"/>
        </table:table-row>
        <table:table-row table:style-name="ro28">
          <table:table-cell office:value-type="string">
            <text:p>Sie ist bekannt geworden</text:p>
          </table:table-cell>
          <table:table-cell table:number-columns-repeated="3"/>
        </table:table-row>
        <table:table-row table:style-name="ro28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2"/>
        </table:table-row>
        <table:table-row table:style-name="ro28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2"/>
        </table:table-row>
        <table:table-row table:style-name="ro29">
          <table:table-cell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in abgelegenen Gebieten </text:p>
          </table:table-cell>
          <table:table-cell office:value-type="string">
            <text:p>In remote areas</text:p>
          </table:table-cell>
          <table:table-cell table:number-columns-repeated="2"/>
        </table:table-row>
        <table:table-row table:style-name="ro29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2"/>
        </table:table-row>
        <table:table-row table:style-name="ro28">
          <table:table-cell office:value-type="string">
            <text:p>Milliardenschaden </text:p>
          </table:table-cell>
          <table:table-cell office:value-type="string">
            <text:p>Millions of damages</text:p>
          </table:table-cell>
          <table:table-cell table:number-columns-repeated="2"/>
        </table:table-row>
        <table:table-row table:style-name="ro28">
          <table:table-cell office:value-type="string">
            <text:p>tatsächlichen </text:p>
          </table:table-cell>
          <table:table-cell office:value-type="string">
            <text:p>actual</text:p>
          </table:table-cell>
          <table:table-cell table:number-columns-repeated="2"/>
        </table:table-row>
        <table:table-row table:style-name="ro29">
          <table:table-cell office:value-type="string">
            <text:p>Am Montag fuhlen sich alle in meinem Buro ein bisschen mude/verschlafen</text:p>
          </table:table-cell>
          <table:table-cell table:number-columns-repeated="3"/>
        </table:table-row>
        <table:table-row table:style-name="ro28">
          <table:table-cell office:value-type="string">
            <text:p>Hast du schon mal verschlafen</text:p>
          </table:table-cell>
          <table:table-cell office:value-type="string">
            <text:p>Did you oversleep once?</text:p>
          </table:table-cell>
          <table:table-cell table:number-columns-repeated="2"/>
        </table:table-row>
        <table:table-row table:style-name="ro29">
          <table:table-cell office:value-type="string">
            <text:p>Das kommt drauf an wie weit man von der Grenze entfernt ist</text:p>
          </table:table-cell>
          <table:table-cell office:value-type="string">
            <text:p>It depends on</text:p>
          </table:table-cell>
          <table:table-cell table:number-columns-repeated="2"/>
        </table:table-row>
        <table:table-row table:style-name="ro29">
          <table:table-cell office:value-type="string">
            <text:p>das Unternehmen ist in Schieflage gekomment </text:p>
          </table:table-cell>
          <table:table-cell office:value-type="string">
            <text:p>sta pro8yra xrewkopias</text:p>
          </table:table-cell>
          <table:table-cell table:number-columns-repeated="2"/>
        </table:table-row>
        <table:table-row table:style-name="ro28">
          <table:table-cell office:value-type="string">
            <text:p>überwiegend Frauen </text:p>
          </table:table-cell>
          <table:table-cell office:value-type="string">
            <text:p>mostly women</text:p>
          </table:table-cell>
          <table:table-cell table:number-columns-repeated="2"/>
        </table:table-row>
        <table:table-row table:style-name="ro29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2"/>
        </table:table-row>
        <table:table-row table:style-name="ro28">
          <table:table-cell office:value-type="string">
            <text:p>Auftritt</text:p>
          </table:table-cell>
          <table:table-cell office:value-type="string">
            <text:p>appearance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table:number-columns-repeated="2"/>
        </table:table-row>
        <table:table-row table:style-name="ro28">
          <table:table-cell office:value-type="string">
            <text:p>Das geht in aller Regel schief</text:p>
          </table:table-cell>
          <table:table-cell table:number-columns-repeated="3"/>
        </table:table-row>
        <table:table-row table:style-name="ro28">
          <table:table-cell table:style-name="ce153" office:value-type="string">
            <text:p>Das geht in aller Regel schief </text:p>
          </table:table-cell>
          <table:table-cell table:style-name="ce153" office:value-type="string">
            <text:p>That usually goes wrong </text:p>
          </table:table-cell>
          <table:table-cell table:number-columns-repeated="2"/>
        </table:table-row>
        <table:table-row table:style-name="ro30">
          <table:table-cell table:style-name="ce158" office:value-type="string">
            <text:p>Am Ende bleibt der Siegerlook übrig. </text:p>
          </table:table-cell>
          <table:table-cell table:style-name="ce153" office:value-type="string">
            <text:p>In the end, the winning look remains. 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übrig </text:p>
          </table:table-cell>
          <table:table-cell office:value-type="string">
            <text:p>left</text:p>
          </table:table-cell>
          <table:table-cell table:number-columns-repeated="2"/>
        </table:table-row>
        <table:table-row table:style-name="ro28">
          <table:table-cell office:value-type="string">
            <text:p>Es gibt keine Neuigkeiten</text:p>
          </table:table-cell>
          <table:table-cell office:value-type="string">
            <text:p>there is no news</text:p>
          </table:table-cell>
          <table:table-cell table:number-columns-repeated="2"/>
        </table:table-row>
        <table:table-row table:style-name="ro28">
          <table:table-cell office:value-type="string">
            <text:p>ich nehme mir vor</text:p>
          </table:table-cell>
          <table:table-cell office:value-type="string">
            <text:p>i plan to</text:p>
          </table:table-cell>
          <table:table-cell table:number-columns-repeated="2"/>
        </table:table-row>
        <table:table-row table:style-name="ro28">
          <table:table-cell office:value-type="string">
            <text:p>der Teufel</text:p>
          </table:table-cell>
          <table:table-cell office:value-type="string">
            <text:p>the devil</text:p>
          </table:table-cell>
          <table:table-cell table:number-columns-repeated="2"/>
        </table:table-row>
        <table:table-row table:style-name="ro28">
          <table:table-cell office:value-type="string">
            <text:p>geht etwas schief.</text:p>
          </table:table-cell>
          <table:table-cell office:value-type="string">
            <text:p>Something goes wrong</text:p>
          </table:table-cell>
          <table:table-cell table:number-columns-repeated="2"/>
        </table:table-row>
        <table:table-row table:style-name="ro28">
          <table:table-cell office:value-type="string">
            <text:p><text:s/>Ausgerechnet heute!</text:p>
          </table:table-cell>
          <table:table-cell office:value-type="string">
            <text:p>Especially today</text:p>
          </table:table-cell>
          <table:table-cell table:number-columns-repeated="2"/>
        </table:table-row>
        <table:table-row table:style-name="ro28">
          <table:table-cell office:value-type="string">
            <text:p>unheimlichen Momente </text:p>
          </table:table-cell>
          <table:table-cell office:value-type="string">
            <text:p>scary moment</text:p>
          </table:table-cell>
          <table:table-cell table:number-columns-repeated="2"/>
        </table:table-row>
        <table:table-row table:style-name="ro28">
          <table:table-cell office:value-type="string">
            <text:p>Verbrecherorganisation </text:p>
          </table:table-cell>
          <table:table-cell office:value-type="string">
            <text:p>Criminal Organization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table:number-columns-repeated="2"/>
        </table:table-row>
        <table:table-row table:style-name="ro28">
          <table:table-cell office:value-type="string">
            <text:p>heikle</text:p>
          </table:table-cell>
          <table:table-cell office:value-type="string">
            <text:p>delicate</text:p>
          </table:table-cell>
          <table:table-cell table:number-columns-repeated="2"/>
        </table:table-row>
        <table:table-row table:style-name="ro28">
          <table:table-cell office:value-type="string">
            <text:p>glaubwürdig</text:p>
          </table:table-cell>
          <table:table-cell office:value-type="string">
            <text:p>credible</text:p>
          </table:table-cell>
          <table:table-cell table:number-columns-repeated="2"/>
        </table:table-row>
        <table:table-row table:style-name="ro28">
          <table:table-cell office:value-type="string">
            <text:p>würdigkeit</text:p>
          </table:table-cell>
          <table:table-cell office:value-type="string">
            <text:p>axia, ikanothta</text:p>
          </table:table-cell>
          <table:table-cell table:number-columns-repeated="2"/>
        </table:table-row>
        <table:table-row table:style-name="ro28">
          <table:table-cell office:value-type="string">
            <text:p>angeben</text:p>
          </table:table-cell>
          <table:table-cell office:value-type="string">
            <text:p>specify</text:p>
          </table:table-cell>
          <table:table-cell table:number-columns-repeated="2"/>
        </table:table-row>
        <table:table-row table:style-name="ro33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2"/>
        </table:table-row>
        <table:table-row table:style-name="ro28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table:number-columns-repeated="2"/>
        </table:table-row>
        <table:table-row table:style-name="ro30">
          <table:table-cell office:value-type="string">
            <text:p>Ich <text:span text:style-name="T6">antworte</text:span><text:span text:style-name="T7"> auf Deinen Brief</text:span></text:p>
          </table:table-cell>
          <table:table-cell office:value-type="string">
            <text:p>(I reply to your letter)</text:p>
          </table:table-cell>
          <table:table-cell table:number-columns-repeated="2"/>
        </table:table-row>
        <table:table-row table:style-name="ro30">
          <table:table-cell office:value-type="string">
            <text:p>Ich <text:span text:style-name="T6">beantworte</text:span><text:span text:style-name="T7"> Deine Frage</text:span></text:p>
          </table:table-cell>
          <table:table-cell office:value-type="string">
            <text:p>(I answer your question)</text:p>
          </table:table-cell>
          <table:table-cell table:number-columns-repeated="2"/>
        </table:table-row>
        <table:table-row table:style-name="ro29">
          <table:table-cell office:value-type="string">
            <text:p>Nach Ansicht einiger Spezialisten trifft dies zu</text:p>
          </table:table-cell>
          <table:table-cell office:value-type="string">
            <text:p>According to some specialists this is true</text:p>
          </table:table-cell>
          <table:table-cell table:number-columns-repeated="2"/>
        </table:table-row>
        <table:table-row table:style-name="ro28">
          <table:table-cell office:value-type="string">
            <text:p>Ich bitte Sie um Verzeihung.</text:p>
          </table:table-cell>
          <table:table-cell office:value-type="string">
            <text:p>I peg your pardon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table:number-columns-repeated="2"/>
        </table:table-row>
        <table:table-row table:style-name="ro28">
          <table:table-cell office:value-type="string">
            <text:p>Turn immediately! </text:p>
          </table:table-cell>
          <table:table-cell office:value-type="string">
            <text:p>Sofort wenden!</text:p>
          </table:table-cell>
          <table:table-cell table:number-columns-repeated="2"/>
        </table:table-row>
        <table:table-row table:style-name="ro28">
          <table:table-cell office:value-type="string">
            <text:p>Are you charging me for this time?</text:p>
          </table:table-cell>
          <table:table-cell office:value-type="string">
            <text:p>Berechen Sie mir diese Zeit?</text:p>
          </table:table-cell>
          <table:table-cell table:number-columns-repeated="2"/>
        </table:table-row>
        <table:table-row table:style-name="ro28">
          <table:table-cell office:value-type="string">
            <text:p>nehme mir vor</text:p>
          </table:table-cell>
          <table:table-cell office:value-type="string">
            <text:p>i suppose</text:p>
          </table:table-cell>
          <table:table-cell table:number-columns-repeated="2"/>
        </table:table-row>
        <table:table-row table:style-name="ro28">
          <table:table-cell office:value-type="string">
            <text:p>Sich vornehmen</text:p>
          </table:table-cell>
          <table:table-cell office:value-type="string">
            <text:p>to suppose</text:p>
          </table:table-cell>
          <table:table-cell table:number-columns-repeated="2"/>
        </table:table-row>
        <table:table-row table:style-name="ro29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table:number-columns-repeated="2"/>
        </table:table-row>
        <table:table-row table:style-name="ro28">
          <table:table-cell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number-columns-repeated="2"/>
        </table:table-row>
        <table:table-row table:style-name="ro28">
          <table:table-cell office:value-type="string">
            <text:p><text:s/>im Einklang</text:p>
          </table:table-cell>
          <table:table-cell office:value-type="string">
            <text:p>in line</text:p>
          </table:table-cell>
          <table:table-cell table:number-columns-repeated="2"/>
        </table:table-row>
        <table:table-row table:style-name="ro28">
          <table:table-cell office:value-type="string">
            <text:p>Vorgehen</text:p>
          </table:table-cell>
          <table:table-cell office:value-type="string">
            <text:p>action</text:p>
          </table:table-cell>
          <table:table-cell table:number-columns-repeated="2"/>
        </table:table-row>
        <table:table-row table:style-name="ro28">
          <table:table-cell office:value-type="string">
            <text:p>befähigt</text:p>
          </table:table-cell>
          <table:table-cell office:value-type="string">
            <text:p>capable</text:p>
          </table:table-cell>
          <table:table-cell table:number-columns-repeated="2"/>
        </table:table-row>
        <table:table-row table:style-name="ro28">
          <table:table-cell office:value-type="string">
            <text:p>geleistete </text:p>
          </table:table-cell>
          <table:table-cell office:value-type="string">
            <text:p>provided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bewerten </text:p>
          </table:table-cell>
          <table:table-cell office:value-type="string">
            <text:p>assess</text:p>
          </table:table-cell>
          <table:table-cell table:number-columns-repeated="2"/>
        </table:table-row>
        <table:table-row table:style-name="ro28">
          <table:table-cell office:value-type="string">
            <text:p>Füßen getreten</text:p>
          </table:table-cell>
          <table:table-cell office:value-type="string">
            <text:p>kicked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Streitkräfte </text:p>
          </table:table-cell>
          <table:table-cell office:value-type="string">
            <text:p>armed forces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2"/>
        </table:table-row>
        <table:table-row table:style-name="ro28">
          <table:table-cell office:value-type="string">
            <text:p>indem </text:p>
          </table:table-cell>
          <table:table-cell office:value-type="string">
            <text:p>by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Verzweiflung </text:p>
          </table:table-cell>
          <table:table-cell office:value-type="string">
            <text:p>dispair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gehorchen </text:p>
          </table:table-cell>
          <table:table-cell office:value-type="string">
            <text:p>to obey</text:p>
          </table:table-cell>
          <table:table-cell table:number-columns-repeated="2"/>
        </table:table-row>
        <table:table-row table:style-name="ro28">
          <table:table-cell office:value-type="string">
            <text:p>Grenzbeamten </text:p>
          </table:table-cell>
          <table:table-cell office:value-type="string">
            <text:p>Border Officials</text:p>
          </table:table-cell>
          <table:table-cell table:number-columns-repeated="2"/>
        </table:table-row>
        <table:table-row table:style-name="ro28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2"/>
        </table:table-row>
        <table:table-row table:style-name="ro29">
          <table:table-cell office:value-type="string">
            <text:p>Diese Entscheidung obliegt den Arbeitern</text:p>
          </table:table-cell>
          <table:table-cell office:value-type="string">
            <text:p>This decision is up to the workers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Wandel 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Sold</text:p>
          </table:table-cell>
          <table:table-cell office:value-type="string">
            <text:p>pay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2"/>
        </table:table-row>
        <table:table-row table:style-name="ro28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2"/>
        </table:table-row>
        <table:table-row table:style-name="ro28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2"/>
        </table:table-row>
        <table:table-row table:style-name="ro28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2"/>
        </table:table-row>
        <table:table-row table:style-name="ro28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2"/>
        </table:table-row>
        <table:table-row table:style-name="ro28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2"/>
        </table:table-row>
        <table:table-row table:style-name="ro29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2"/>
        </table:table-row>
        <table:table-row table:style-name="ro28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2"/>
        </table:table-row>
        <table:table-row table:style-name="ro28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2"/>
        </table:table-row>
        <table:table-row table:style-name="ro28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2"/>
        </table:table-row>
        <table:table-row table:style-name="ro28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2"/>
        </table:table-row>
        <table:table-row table:style-name="ro29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2"/>
        </table:table-row>
        <table:table-row table:style-name="ro28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2"/>
        </table:table-row>
        <table:table-row table:style-name="ro28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2"/>
        </table:table-row>
        <table:table-row table:style-name="ro30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Woche</text:span></text:p>
          </table:table-cell>
          <table:table-cell table:number-columns-repeated="2"/>
        </table:table-row>
        <table:table-row table:style-name="ro28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2"/>
        </table:table-row>
        <table:table-row table:style-name="ro28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2"/>
        </table:table-row>
        <table:table-row table:style-name="ro28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2"/>
        </table:table-row>
        <table:table-row table:style-name="ro28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2"/>
        </table:table-row>
        <table:table-row table:style-name="ro28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2"/>
        </table:table-row>
        <table:table-row table:style-name="ro28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2"/>
        </table:table-row>
        <table:table-row table:style-name="ro29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2"/>
        </table:table-row>
        <table:table-row table:style-name="ro29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2"/>
        </table:table-row>
        <table:table-row table:style-name="ro29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2"/>
        </table:table-row>
        <table:table-row table:style-name="ro28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2"/>
        </table:table-row>
        <table:table-row table:style-name="ro29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2"/>
        </table:table-row>
        <table:table-row table:style-name="ro29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</text:span><text:span text:style-name="T6">Unterbrechung</text:span></text:p>
          </table:table-cell>
          <table:table-cell table:number-columns-repeated="2"/>
        </table:table-row>
        <table:table-row table:style-name="ro28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2"/>
        </table:table-row>
        <table:table-row table:style-name="ro28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2"/>
        </table:table-row>
        <table:table-row table:style-name="ro28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2"/>
        </table:table-row>
        <table:table-row table:style-name="ro29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2"/>
        </table:table-row>
        <table:table-row table:style-name="ro29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teilnehmen</text:span></text:p>
          </table:table-cell>
          <table:table-cell table:number-columns-repeated="2"/>
        </table:table-row>
        <table:table-row table:style-name="ro28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2"/>
        </table:table-row>
        <table:table-row table:style-name="ro28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2"/>
        </table:table-row>
        <table:table-row table:style-name="ro28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2"/>
        </table:table-row>
        <table:table-row table:style-name="ro30">
          <table:table-cell office:value-type="string">
            <text:p>We are glad about the rain </text:p>
          </table:table-cell>
          <table:table-cell office:value-type="string">
            <text:p>Wir freuen uns <text:span text:style-name="T6">über den Regen</text:span></text:p>
          </table:table-cell>
          <table:table-cell table:number-columns-repeated="2"/>
        </table:table-row>
        <table:table-row table:style-name="ro28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2"/>
        </table:table-row>
        <table:table-row table:style-name="ro28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2"/>
        </table:table-row>
        <table:table-row table:style-name="ro28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höher</text:span></text:p>
          </table:table-cell>
          <table:table-cell table:number-columns-repeated="2"/>
        </table:table-row>
        <table:table-row table:style-name="ro28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2"/>
        </table:table-row>
        <table:table-row table:style-name="ro28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2"/>
        </table:table-row>
        <table:table-row table:style-name="ro28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2"/>
        </table:table-row>
        <table:table-row table:style-name="ro28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2"/>
        </table:table-row>
        <table:table-row table:style-name="ro28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2"/>
        </table:table-row>
        <table:table-row table:style-name="ro33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2"/>
        </table:table-row>
        <table:table-row table:style-name="ro33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3"/>
        </table:table-row>
        <table:table-row table:style-name="ro28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2"/>
        </table:table-row>
        <table:table-row table:style-name="ro28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2"/>
        </table:table-row>
        <table:table-row table:style-name="ro29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2"/>
        </table:table-row>
        <table:table-row table:style-name="ro28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2"/>
        </table:table-row>
        <table:table-row table:style-name="ro28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2"/>
        </table:table-row>
        <table:table-row table:style-name="ro28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2"/>
        </table:table-row>
        <table:table-row table:style-name="ro30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2"/>
        </table:table-row>
        <table:table-row table:style-name="ro28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2"/>
        </table:table-row>
        <table:table-row table:style-name="ro28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2"/>
        </table:table-row>
        <table:table-row table:style-name="ro28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2"/>
        </table:table-row>
        <table:table-row table:style-name="ro28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2"/>
        </table:table-row>
        <table:table-row table:style-name="ro29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2"/>
        </table:table-row>
        <table:table-row table:style-name="ro28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2"/>
        </table:table-row>
        <table:table-row table:style-name="ro29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2"/>
        </table:table-row>
        <table:table-row table:style-name="ro28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2"/>
        </table:table-row>
        <table:table-row table:style-name="ro30">
          <table:table-cell office:value-type="string">
            <text:p>Der Handel <text:span text:style-name="T6">begann</text:span><text:span text:style-name="T7"> ruhig</text:span></text:p>
          </table:table-cell>
          <table:table-cell office:value-type="string">
            <text:p>Trading started calmly</text:p>
          </table:table-cell>
          <table:table-cell table:number-columns-repeated="2"/>
        </table:table-row>
        <table:table-row table:style-name="ro28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2"/>
        </table:table-row>
        <table:table-row table:style-name="ro28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2"/>
        </table:table-row>
        <table:table-row table:style-name="ro28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2"/>
        </table:table-row>
        <table:table-row table:style-name="ro29">
          <table:table-cell office:value-type="string">
            <text:p>Mathematik ist die Basis <text:span text:style-name="T6">für 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2"/>
        </table:table-row>
        <table:table-row table:style-name="ro30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Zustand</text:span></text:p>
          </table:table-cell>
          <table:table-cell table:number-columns-repeated="2"/>
        </table:table-row>
        <table:table-row table:style-name="ro28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2"/>
        </table:table-row>
        <table:table-row table:style-name="ro30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beste Version</text:span></text:p>
          </table:table-cell>
          <table:table-cell table:number-columns-repeated="2"/>
        </table:table-row>
        <table:table-row table:style-name="ro30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2"/>
        </table:table-row>
        <table:table-row table:style-name="ro28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2"/>
        </table:table-row>
        <table:table-row table:style-name="ro29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gewolt</text:span></text:p>
            <text:p><text:span text:style-name="T7">Ich wollte nie Silber und Gold</text:span></text:p>
          </table:table-cell>
          <table:table-cell table:number-columns-repeated="2"/>
        </table:table-row>
        <table:table-row table:style-name="ro28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2"/>
        </table:table-row>
        <table:table-row table:style-name="ro28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2"/>
        </table:table-row>
        <table:table-row table:style-name="ro28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2"/>
        </table:table-row>
        <table:table-row table:style-name="ro28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2"/>
        </table:table-row>
        <table:table-row table:style-name="ro28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2"/>
        </table:table-row>
        <table:table-row table:style-name="ro29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fördern</text:span></text:p>
          </table:table-cell>
          <table:table-cell table:number-columns-repeated="2"/>
        </table:table-row>
        <table:table-row table:style-name="ro29">
          <table:table-cell office:value-type="string">
            <text:p>Ich komme <text:span text:style-name="T6">soeben aus</text:span><text:span text:style-name="T7"> dem Krankenhaus</text:span></text:p>
          </table:table-cell>
          <table:table-cell office:value-type="string">
            <text:p>I just came from the hospital</text:p>
          </table:table-cell>
          <table:table-cell table:number-columns-repeated="2"/>
        </table:table-row>
        <table:table-row table:style-name="ro28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2"/>
        </table:table-row>
        <table:table-row table:style-name="ro28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2"/>
        </table:table-row>
        <table:table-row table:style-name="ro29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2"/>
        </table:table-row>
        <table:table-row table:style-name="ro28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2"/>
        </table:table-row>
        <table:table-row table:style-name="ro28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2"/>
        </table:table-row>
        <table:table-row table:style-name="ro28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2"/>
        </table:table-row>
        <table:table-row table:style-name="ro28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2"/>
        </table:table-row>
        <table:table-row table:style-name="ro28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2"/>
        </table:table-row>
        <table:table-row table:style-name="ro29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2"/>
        </table:table-row>
        <table:table-row table:style-name="ro29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2"/>
        </table:table-row>
        <table:table-row table:style-name="ro28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2"/>
        </table:table-row>
        <table:table-row table:style-name="ro29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2"/>
        </table:table-row>
        <table:table-row table:style-name="ro28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2"/>
        </table:table-row>
        <table:table-row table:style-name="ro28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2"/>
        </table:table-row>
        <table:table-row table:style-name="ro28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2"/>
        </table:table-row>
        <table:table-row table:style-name="ro28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2"/>
        </table:table-row>
        <table:table-row table:style-name="ro29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3"/>
        </table:table-row>
        <table:table-row table:style-name="ro30">
          <table:table-cell table:style-name="ce157" office:value-type="string">
            <text:p>Im Erste Mai</text:p>
          </table:table-cell>
          <table:table-cell table:number-columns-repeated="3"/>
        </table:table-row>
        <table:table-row table:style-name="ro28">
          <table:table-cell table:style-name="ce153" office:value-type="string">
            <text:p>Am 9. März 2019 </text:p>
          </table:table-cell>
          <table:table-cell table:number-columns-repeated="3"/>
        </table:table-row>
        <table:table-row table:style-name="ro30">
          <table:table-cell table:style-name="ce157" office:value-type="string">
            <text:p>Am 10. März <text:span text:style-name="T7">war eine 737 Max</text:span></text:p>
          </table:table-cell>
          <table:table-cell table:number-columns-repeated="3"/>
        </table:table-row>
        <table:table-row table:style-name="ro30">
          <table:table-cell office:value-type="string">
            <text:p>Bereits <text:span text:style-name="T6">am 26. Februar</text:span><text:span text:style-name="T7"> wandten</text:span></text:p>
          </table:table-cell>
          <table:table-cell table:number-columns-repeated="3"/>
        </table:table-row>
        <table:table-row table:style-name="ro28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2"/>
        </table:table-row>
        <table:table-row table:style-name="ro29">
          <table:table-cell office:value-type="string">
            <text:p>stellte sich das britische Parlament <text:span text:style-name="T6">Ende Februar</text:span><text:span text:style-name="T7"> hinter diese </text:span><text:span text:style-name="T7">Forderung </text:span></text:p>
          </table:table-cell>
          <table:table-cell table:number-columns-repeated="3"/>
        </table:table-row>
        <table:table-row table:style-name="ro29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2"/>
        </table:table-row>
        <table:table-row table:style-name="ro28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2"/>
        </table:table-row>
        <table:table-row table:style-name="ro28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2"/>
        </table:table-row>
        <table:table-row table:style-name="ro28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2"/>
        </table:table-row>
        <table:table-row table:style-name="ro29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2"/>
        </table:table-row>
        <table:table-row table:style-name="ro30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2"/>
        </table:table-row>
        <table:table-row table:style-name="ro28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2"/>
        </table:table-row>
        <table:table-row table:style-name="ro29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2"/>
        </table:table-row>
        <table:table-row table:style-name="ro28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2"/>
        </table:table-row>
        <table:table-row table:style-name="ro28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2"/>
        </table:table-row>
        <table:table-row table:style-name="ro29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2"/>
        </table:table-row>
        <table:table-row table:style-name="ro28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2"/>
        </table:table-row>
        <table:table-row table:style-name="ro28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2"/>
        </table:table-row>
        <table:table-row table:style-name="ro28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2"/>
        </table:table-row>
        <table:table-row table:style-name="ro29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2"/>
        </table:table-row>
        <table:table-row table:style-name="ro29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2"/>
        </table:table-row>
        <table:table-row table:style-name="ro28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2"/>
        </table:table-row>
        <table:table-row table:style-name="ro28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2"/>
        </table:table-row>
        <table:table-row table:style-name="ro28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2"/>
        </table:table-row>
        <table:table-row table:style-name="ro28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2"/>
        </table:table-row>
        <table:table-row table:style-name="ro28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2"/>
        </table:table-row>
        <table:table-row table:style-name="ro28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2"/>
        </table:table-row>
        <table:table-row table:style-name="ro28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2"/>
        </table:table-row>
        <table:table-row table:style-name="ro28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2"/>
        </table:table-row>
        <table:table-row table:style-name="ro28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2"/>
        </table:table-row>
        <table:table-row table:style-name="ro28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2"/>
        </table:table-row>
        <table:table-row table:style-name="ro28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2"/>
        </table:table-row>
        <table:table-row table:style-name="ro28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2"/>
        </table:table-row>
        <table:table-row table:style-name="ro28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2"/>
        </table:table-row>
        <table:table-row table:style-name="ro28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2"/>
        </table:table-row>
        <table:table-row table:style-name="ro28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2"/>
        </table:table-row>
        <table:table-row table:style-name="ro28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2"/>
        </table:table-row>
        <table:table-row table:style-name="ro28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2"/>
        </table:table-row>
        <table:table-row table:style-name="ro28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2"/>
        </table:table-row>
        <table:table-row table:style-name="ro30">
          <table:table-cell table:style-name="ce158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2"/>
        </table:table-row>
        <table:table-row table:style-name="ro28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2"/>
        </table:table-row>
        <table:table-row table:style-name="ro28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2"/>
        </table:table-row>
        <table:table-row table:style-name="ro28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2"/>
        </table:table-row>
        <table:table-row table:style-name="ro28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28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2"/>
        </table:table-row>
        <table:table-row table:style-name="ro28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2"/>
        </table:table-row>
        <table:table-row table:style-name="ro28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2"/>
        </table:table-row>
        <table:table-row table:style-name="ro28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2"/>
        </table:table-row>
        <table:table-row table:style-name="ro28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2"/>
        </table:table-row>
        <table:table-row table:style-name="ro28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2"/>
        </table:table-row>
        <table:table-row table:style-name="ro28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2"/>
        </table:table-row>
        <table:table-row table:style-name="ro28">
          <table:table-cell table:number-columns-repeated="4"/>
        </table:table-row>
        <table:table-row table:style-name="ro30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Nach Ansicht <text:span text:style-name="T7">einiger Spezialisten </text:span></text:p>
          </table:table-cell>
          <table:table-cell office:value-type="string">
            <text:p>According to some specialists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2"/>
        </table:table-row>
        <table:table-row table:style-name="ro28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2"/>
        </table:table-row>
        <table:table-row table:style-name="ro29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2"/>
        </table:table-row>
        <table:table-row table:style-name="ro33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2"/>
        </table:table-row>
        <table:table-row table:style-name="ro29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2"/>
        </table:table-row>
        <table:table-row table:style-name="ro28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2"/>
        </table:table-row>
        <table:table-row table:style-name="ro28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2"/>
        </table:table-row>
        <table:table-row table:style-name="ro28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2"/>
        </table:table-row>
        <table:table-row table:style-name="ro28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28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2"/>
        </table:table-row>
        <table:table-row table:style-name="ro28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2"/>
        </table:table-row>
        <table:table-row table:style-name="ro32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3"/>
        </table:table-row>
        <table:table-row table:style-name="ro29">
          <table:table-cell table:style-name="ce153" office:value-type="string">
            <text:p>Aircraft = Luftfahrzeug, airplane = Flugzeug. </text:p>
          </table:table-cell>
          <table:table-cell table:number-columns-repeated="3"/>
        </table:table-row>
        <table:table-row table:style-name="ro28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2"/>
        </table:table-row>
        <table:table-row table:style-name="ro34">
          <table:table-cell table:style-name="ce159" office:value-type="string">
            <text:p>häufig</text:p>
          </table:table-cell>
          <table:table-cell office:value-type="string">
            <text:p>often</text:p>
          </table:table-cell>
          <table:table-cell table:number-columns-repeated="2"/>
        </table:table-row>
        <table:table-row table:style-name="ro28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2"/>
        </table:table-row>
        <table:table-row table:style-name="ro30">
          <table:table-cell table:style-name="ce158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2"/>
        </table:table-row>
        <table:table-row table:style-name="ro28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2"/>
        </table:table-row>
        <table:table-row table:style-name="ro28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2"/>
        </table:table-row>
        <table:table-row table:style-name="ro28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2"/>
        </table:table-row>
        <table:table-row table:style-name="ro28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2"/>
        </table:table-row>
        <table:table-row table:style-name="ro28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2"/>
        </table:table-row>
        <table:table-row table:style-name="ro28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2"/>
        </table:table-row>
        <table:table-row table:style-name="ro28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2"/>
        </table:table-row>
        <table:table-row table:style-name="ro28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2"/>
        </table:table-row>
        <table:table-row table:style-name="ro29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2"/>
        </table:table-row>
        <table:table-row table:style-name="ro28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2"/>
        </table:table-row>
        <table:table-row table:style-name="ro28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2"/>
        </table:table-row>
        <table:table-row table:style-name="ro28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2"/>
        </table:table-row>
        <table:table-row table:style-name="ro28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2"/>
        </table:table-row>
        <table:table-row table:style-name="ro28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2"/>
        </table:table-row>
        <table:table-row table:style-name="ro30">
          <table:table-cell table:style-name="ce160" office:value-type="string">
            <text:p>gültig</text:p>
          </table:table-cell>
          <table:table-cell office:value-type="string">
            <text:p>valid</text:p>
          </table:table-cell>
          <table:table-cell table:number-columns-repeated="2"/>
        </table:table-row>
        <table:table-row table:style-name="ro28">
          <table:table-cell table:style-name="ce16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2"/>
        </table:table-row>
        <table:table-row table:style-name="ro28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2"/>
        </table:table-row>
        <table:table-row table:style-name="ro30">
          <table:table-cell table:style-name="ce160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2"/>
        </table:table-row>
        <table:table-row table:style-name="ro28">
          <table:table-cell table:style-name="ce16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28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2"/>
        </table:table-row>
        <table:table-row table:style-name="ro28">
          <table:table-cell table:style-name="ce16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2"/>
        </table:table-row>
        <table:table-row table:style-name="ro28">
          <table:table-cell table:style-name="ce16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2"/>
        </table:table-row>
        <table:table-row table:style-name="ro30">
          <table:table-cell table:style-name="ce160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29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2"/>
        </table:table-row>
        <table:table-row table:style-name="ro28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2"/>
        </table:table-row>
        <table:table-row table:style-name="ro28">
          <table:table-cell table:style-name="ce16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2"/>
        </table:table-row>
        <table:table-row table:style-name="ro30">
          <table:table-cell table:style-name="ce160" office:value-type="string">
            <text:p>erworben werden</text:p>
          </table:table-cell>
          <table:table-cell table:style-name="ce161" office:value-type="string">
            <text:p>be acquired</text:p>
          </table:table-cell>
          <table:table-cell table:number-columns-repeated="2"/>
        </table:table-row>
        <table:table-row table:style-name="ro30">
          <table:table-cell table:style-name="ce160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2"/>
        </table:table-row>
        <table:table-row table:style-name="ro28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30">
          <table:table-cell table:style-name="ce160" office:value-type="string">
            <text:p>Akku </text:p>
          </table:table-cell>
          <table:table-cell office:value-type="string">
            <text:p>Battery</text:p>
          </table:table-cell>
          <table:table-cell table:number-columns-repeated="2"/>
        </table:table-row>
        <table:table-row table:style-name="ro28">
          <table:table-cell table:style-name="ce16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2"/>
        </table:table-row>
        <table:table-row table:style-name="ro28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2"/>
        </table:table-row>
        <table:table-row table:style-name="ro28">
          <table:table-cell table:style-name="ce16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2"/>
        </table:table-row>
        <table:table-row table:style-name="ro28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2"/>
        </table:table-row>
        <table:table-row table:style-name="ro28">
          <table:table-cell table:style-name="ce16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2"/>
        </table:table-row>
        <table:table-row table:style-name="ro29">
          <table:table-cell table:style-name="ce160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2"/>
        </table:table-row>
        <table:table-row table:style-name="ro28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2"/>
        </table:table-row>
        <table:table-row table:style-name="ro29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2"/>
        </table:table-row>
        <table:table-row table:style-name="ro28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2"/>
        </table:table-row>
        <table:table-row table:style-name="ro28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2"/>
        </table:table-row>
        <table:table-row table:style-name="ro30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2"/>
        </table:table-row>
        <table:table-row table:style-name="ro28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2"/>
        </table:table-row>
        <table:table-row table:style-name="ro33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von wenigen US </text:span><text:span text:style-name="T7">Firmen </text:span><text:span text:style-name="T6">beherrscht</text:span></text:p>
          </table:table-cell>
          <table:table-cell table:number-columns-repeated="2"/>
        </table:table-row>
        <table:table-row table:style-name="ro28">
          <table:table-cell table:style-name="ce161" table:number-columns-repeated="2"/>
          <table:table-cell table:number-columns-repeated="2"/>
        </table:table-row>
        <table:table-row table:style-name="ro30">
          <table:table-cell table:style-name="ce161" office:value-type="string">
            <text:p>ich habe ein neues gebrauchtes Auto gekauft</text:p>
          </table:table-cell>
          <table:table-cell table:style-name="ce161"/>
          <table:table-cell table:number-columns-repeated="2"/>
        </table:table-row>
        <table:table-row table:style-name="ro30">
          <table:table-cell table:style-name="ce161" office:value-type="string">
            <text:p>Das Auto gef<text:span text:style-name="T8">äl</text:span>lt mir viel, weil viele Ger<text:span text:style-name="T9">äte eingestellt sind</text:span></text:p>
          </table:table-cell>
          <table:table-cell table:style-name="ce164"/>
          <table:table-cell table:number-columns-repeated="2"/>
        </table:table-row>
        <table:table-row table:style-name="ro30">
          <table:table-cell table:style-name="ce161" office:value-type="string">
            <text:p>Hinter dem Auto befindet sich eine Kamera</text:p>
          </table:table-cell>
          <table:table-cell table:style-name="ce161"/>
          <table:table-cell table:number-columns-repeated="2"/>
        </table:table-row>
        <table:table-row table:style-name="ro35">
          <table:table-cell table:style-name="ce161" office:value-type="string">
            <text:p>Mit der Kamera können Sie einfach rückwärts fahren, wenn es dunkel ist</text:p>
          </table:table-cell>
          <table:table-cell table:style-name="ce161"/>
          <table:table-cell table:number-columns-repeated="2"/>
        </table:table-row>
        <table:table-row table:style-name="ro35">
          <table:table-cell table:style-name="ce161" office:value-type="string">
            <text:p>Ich bin anspruchslos, bedürfnislos.. ich kaufe immer gebrauchten Sachen, wie mein Auto and mein Laptop, und mein Sofa</text:p>
          </table:table-cell>
          <table:table-cell table:style-name="ce161"/>
          <table:table-cell table:number-columns-repeated="2"/>
        </table:table-row>
        <table:table-row table:style-name="ro28">
          <table:table-cell table:style-name="ce161" table:number-columns-repeated="2"/>
          <table:table-cell table:number-columns-repeated="2"/>
        </table:table-row>
        <table:table-row table:style-name="ro30">
          <table:table-cell table:style-name="ce161" office:value-type="string">
            <text:p>Das ist von dem Grundgesetz verboten</text:p>
          </table:table-cell>
          <table:table-cell table:style-name="ce161"/>
          <table:table-cell table:number-columns-repeated="2"/>
        </table:table-row>
        <table:table-row table:style-name="ro30">
          <table:table-cell table:style-name="ce161" office:value-type="string">
            <text:p>Bildung muss kostenlos sein</text:p>
          </table:table-cell>
          <table:table-cell table:style-name="ce165"/>
          <table:table-cell table:number-columns-repeated="2"/>
        </table:table-row>
        <table:table-row table:style-name="ro30">
          <table:table-cell table:style-name="ce161" office:value-type="string">
            <text:p>Es gibt allerdings viele nebenkosten, die man nachdenken muss</text:p>
          </table:table-cell>
          <table:table-cell table:style-name="ce161"/>
          <table:table-cell table:number-columns-repeated="2"/>
        </table:table-row>
        <table:table-row table:style-name="ro35">
          <table:table-cell table:style-name="ce161" office:value-type="string">
            <text:p>z.b. Man muss vielleicht eine Miete bezahlen, oder f<text:span text:style-name="T8">ür die </text:span><text:span text:style-name="T8">Verkehrmitteln bezahlen usw.</text:span></text:p>
          </table:table-cell>
          <table:table-cell table:style-name="ce161"/>
          <table:table-cell table:number-columns-repeated="2"/>
        </table:table-row>
        <table:table-row table:style-name="ro36">
          <table:table-cell table:style-name="ce162" office:value-type="string">
            <text:p>lass mich die Situation auf Deutsch beschreiben:</text:p>
            <text:p>Ich kann mir vorstellen, halb Stunde vor <text:span text:style-name="T10">dem</text:span> Auskunftkiosk zu bleiben, weil ich die richtige Pr<text:span text:style-name="T8">ä</text:span>position oder den richtigen Artikel zu finden versuche.</text:p>
          </table:table-cell>
          <table:table-cell table:style-name="ce162" office:value-type="string">
            <text:p>ä<text:span text:style-name="T8">öü</text:span></text:p>
          </table:table-cell>
          <table:table-cell table:number-columns-repeated="2"/>
        </table:table-row>
        <table:table-row table:style-name="ro36">
          <table:table-cell table:style-name="ce162"/>
          <table:table-cell table:style-name="ce161"/>
          <table:table-cell table:number-columns-repeated="2"/>
        </table:table-row>
        <table:table-row table:style-name="ro36" table:number-rows-repeated="6">
          <table:table-cell table:style-name="ce161" table:number-columns-repeated="2"/>
          <table:table-cell table:number-columns-repeated="2"/>
        </table:table-row>
        <table:table-row table:style-name="ro36" table:number-rows-repeated="1048035">
          <table:table-cell table:number-columns-repeated="4"/>
        </table:table-row>
        <table:table-row table:style-name="ro36">
          <table:table-cell table:number-columns-repeated="4"/>
        </table:table-row>
        <table:named-expressions/>
      </table:table>
      <table:table table:name="Practise Endings" table:style-name="ta5" table:print="false"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53" office:value-type="string">
            <text:p>Sie hat ihm eine Uhr gegeben. </text:p>
          </table:table-cell>
          <table:table-cell/>
        </table:table-row>
        <table:table-row table:style-name="ro1">
          <table:table-cell office:value-type="string">
            <text:p>Ich habe keinen Durst gehabt</text:p>
          </table:table-cell>
          <table:table-cell/>
        </table:table-row>
        <table:table-row table:style-name="ro1">
          <table:table-cell office:value-type="string">
            <text:p>Ich bin jeden Tag zu deinem Haus gelaufen.</text:p>
          </table:table-cell>
          <table:table-cell/>
        </table:table-row>
        <table:table-row table:style-name="ro1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1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1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1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1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1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1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1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1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1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1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1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1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1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1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1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1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1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1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1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1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1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1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1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1">
          <table:table-cell office:value-type="string">
            <text:p>ch habe die h<text:span text:style-name="T7">öhere</text:span><text:span text:style-name="T7"> Zahl.</text:span></text:p>
          </table:table-cell>
          <table:table-cell office:value-type="string">
            <text:p>I have the higher number</text:p>
          </table:table-cell>
        </table:table-row>
        <table:table-row table:style-name="ro1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1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1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1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1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1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1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1">
          <table:table-cell office:value-type="string">
            <text:p>These are good features</text:p>
          </table:table-cell>
          <table:table-cell table:style-name="ce170" office:value-type="string">
            <text:p>Dies<text:span text:style-name="T7"> sind gute Merkmale.</text:span></text:p>
          </table:table-cell>
        </table:table-row>
        <table:table-row table:style-name="ro1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1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1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1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1">
          <table:table-cell office:value-type="string">
            <text:p>Duo 's best friend is a duck</text:p>
          </table:table-cell>
          <table:table-cell table:style-name="ce170" office:value-type="string">
            <text:p>Duos beste Freundin ist eine Ente</text:p>
          </table:table-cell>
        </table:table-row>
        <table:table-row table:style-name="ro1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1">
          <table:table-cell office:value-type="string">
            <text:p>Das ist der Mann, <text:span text:style-name="T6">dem</text:span><text:span text:style-name="T7"> ich geholfen habe.</text:span></text:p>
          </table:table-cell>
          <table:table-cell office:value-type="string">
            <text:p>This is the man i helped</text:p>
          </table:table-cell>
        </table:table-row>
        <table:table-row table:style-name="ro1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1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1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1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1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1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1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erweitern</text:span></text:p>
          </table:table-cell>
        </table:table-row>
        <table:table-row table:style-name="ro1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1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1">
          <table:table-cell table:style-name="ce67" office:value-type="string">
            <text:p><text:s/>Er ist ein anderer Freund von mir</text:p>
          </table:table-cell>
          <table:table-cell table:style-name="ce49" office:value-type="string">
            <text:p>That is another friend of mine </text:p>
          </table:table-cell>
        </table:table-row>
        <table:table-row table:style-name="ro1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1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1">
          <table:table-cell office:value-type="string">
            <text:p>What are personal data?</text:p>
          </table:table-cell>
          <table:table-cell office:value-type="string">
            <text:p>Was Sind pers<text:span text:style-name="T11">önlich Daten?</text:span></text:p>
          </table:table-cell>
        </table:table-row>
        <table:table-row table:style-name="ro1">
          <table:table-cell office:value-type="string">
            <text:p>All sorts of tools are there</text:p>
          </table:table-cell>
          <table:table-cell office:value-type="string">
            <text:p>Alle m<text:span text:style-name="T11">öglichen Werkzeuge sind dort</text:span></text:p>
          </table:table-cell>
        </table:table-row>
        <table:table-row table:style-name="ro1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1">
          <table:table-cell table:style-name="ce169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3" office:value-type="string">
            <text:p>Dennoch </text:p>
          </table:table-cell>
          <table:table-cell office:value-type="string">
            <text:p>yet, still</text:p>
          </table:table-cell>
        </table:table-row>
        <table:table-row table:style-name="ro1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1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1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1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1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1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1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1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1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1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1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1" table:number-rows-repeated="1048502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links" table:style-name="ta6" table:print="false">
        <office:forms form:automatic-focus="false" form:apply-design-mode="false"/>
        <table:table-column table:style-name="co20" table:default-cell-style-name="ce153"/>
        <table:table-column table:style-name="co21" table:default-cell-style-name="Default"/>
        <table:table-column table:style-name="co22" table:default-cell-style-name="Default"/>
        <table:table-column table:style-name="co6" table:number-columns-repeated="1021" table:default-cell-style-name="Default"/>
        <table:table-row table:style-name="ro21">
          <table:table-cell table:style-name="ce171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71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28">
          <table:table-cell table:style-name="ce172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72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73" office:value-type="string" table:number-columns-spanned="2" table:number-rows-spanned="1">
            <text:p><text:span text:style-name="T12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173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28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28">
          <table:table-cell table:style-name="ce168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68"/>
          <table:table-cell table:number-columns-repeated="1022"/>
        </table:table-row>
        <table:table-row table:style-name="ro28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68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68"/>
          <table:table-cell table:number-columns-repeated="1022"/>
        </table:table-row>
        <table:table-row table:style-name="ro28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28">
          <table:table-cell table:style-name="ce168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68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28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28">
          <table:table-cell table:style-name="ce174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174"/>
          <table:table-cell table:style-name="ce176" table:number-columns-repeated="1022"/>
        </table:table-row>
        <table:table-row table:style-name="ro28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28">
          <table:table-cell table:style-name="ce168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68"/>
          <table:table-cell table:number-columns-repeated="1022"/>
        </table:table-row>
        <table:table-row table:style-name="ro28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28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28">
          <table:table-cell table:style-name="ce172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72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68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68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72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72"/>
          <table:table-cell table:number-columns-repeated="1022"/>
        </table:table-row>
        <table:table-row table:style-name="ro28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66" office:value-type="string">
            <text:p><text:span text:style-name="T12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28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28">
          <table:table-cell table:style-name="ce175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175"/>
          <table:table-cell table:number-columns-repeated="1022"/>
        </table:table-row>
        <table:table-row table:style-name="ro28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28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28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28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28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28">
          <table:table-cell table:style-name="ce168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68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9" table:print="false">
        <office:forms form:automatic-focus="false" form:apply-design-mode="false"/>
        <table:table-column table:style-name="co30" table:default-cell-style-name="ce154"/>
        <table:table-column table:style-name="co31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39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</text:span><text:span text:style-name="T7">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37" table:number-rows-repeated="1048554">
          <table:table-cell table:number-columns-repeated="2"/>
        </table:table-row>
        <table:table-row table:style-name="ro3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11" table:print="false">
        <table:table-column table:style-name="co35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" table:number-columns-repeated="2" table:default-cell-style-name="Default"/>
        <table:table-row table:style-name="ro1">
          <table:table-cell table:style-name="ce178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1">
          <table:table-cell table:style-name="ce179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1">
          <table:table-cell table:style-name="ce179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1">
          <table:table-cell table:style-name="ce178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1">
          <table:table-cell table:style-name="ce180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1">
          <table:table-cell table:style-name="ce180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1">
          <table:table-cell table:style-name="ce180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81" office:value-type="string">
            <text:p>Gender and Case</text:p>
          </table:table-cell>
          <table:table-cell table:style-name="ce194" office:value-type="string">
            <text:p>Definite Article</text:p>
          </table:table-cell>
          <table:table-cell table:style-name="ce194" office:value-type="string">
            <text:p>der-word Endings</text:p>
          </table:table-cell>
          <table:table-cell table:style-name="ce194" office:value-type="string">
            <text:p>Pronoun (possessive)</text:p>
          </table:table-cell>
          <table:table-cell table:style-name="ce200" office:value-type="string">
            <text:p>Strong Adjective Endings</text:p>
          </table:table-cell>
          <table:table-cell table:style-name="ce196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27">
          <table:table-cell table:style-name="ce182" office:value-type="string" table:number-columns-spanned="6" table:number-rows-spanned="1">
            <text:p>Masculine</text:p>
          </table:table-cell>
          <table:covered-table-cell table:number-columns-repeated="5" table:style-name="ce182"/>
          <table:table-cell table:number-columns-repeated="2"/>
        </table:table-row>
        <table:table-row table:style-name="ro1">
          <table:table-cell table:style-name="ce183" office:value-type="string">
            <text:p>Nominative</text:p>
          </table:table-cell>
          <table:table-cell table:style-name="ce178" office:value-type="string">
            <text:p>der</text:p>
          </table:table-cell>
          <table:table-cell table:style-name="ce178" office:value-type="string">
            <text:p>-er</text:p>
          </table:table-cell>
          <table:table-cell table:style-name="ce178" office:value-type="string">
            <text:p>er</text:p>
          </table:table-cell>
          <table:table-cell table:style-name="ce201" office:value-type="string">
            <text:p>-er</text:p>
          </table:table-cell>
          <table:table-cell table:style-name="ce178" office:value-type="string">
            <text:p>wer (who?)</text:p>
          </table:table-cell>
          <table:table-cell table:number-columns-repeated="2"/>
        </table:table-row>
        <table:table-row table:style-name="ro1">
          <table:table-cell table:style-name="ce183" office:value-type="string">
            <text:p>Accusative</text:p>
          </table:table-cell>
          <table:table-cell table:style-name="ce178" office:value-type="string">
            <text:p>den</text:p>
          </table:table-cell>
          <table:table-cell table:style-name="ce178" office:value-type="string">
            <text:p>-en</text:p>
          </table:table-cell>
          <table:table-cell table:style-name="ce178" office:value-type="string">
            <text:p>ihn</text:p>
          </table:table-cell>
          <table:table-cell table:style-name="ce201" office:value-type="string">
            <text:p>-en</text:p>
          </table:table-cell>
          <table:table-cell table:style-name="ce178" office:value-type="string">
            <text:p>wen (whom?)</text:p>
          </table:table-cell>
          <table:table-cell table:number-columns-repeated="2"/>
        </table:table-row>
        <table:table-row table:style-name="ro1">
          <table:table-cell table:style-name="ce183" office:value-type="string">
            <text:p>Dative</text:p>
          </table:table-cell>
          <table:table-cell table:style-name="ce178" office:value-type="string">
            <text:p>dem</text:p>
          </table:table-cell>
          <table:table-cell table:style-name="ce178" office:value-type="string">
            <text:p>-em</text:p>
          </table:table-cell>
          <table:table-cell table:style-name="ce178" office:value-type="string">
            <text:p>ihm</text:p>
          </table:table-cell>
          <table:table-cell table:style-name="ce201" office:value-type="string">
            <text:p>-em</text:p>
          </table:table-cell>
          <table:table-cell table:style-name="ce178" office:value-type="string">
            <text:p>wem (to/for whom?)</text:p>
          </table:table-cell>
          <table:table-cell table:number-columns-repeated="2"/>
        </table:table-row>
        <table:table-row table:style-name="ro1">
          <table:table-cell table:style-name="ce183" office:value-type="string">
            <text:p>Genitive</text:p>
          </table:table-cell>
          <table:table-cell table:style-name="ce178" office:value-type="string">
            <text:p>des + s</text:p>
          </table:table-cell>
          <table:table-cell table:style-name="ce178" office:value-type="string">
            <text:p>-es</text:p>
          </table:table-cell>
          <table:table-cell table:style-name="ce178" office:value-type="string">
            <text:p>(sein-) (corresponding "s")</text:p>
          </table:table-cell>
          <table:table-cell table:style-name="ce201" office:value-type="string">
            <text:p>-en (M,N strong adjective endings in genitive case do not fit pattern)</text:p>
          </table:table-cell>
          <table:table-cell table:style-name="ce178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27">
          <table:table-cell table:style-name="ce182" office:value-type="string" table:number-columns-spanned="6" table:number-rows-spanned="1">
            <text:p>Neuter</text:p>
          </table:table-cell>
          <table:covered-table-cell table:number-columns-repeated="5" table:style-name="ce182"/>
          <table:table-cell table:number-columns-repeated="2"/>
        </table:table-row>
        <table:table-row table:style-name="ro1">
          <table:table-cell table:style-name="ce183" office:value-type="string">
            <text:p>Nominative</text:p>
          </table:table-cell>
          <table:table-cell table:style-name="ce178" office:value-type="string">
            <text:p>das</text:p>
          </table:table-cell>
          <table:table-cell table:style-name="ce178" office:value-type="string">
            <text:p>-es</text:p>
          </table:table-cell>
          <table:table-cell table:style-name="ce178" office:value-type="string">
            <text:p>es</text:p>
          </table:table-cell>
          <table:table-cell table:style-name="ce201" office:value-type="string">
            <text:p>-es</text:p>
          </table:table-cell>
          <table:table-cell table:style-name="ce178" office:value-type="string">
            <text:p>was (what?)</text:p>
          </table:table-cell>
          <table:table-cell table:number-columns-repeated="2"/>
        </table:table-row>
        <table:table-row table:style-name="ro1">
          <table:table-cell table:style-name="ce183" office:value-type="string">
            <text:p>Accusative</text:p>
          </table:table-cell>
          <table:table-cell table:style-name="ce178" office:value-type="string">
            <text:p>das</text:p>
          </table:table-cell>
          <table:table-cell table:style-name="ce178" office:value-type="string">
            <text:p>-es</text:p>
          </table:table-cell>
          <table:table-cell table:style-name="ce178" office:value-type="string">
            <text:p>es</text:p>
          </table:table-cell>
          <table:table-cell table:style-name="ce201" office:value-type="string">
            <text:p>-es</text:p>
          </table:table-cell>
          <table:table-cell table:style-name="ce178" office:value-type="string">
            <text:p>was (what?)</text:p>
          </table:table-cell>
          <table:table-cell table:number-columns-repeated="2"/>
        </table:table-row>
        <table:table-row table:style-name="ro1">
          <table:table-cell table:style-name="ce183" office:value-type="string">
            <text:p>Dative</text:p>
          </table:table-cell>
          <table:table-cell table:style-name="ce178" office:value-type="string">
            <text:p>dem</text:p>
          </table:table-cell>
          <table:table-cell table:style-name="ce178" office:value-type="string">
            <text:p>-em</text:p>
          </table:table-cell>
          <table:table-cell table:style-name="ce178" office:value-type="string">
            <text:p>ihm</text:p>
          </table:table-cell>
          <table:table-cell table:style-name="ce201" office:value-type="string">
            <text:p>-em</text:p>
          </table:table-cell>
          <table:table-cell table:number-columns-repeated="3"/>
        </table:table-row>
        <table:table-row table:style-name="ro1">
          <table:table-cell table:style-name="ce183" office:value-type="string">
            <text:p>Genitive</text:p>
          </table:table-cell>
          <table:table-cell table:style-name="ce178" office:value-type="string">
            <text:p>des + s</text:p>
          </table:table-cell>
          <table:table-cell table:style-name="ce178" office:value-type="string">
            <text:p>-es</text:p>
          </table:table-cell>
          <table:table-cell table:style-name="ce178" office:value-type="string">
            <text:p>(sein-) (corresponding "s")</text:p>
          </table:table-cell>
          <table:table-cell table:style-name="ce201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27">
          <table:table-cell table:style-name="ce182" office:value-type="string" table:number-columns-spanned="6" table:number-rows-spanned="1">
            <text:p>Feminine</text:p>
          </table:table-cell>
          <table:covered-table-cell table:number-columns-repeated="5" table:style-name="ce182"/>
          <table:table-cell table:number-columns-repeated="2"/>
        </table:table-row>
        <table:table-row table:style-name="ro1">
          <table:table-cell table:style-name="ce183" office:value-type="string">
            <text:p>Nominative</text:p>
          </table:table-cell>
          <table:table-cell table:style-name="ce178" office:value-type="string">
            <text:p>die</text:p>
          </table:table-cell>
          <table:table-cell table:style-name="ce178" office:value-type="string">
            <text:p>-e</text:p>
          </table:table-cell>
          <table:table-cell table:style-name="ce178" office:value-type="string">
            <text:p>sie</text:p>
          </table:table-cell>
          <table:table-cell table:style-name="ce201" office:value-type="string">
            <text:p>-e</text:p>
          </table:table-cell>
          <table:table-cell table:number-columns-repeated="3"/>
        </table:table-row>
        <table:table-row table:style-name="ro1">
          <table:table-cell table:style-name="ce183" office:value-type="string">
            <text:p>Accusative</text:p>
          </table:table-cell>
          <table:table-cell table:style-name="ce178" office:value-type="string">
            <text:p>die</text:p>
          </table:table-cell>
          <table:table-cell table:style-name="ce178" office:value-type="string">
            <text:p>-e</text:p>
          </table:table-cell>
          <table:table-cell table:style-name="ce178" office:value-type="string">
            <text:p>sie</text:p>
          </table:table-cell>
          <table:table-cell table:style-name="ce201" office:value-type="string">
            <text:p>-e</text:p>
          </table:table-cell>
          <table:table-cell table:number-columns-repeated="3"/>
        </table:table-row>
        <table:table-row table:style-name="ro1">
          <table:table-cell table:style-name="ce183" office:value-type="string">
            <text:p>Dative</text:p>
          </table:table-cell>
          <table:table-cell table:style-name="ce178" office:value-type="string">
            <text:p>der</text:p>
          </table:table-cell>
          <table:table-cell table:style-name="ce178" office:value-type="string">
            <text:p>-er</text:p>
          </table:table-cell>
          <table:table-cell table:style-name="ce178" office:value-type="string">
            <text:p>ihr</text:p>
          </table:table-cell>
          <table:table-cell table:style-name="ce201" office:value-type="string">
            <text:p>-er</text:p>
          </table:table-cell>
          <table:table-cell table:number-columns-repeated="3"/>
        </table:table-row>
        <table:table-row table:style-name="ro1">
          <table:table-cell table:style-name="ce183" office:value-type="string">
            <text:p>Genitive</text:p>
          </table:table-cell>
          <table:table-cell table:style-name="ce178" office:value-type="string">
            <text:p>der</text:p>
          </table:table-cell>
          <table:table-cell table:style-name="ce178" office:value-type="string">
            <text:p>-er</text:p>
          </table:table-cell>
          <table:table-cell table:style-name="ce178" office:value-type="string">
            <text:p>(ihr-)</text:p>
          </table:table-cell>
          <table:table-cell table:style-name="ce201" office:value-type="string">
            <text:p>-er</text:p>
          </table:table-cell>
          <table:table-cell table:number-columns-repeated="3"/>
        </table:table-row>
        <table:table-row table:style-name="ro27">
          <table:table-cell table:style-name="ce182" office:value-type="string" table:number-columns-spanned="6" table:number-rows-spanned="1">
            <text:p>Plural</text:p>
          </table:table-cell>
          <table:covered-table-cell table:number-columns-repeated="5" table:style-name="ce182"/>
          <table:table-cell table:number-columns-repeated="2"/>
        </table:table-row>
        <table:table-row table:style-name="ro1">
          <table:table-cell table:style-name="ce183" office:value-type="string">
            <text:p>Nominative</text:p>
          </table:table-cell>
          <table:table-cell table:style-name="ce178" office:value-type="string">
            <text:p>die</text:p>
          </table:table-cell>
          <table:table-cell table:style-name="ce178" office:value-type="string">
            <text:p>-e</text:p>
          </table:table-cell>
          <table:table-cell table:style-name="ce178" office:value-type="string">
            <text:p>sie</text:p>
          </table:table-cell>
          <table:table-cell table:style-name="ce201" office:value-type="string">
            <text:p>-e</text:p>
          </table:table-cell>
          <table:table-cell table:number-columns-repeated="3"/>
        </table:table-row>
        <table:table-row table:style-name="ro1">
          <table:table-cell table:style-name="ce183" office:value-type="string">
            <text:p>Accusative</text:p>
          </table:table-cell>
          <table:table-cell table:style-name="ce178" office:value-type="string">
            <text:p>die</text:p>
          </table:table-cell>
          <table:table-cell table:style-name="ce178" office:value-type="string">
            <text:p>-e</text:p>
          </table:table-cell>
          <table:table-cell table:style-name="ce178" office:value-type="string">
            <text:p>sie</text:p>
          </table:table-cell>
          <table:table-cell table:style-name="ce201" office:value-type="string">
            <text:p>-e</text:p>
          </table:table-cell>
          <table:table-cell table:number-columns-repeated="3"/>
        </table:table-row>
        <table:table-row table:style-name="ro1">
          <table:table-cell table:style-name="ce183" office:value-type="string">
            <text:p>Dative</text:p>
          </table:table-cell>
          <table:table-cell table:style-name="ce178" office:value-type="string">
            <text:p>den + n</text:p>
          </table:table-cell>
          <table:table-cell table:style-name="ce178" office:value-type="string">
            <text:p>-en</text:p>
          </table:table-cell>
          <table:table-cell table:style-name="ce178" office:value-type="string">
            <text:p>ihnen N.B.(2)</text:p>
          </table:table-cell>
          <table:table-cell table:style-name="ce201" office:value-type="string">
            <text:p>-en</text:p>
          </table:table-cell>
          <table:table-cell table:number-columns-repeated="3"/>
        </table:table-row>
        <table:table-row table:style-name="ro1">
          <table:table-cell table:style-name="ce184" office:value-type="string">
            <text:p>Genitive</text:p>
          </table:table-cell>
          <table:table-cell table:style-name="ce195" office:value-type="string">
            <text:p>der</text:p>
          </table:table-cell>
          <table:table-cell table:style-name="ce195" office:value-type="string">
            <text:p>-er</text:p>
          </table:table-cell>
          <table:table-cell table:style-name="ce195" office:value-type="string">
            <text:p>(ihr-)</text:p>
          </table:table-cell>
          <table:table-cell table:style-name="ce202" office:value-type="string">
            <text:p>-er</text:p>
          </table:table-cell>
          <table:table-cell table:number-columns-repeated="3"/>
        </table:table-row>
        <table:table-row table:style-name="ro1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85"/>
          <table:table-cell table:style-name="ce196" office:value-type="string">
            <text:p>Masculine</text:p>
          </table:table-cell>
          <table:table-cell table:style-name="ce196" office:value-type="string">
            <text:p>Neuter</text:p>
          </table:table-cell>
          <table:table-cell table:style-name="ce196" office:value-type="string">
            <text:p>Feminine</text:p>
          </table:table-cell>
          <table:table-cell table:style-name="ce196" office:value-type="string">
            <text:p>Plural</text:p>
          </table:table-cell>
          <table:table-cell table:number-columns-repeated="3"/>
        </table:table-row>
        <table:table-row table:style-name="ro1">
          <table:table-cell table:style-name="ce178" office:value-type="string">
            <text:p>Nominative</text:p>
          </table:table-cell>
          <table:table-cell table:style-name="ce178" office:value-type="string">
            <text:p>alter</text:p>
          </table:table-cell>
          <table:table-cell table:style-name="ce178" office:value-type="string">
            <text:p>altes</text:p>
          </table:table-cell>
          <table:table-cell table:style-name="ce178" office:value-type="string">
            <text:p>alte</text:p>
          </table:table-cell>
          <table:table-cell table:style-name="ce178" office:value-type="string">
            <text:p>alten</text:p>
          </table:table-cell>
          <table:table-cell table:number-columns-repeated="3"/>
        </table:table-row>
        <table:table-row table:style-name="ro1">
          <table:table-cell table:style-name="ce178" office:value-type="string">
            <text:p>Genitive</text:p>
          </table:table-cell>
          <table:table-cell table:style-name="ce178" office:value-type="string">
            <text:p>alten</text:p>
          </table:table-cell>
          <table:table-cell table:style-name="ce178" office:value-type="string">
            <text:p>alten</text:p>
          </table:table-cell>
          <table:table-cell table:style-name="ce178" office:value-type="string">
            <text:p>alten</text:p>
          </table:table-cell>
          <table:table-cell table:style-name="ce178" office:value-type="string">
            <text:p>alten</text:p>
          </table:table-cell>
          <table:table-cell table:number-columns-repeated="3"/>
        </table:table-row>
        <table:table-row table:style-name="ro1">
          <table:table-cell table:style-name="ce178" office:value-type="string">
            <text:p>Dative</text:p>
          </table:table-cell>
          <table:table-cell table:style-name="ce178" office:value-type="string">
            <text:p>alten</text:p>
          </table:table-cell>
          <table:table-cell table:style-name="ce178" office:value-type="string">
            <text:p>alten</text:p>
          </table:table-cell>
          <table:table-cell table:style-name="ce178" office:value-type="string">
            <text:p>alten</text:p>
          </table:table-cell>
          <table:table-cell table:style-name="ce178" office:value-type="string">
            <text:p>alten</text:p>
          </table:table-cell>
          <table:table-cell table:number-columns-repeated="3"/>
        </table:table-row>
        <table:table-row table:style-name="ro1">
          <table:table-cell table:style-name="ce178" office:value-type="string">
            <text:p>Accusative</text:p>
          </table:table-cell>
          <table:table-cell table:style-name="ce178" office:value-type="string">
            <text:p>alten</text:p>
          </table:table-cell>
          <table:table-cell table:style-name="ce178" office:value-type="string">
            <text:p>altes</text:p>
          </table:table-cell>
          <table:table-cell table:style-name="ce178" office:value-type="string">
            <text:p>alte</text:p>
          </table:table-cell>
          <table:table-cell table:style-name="ce178" office:value-type="string">
            <text:p>alten</text:p>
          </table:table-cell>
          <table:table-cell table:number-columns-repeated="3"/>
        </table:table-row>
        <table:table-row table:style-name="ro1">
          <table:table-cell table:style-name="ce178" table:number-columns-repeated="5"/>
          <table:table-cell table:number-columns-repeated="3"/>
        </table:table-row>
        <table:table-row table:style-name="ro1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86" office:value-type="string">
            <text:p>Table of Conjugation</text:p>
          </table:table-cell>
          <table:table-cell table:number-columns-repeated="7"/>
        </table:table-row>
        <table:table-row table:style-name="ro1">
          <table:table-cell table:style-name="ce187"/>
          <table:table-cell table:style-name="ce197" office:value-type="string">
            <text:p>müssen</text:p>
          </table:table-cell>
          <table:table-cell table:style-name="ce197" office:value-type="string">
            <text:p>können</text:p>
          </table:table-cell>
          <table:table-cell table:style-name="ce197" office:value-type="string">
            <text:p>dürfen</text:p>
          </table:table-cell>
          <table:table-cell table:style-name="ce197" office:value-type="string">
            <text:p>sollen</text:p>
          </table:table-cell>
          <table:table-cell table:style-name="ce197" office:value-type="string">
            <text:p>wollen</text:p>
          </table:table-cell>
          <table:table-cell table:style-name="ce197" office:value-type="string">
            <text:p>mögen*</text:p>
          </table:table-cell>
          <table:table-cell table:style-name="ce197" office:value-type="string">
            <text:p>möchten**</text:p>
          </table:table-cell>
        </table:table-row>
        <table:table-row table:style-name="ro27">
          <table:table-cell table:style-name="ce188" office:value-type="string" table:number-columns-spanned="8" table:number-rows-spanned="1">
            <text:p>present</text:p>
          </table:table-cell>
          <table:covered-table-cell table:number-columns-repeated="7" table:style-name="ce188"/>
        </table:table-row>
        <table:table-row table:style-name="ro1">
          <table:table-cell table:style-name="ce189" office:value-type="string">
            <text:p>ich </text:p>
          </table:table-cell>
          <table:table-cell table:style-name="ce198" office:value-type="string">
            <text:p>muss</text:p>
          </table:table-cell>
          <table:table-cell table:style-name="ce198" office:value-type="string">
            <text:p>kann</text:p>
          </table:table-cell>
          <table:table-cell table:style-name="ce198" office:value-type="string">
            <text:p>darf</text:p>
          </table:table-cell>
          <table:table-cell table:style-name="ce198" office:value-type="string">
            <text:p>soll</text:p>
          </table:table-cell>
          <table:table-cell table:style-name="ce198" office:value-type="string">
            <text:p>will</text:p>
          </table:table-cell>
          <table:table-cell table:style-name="ce198" office:value-type="string">
            <text:p>mag</text:p>
          </table:table-cell>
          <table:table-cell table:style-name="ce198" office:value-type="string">
            <text:p>möchte</text:p>
          </table:table-cell>
        </table:table-row>
        <table:table-row table:style-name="ro1">
          <table:table-cell table:style-name="ce189" office:value-type="string">
            <text:p>du </text:p>
          </table:table-cell>
          <table:table-cell table:style-name="ce198" office:value-type="string">
            <text:p>musst</text:p>
          </table:table-cell>
          <table:table-cell table:style-name="ce198" office:value-type="string">
            <text:p>kannst</text:p>
          </table:table-cell>
          <table:table-cell table:style-name="ce198" office:value-type="string">
            <text:p>darfst</text:p>
          </table:table-cell>
          <table:table-cell table:style-name="ce198" office:value-type="string">
            <text:p>sollst</text:p>
          </table:table-cell>
          <table:table-cell table:style-name="ce198" office:value-type="string">
            <text:p>willst</text:p>
          </table:table-cell>
          <table:table-cell table:style-name="ce198" office:value-type="string">
            <text:p>magst</text:p>
          </table:table-cell>
          <table:table-cell table:style-name="ce198" office:value-type="string">
            <text:p>möchtest</text:p>
          </table:table-cell>
        </table:table-row>
        <table:table-row table:style-name="ro1">
          <table:table-cell table:style-name="ce189" office:value-type="string">
            <text:p>er/sie/es/man </text:p>
          </table:table-cell>
          <table:table-cell table:style-name="ce198" office:value-type="string">
            <text:p>muss</text:p>
          </table:table-cell>
          <table:table-cell table:style-name="ce198" office:value-type="string">
            <text:p>kann</text:p>
          </table:table-cell>
          <table:table-cell table:style-name="ce198" office:value-type="string">
            <text:p>darf</text:p>
          </table:table-cell>
          <table:table-cell table:style-name="ce198" office:value-type="string">
            <text:p>soll</text:p>
          </table:table-cell>
          <table:table-cell table:style-name="ce198" office:value-type="string">
            <text:p>will</text:p>
          </table:table-cell>
          <table:table-cell table:style-name="ce198" office:value-type="string">
            <text:p>mag</text:p>
          </table:table-cell>
          <table:table-cell table:style-name="ce198" office:value-type="string">
            <text:p>möchte</text:p>
          </table:table-cell>
        </table:table-row>
        <table:table-row table:style-name="ro1">
          <table:table-cell table:style-name="ce189" office:value-type="string">
            <text:p>wir </text:p>
          </table:table-cell>
          <table:table-cell table:style-name="ce198" office:value-type="string">
            <text:p>müssen</text:p>
          </table:table-cell>
          <table:table-cell table:style-name="ce198" office:value-type="string">
            <text:p>können</text:p>
          </table:table-cell>
          <table:table-cell table:style-name="ce198" office:value-type="string">
            <text:p>dürfen</text:p>
          </table:table-cell>
          <table:table-cell table:style-name="ce198" office:value-type="string">
            <text:p>sollen</text:p>
          </table:table-cell>
          <table:table-cell table:style-name="ce198" office:value-type="string">
            <text:p>wollen</text:p>
          </table:table-cell>
          <table:table-cell table:style-name="ce198" office:value-type="string">
            <text:p>mögen</text:p>
          </table:table-cell>
          <table:table-cell table:style-name="ce198" office:value-type="string">
            <text:p>möchten</text:p>
          </table:table-cell>
        </table:table-row>
        <table:table-row table:style-name="ro1">
          <table:table-cell table:style-name="ce189" office:value-type="string">
            <text:p>ihr </text:p>
          </table:table-cell>
          <table:table-cell table:style-name="ce198" office:value-type="string">
            <text:p>müsst</text:p>
          </table:table-cell>
          <table:table-cell table:style-name="ce198" office:value-type="string">
            <text:p>könnt</text:p>
          </table:table-cell>
          <table:table-cell table:style-name="ce198" office:value-type="string">
            <text:p>dürft</text:p>
          </table:table-cell>
          <table:table-cell table:style-name="ce198" office:value-type="string">
            <text:p>sollt</text:p>
          </table:table-cell>
          <table:table-cell table:style-name="ce198" office:value-type="string">
            <text:p>wollt</text:p>
          </table:table-cell>
          <table:table-cell table:style-name="ce198" office:value-type="string">
            <text:p>mögt</text:p>
          </table:table-cell>
          <table:table-cell table:style-name="ce198" office:value-type="string">
            <text:p>möchtet</text:p>
          </table:table-cell>
        </table:table-row>
        <table:table-row table:style-name="ro1">
          <table:table-cell table:style-name="ce189" office:value-type="string">
            <text:p>sie/Sie </text:p>
          </table:table-cell>
          <table:table-cell table:style-name="ce198" office:value-type="string">
            <text:p>müssen</text:p>
          </table:table-cell>
          <table:table-cell table:style-name="ce198" office:value-type="string">
            <text:p>können</text:p>
          </table:table-cell>
          <table:table-cell table:style-name="ce198" office:value-type="string">
            <text:p>dürfen</text:p>
          </table:table-cell>
          <table:table-cell table:style-name="ce198" office:value-type="string">
            <text:p>sollen</text:p>
          </table:table-cell>
          <table:table-cell table:style-name="ce198" office:value-type="string">
            <text:p>wollen</text:p>
          </table:table-cell>
          <table:table-cell table:style-name="ce198" office:value-type="string">
            <text:p>mögen</text:p>
          </table:table-cell>
          <table:table-cell table:style-name="ce198" office:value-type="string">
            <text:p>möchten</text:p>
          </table:table-cell>
        </table:table-row>
        <table:table-row table:style-name="ro27">
          <table:table-cell table:style-name="ce188" office:value-type="string" table:number-columns-spanned="8" table:number-rows-spanned="1">
            <text:p>simple past</text:p>
          </table:table-cell>
          <table:covered-table-cell table:number-columns-repeated="7" table:style-name="ce188"/>
        </table:table-row>
        <table:table-row table:style-name="ro1">
          <table:table-cell table:style-name="ce189" office:value-type="string">
            <text:p>ich </text:p>
          </table:table-cell>
          <table:table-cell table:style-name="ce198" office:value-type="string">
            <text:p>musste</text:p>
          </table:table-cell>
          <table:table-cell table:style-name="ce198" office:value-type="string">
            <text:p>konnte</text:p>
          </table:table-cell>
          <table:table-cell table:style-name="ce198" office:value-type="string">
            <text:p>durfte</text:p>
          </table:table-cell>
          <table:table-cell table:style-name="ce198" office:value-type="string">
            <text:p>sollte</text:p>
          </table:table-cell>
          <table:table-cell table:style-name="ce198" office:value-type="string">
            <text:p>wollte</text:p>
          </table:table-cell>
          <table:table-cell table:style-name="ce198" office:value-type="string">
            <text:p>mochte</text:p>
          </table:table-cell>
          <table:table-cell table:style-name="ce198" office:value-type="string">
            <text:p>wollte</text:p>
          </table:table-cell>
        </table:table-row>
        <table:table-row table:style-name="ro1">
          <table:table-cell table:style-name="ce189" office:value-type="string">
            <text:p>du </text:p>
          </table:table-cell>
          <table:table-cell table:style-name="ce198" office:value-type="string">
            <text:p>musstest</text:p>
          </table:table-cell>
          <table:table-cell table:style-name="ce198" office:value-type="string">
            <text:p>konntest</text:p>
          </table:table-cell>
          <table:table-cell table:style-name="ce198" office:value-type="string">
            <text:p>durftest</text:p>
          </table:table-cell>
          <table:table-cell table:style-name="ce198" office:value-type="string">
            <text:p>solltest</text:p>
          </table:table-cell>
          <table:table-cell table:style-name="ce198" office:value-type="string">
            <text:p>wolltest</text:p>
          </table:table-cell>
          <table:table-cell table:style-name="ce198" office:value-type="string">
            <text:p>mochtest</text:p>
          </table:table-cell>
          <table:table-cell table:style-name="ce198" office:value-type="string">
            <text:p>wolltest</text:p>
          </table:table-cell>
        </table:table-row>
        <table:table-row table:style-name="ro1">
          <table:table-cell table:style-name="ce189" office:value-type="string">
            <text:p>er/sie/es/man </text:p>
          </table:table-cell>
          <table:table-cell table:style-name="ce198" office:value-type="string">
            <text:p>musste</text:p>
          </table:table-cell>
          <table:table-cell table:style-name="ce198" office:value-type="string">
            <text:p>konnte</text:p>
          </table:table-cell>
          <table:table-cell table:style-name="ce198" office:value-type="string">
            <text:p>durfte</text:p>
          </table:table-cell>
          <table:table-cell table:style-name="ce198" office:value-type="string">
            <text:p>sollte</text:p>
          </table:table-cell>
          <table:table-cell table:style-name="ce198" office:value-type="string">
            <text:p>wollte</text:p>
          </table:table-cell>
          <table:table-cell table:style-name="ce198" office:value-type="string">
            <text:p>mochte</text:p>
          </table:table-cell>
          <table:table-cell table:style-name="ce198" office:value-type="string">
            <text:p>wollte</text:p>
          </table:table-cell>
        </table:table-row>
        <table:table-row table:style-name="ro1">
          <table:table-cell table:style-name="ce189" office:value-type="string">
            <text:p>wir </text:p>
          </table:table-cell>
          <table:table-cell table:style-name="ce198" office:value-type="string">
            <text:p>mussten</text:p>
          </table:table-cell>
          <table:table-cell table:style-name="ce198" office:value-type="string">
            <text:p>konnten</text:p>
          </table:table-cell>
          <table:table-cell table:style-name="ce198" office:value-type="string">
            <text:p>durften</text:p>
          </table:table-cell>
          <table:table-cell table:style-name="ce198" office:value-type="string">
            <text:p>sollten</text:p>
          </table:table-cell>
          <table:table-cell table:style-name="ce198" office:value-type="string">
            <text:p>wollten</text:p>
          </table:table-cell>
          <table:table-cell table:style-name="ce198" office:value-type="string">
            <text:p>mochten</text:p>
          </table:table-cell>
          <table:table-cell table:style-name="ce198" office:value-type="string">
            <text:p>wollten</text:p>
          </table:table-cell>
        </table:table-row>
        <table:table-row table:style-name="ro1">
          <table:table-cell table:style-name="ce189" office:value-type="string">
            <text:p>ihr </text:p>
          </table:table-cell>
          <table:table-cell table:style-name="ce198" office:value-type="string">
            <text:p>musstet</text:p>
          </table:table-cell>
          <table:table-cell table:style-name="ce198" office:value-type="string">
            <text:p>konntet</text:p>
          </table:table-cell>
          <table:table-cell table:style-name="ce198" office:value-type="string">
            <text:p>durftet</text:p>
          </table:table-cell>
          <table:table-cell table:style-name="ce198" office:value-type="string">
            <text:p>solltet</text:p>
          </table:table-cell>
          <table:table-cell table:style-name="ce198" office:value-type="string">
            <text:p>wolltet</text:p>
          </table:table-cell>
          <table:table-cell table:style-name="ce198" office:value-type="string">
            <text:p>mochtet</text:p>
          </table:table-cell>
          <table:table-cell table:style-name="ce198" office:value-type="string">
            <text:p>wolltet</text:p>
          </table:table-cell>
        </table:table-row>
        <table:table-row table:style-name="ro1">
          <table:table-cell table:style-name="ce189" office:value-type="string">
            <text:p>sie/Sie </text:p>
          </table:table-cell>
          <table:table-cell table:style-name="ce198" office:value-type="string">
            <text:p>mussten</text:p>
          </table:table-cell>
          <table:table-cell table:style-name="ce198" office:value-type="string">
            <text:p>konnten</text:p>
          </table:table-cell>
          <table:table-cell table:style-name="ce198" office:value-type="string">
            <text:p>durften</text:p>
          </table:table-cell>
          <table:table-cell table:style-name="ce198" office:value-type="string">
            <text:p>sollten</text:p>
          </table:table-cell>
          <table:table-cell table:style-name="ce198" office:value-type="string">
            <text:p>wollten</text:p>
          </table:table-cell>
          <table:table-cell table:style-name="ce198" office:value-type="string">
            <text:p>mochten</text:p>
          </table:table-cell>
          <table:table-cell table:style-name="ce198" office:value-type="string">
            <text:p>wollten</text:p>
          </table:table-cell>
        </table:table-row>
        <table:table-row table:style-name="ro27">
          <table:table-cell table:style-name="ce188" office:value-type="string" table:number-columns-spanned="8" table:number-rows-spanned="1">
            <text:p>past participle</text:p>
          </table:table-cell>
          <table:covered-table-cell table:number-columns-repeated="7" table:style-name="ce188"/>
        </table:table-row>
        <table:table-row table:style-name="ro1">
          <table:table-cell table:style-name="ce190"/>
          <table:table-cell table:style-name="ce198" office:value-type="string">
            <text:p>gemusst</text:p>
          </table:table-cell>
          <table:table-cell table:style-name="ce198" office:value-type="string">
            <text:p>gekonnt</text:p>
          </table:table-cell>
          <table:table-cell table:style-name="ce198" office:value-type="string">
            <text:p>gedurft</text:p>
          </table:table-cell>
          <table:table-cell table:style-name="ce198" office:value-type="string">
            <text:p>gesollt</text:p>
          </table:table-cell>
          <table:table-cell table:style-name="ce198" office:value-type="string">
            <text:p>gewollt</text:p>
          </table:table-cell>
          <table:table-cell table:style-name="ce198" office:value-type="string">
            <text:p>gemocht</text:p>
          </table:table-cell>
          <table:table-cell table:style-name="ce198" office:value-type="string">
            <text:p>gewollt</text:p>
          </table:table-cell>
        </table:table-row>
        <table:table-row table:style-name="ro27">
          <table:table-cell table:style-name="ce188" office:value-type="string" table:number-columns-spanned="8" table:number-rows-spanned="1">
            <text:p>subjunctive II</text:p>
          </table:table-cell>
          <table:covered-table-cell table:number-columns-repeated="7" table:style-name="ce188"/>
        </table:table-row>
        <table:table-row table:style-name="ro1">
          <table:table-cell table:style-name="ce190"/>
          <table:table-cell table:style-name="ce198" office:value-type="string">
            <text:p>müsste</text:p>
          </table:table-cell>
          <table:table-cell table:style-name="ce198" office:value-type="string">
            <text:p>könnte</text:p>
          </table:table-cell>
          <table:table-cell table:style-name="ce198" office:value-type="string">
            <text:p>dürfte</text:p>
          </table:table-cell>
          <table:table-cell table:style-name="ce198" office:value-type="string">
            <text:p>sollte</text:p>
          </table:table-cell>
          <table:table-cell table:style-name="ce198" office:value-type="string">
            <text:p>wollte</text:p>
          </table:table-cell>
          <table:table-cell table:style-name="ce198" office:value-type="string">
            <text:p>möchte</text:p>
          </table:table-cell>
          <table:table-cell table:style-name="ce167"/>
        </table:table-row>
        <table:table-row table:style-name="ro1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1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1">
          <table:table-cell table:style-name="ce167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1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1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1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1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1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1">
          <table:table-cell table:style-name="ce167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1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1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1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1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67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1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1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1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1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53" office:value-type="string">
            <text:p>Köche kochen, <text:span text:style-name="T6">damit</text:span><text:span text:style-name="T7"> es Essen für die Familien 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1">
          <table:table-cell table:style-name="ce157" office:value-type="string">
            <text:p>Deshalb<text:span text:style-name="T7"> setze ich mich zum Arbeiten mit </text:span></text:p>
            <text:p><text:span text:style-name="T7">Meinem Laptop einfach in die 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53" office:value-type="string">
            <text:p>Ich <text:span text:style-name="T6">antworte</text:span><text:span text:style-name="T7"> auf Deinen Brief (I </text:span><text:span text:style-name="T6">reply</text:span><text:span text:style-name="T7"> to your letter)</text:span></text:p>
            <text:p><text:span text:style-name="T7">Ich </text:span><text:span text:style-name="T6">beantworte</text:span><text:span text:style-name="T7"> Deine Frage (I </text:span><text:span text:style-name="T6">answer</text:span><text:span text:style-name="T7"> your question)</text:span>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91" office:value-type="string">
            <text:p>Dates in German</text:p>
          </table:table-cell>
          <table:table-cell table:number-columns-repeated="7"/>
        </table:table-row>
        <table:table-row table:style-name="ro1">
          <table:table-cell table:style-name="ce153" office:value-type="string">
            <text:p>(I’m flying off in January </text:p>
          </table:table-cell>
          <table:table-cell table:style-name="ce167" office:value-type="string">
            <text:p>Ich fliege im Januar ab.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1">
          <table:table-cell table:style-name="ce192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1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7"/>
        </table:table-row>
        <table:table-row table:style-name="ro1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1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1">
          <table:table-cell table:style-name="ce157" office:value-type="string">
            <text:p>Am 10. März <text:span text:style-name="T7">war eine 737 Max</text:span></text:p>
          </table:table-cell>
          <table:table-cell table:number-columns-repeated="7"/>
        </table:table-row>
        <table:table-row table:style-name="ro1">
          <table:table-cell table:style-name="ce154" office:value-type="string">
            <text:p>Bereits <text:span text:style-name="T6">am 26. Februar</text:span><text:span text:style-name="T7"> wandten</text:span>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93" office:value-type="string">
            <text:p>Adjectives</text:p>
          </table:table-cell>
          <table:table-cell table:number-columns-repeated="7"/>
        </table:table-row>
        <table:table-row table:style-name="ro1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1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1">
          <table:table-cell table:style-name="ce166" office:value-type="string">
            <text:p><text:span text:style-name="T12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1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70" office:value-type="string">
            <text:p>Duo buys a new plane every week</text:p>
          </table:table-cell>
          <table:table-cell table:style-name="ce199" office:value-type="string">
            <text:p>Duo kauft<text:span text:style-name="T14"> jede Woche</text:span><text:span text:style-name="T6"> ein neues Flugzeug</text:span>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1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1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1">
          <table:table-cell table:style-name="ce153" office:value-type="string">
            <text:p>Switzerland </text:p>
          </table:table-cell>
          <table:table-cell table:style-name="ce170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1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1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tun</text:span></text:p>
          </table:table-cell>
          <table:table-cell table:number-columns-repeated="6"/>
        </table:table-row>
        <table:table-row table:style-name="ro1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1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1">
          <table:table-cell office:value-type="string">
            <text:p>He is the love of her life</text:p>
          </table:table-cell>
          <table:table-cell office:value-type="string">
            <text:p>Er ist die Liebe <text:span text:style-name="T6">ihres Lebens</text:span></text:p>
          </table:table-cell>
          <table:table-cell table:number-columns-repeated="6"/>
        </table:table-row>
        <table:table-row table:style-name="ro1">
          <table:table-cell office:value-type="string">
            <text:p>The ghosts always come at midnight </text:p>
          </table:table-cell>
          <table:table-cell table:style-name="ce170" office:value-type="string">
            <text:p>Um Mitternacht <text:span text:style-name="T7">kommen immer die Geister</text:span></text:p>
          </table:table-cell>
          <table:table-cell table:number-columns-repeated="6"/>
        </table:table-row>
        <table:table-row table:style-name="ro1" table:number-rows-repeated="1048427">
          <table:table-cell table:number-columns-repeated="8"/>
        </table:table-row>
        <table:table-row table:style-name="ro1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3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1">
          <table:table-cell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1">
          <table:table-cell table:style-name="ce203" office:value-type="string">
            <text:p>http://www.dw.com/de/in-der-hundepension/l-40194567</text:p>
          </table:table-cell>
          <table:table-cell table:style-name="ce204" table:number-columns-repeated="1023"/>
        </table:table-row>
        <table:table-row table:style-name="ro1">
          <table:table-cell table:style-name="ce153"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1">
          <table:table-cell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1">
          <table:table-cell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1">
          <table:table-cell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1">
          <table:table-cell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1">
          <table:table-cell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1">
          <table:table-cell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1">
          <table:table-cell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1">
          <table:table-cell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1">
          <table:table-cell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imon" table:style-name="ta14" table:print="false">
        <office:forms form:automatic-focus="false" form:apply-design-mode="false"/>
        <table:table-column table:style-name="co44" table:default-cell-style-name="ce153"/>
        <table:table-column table:style-name="co45" table:default-cell-style-name="ce153"/>
        <table:table-column table:style-name="co46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/>
        </table:table-row>
        <table:table-row table:style-name="ro37">
          <table:table-cell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/>
        </table:table-row>
        <table:table-row table:style-name="ro37">
          <table:table-cell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/>
        </table:table-row>
        <table:table-row table:style-name="ro38">
          <table:table-cell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/>
        </table:table-row>
        <table:table-row table:style-name="ro37">
          <table:table-cell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/>
        </table:table-row>
        <table:table-row table:style-name="ro37" table:number-rows-repeated="55">
          <table:table-cell table:number-columns-repeated="3"/>
        </table:table-row>
        <table:table-row table:style-name="ro37">
          <table:table-cell table:number-columns-repeated="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2" svg:font-family="Arial" style:font-adornments="Κανονικά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day number:style="long"/>
      <number:text>/</number:text>
      <number:month number:style="long"/>
      <number:text>/</number:text>
      <number:year/>
    </number:date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138in solid #b2b2b2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3/30/2019</text:date>, <text:time>17:4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3-30T17:41:16.94</dc:date>
    <meta:editing-cycles>1063</meta:editing-cycles>
    <meta:editing-duration>P22DT7H16M13S</meta:editing-duration>
    <meta:generator>OpenOffice/4.1.5$Win32 OpenOffice.org_project/415m1$Build-9789</meta:generator>
    <meta:document-statistic meta:table-count="14" meta:cell-count="1145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